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Tablo6" style:family="table">
      <style:table-properties style:width="16.854cm" fo:margin-left="0.169cm" table:align="left"/>
    </style:style>
    <style:style style:name="Tablo6.A" style:family="table-column">
      <style:table-column-properties style:column-width="2.672cm"/>
    </style:style>
    <style:style style:name="Tablo6.B" style:family="table-column">
      <style:table-column-properties style:column-width="2.831cm"/>
    </style:style>
    <style:style style:name="Tablo6.D" style:family="table-column">
      <style:table-column-properties style:column-width="8.52cm"/>
    </style:style>
    <style:style style:name="Tablo6.A1" style:family="table-cell">
      <style:table-cell-properties fo:padding="0.097cm" fo:border-left="0.5pt solid #000000" fo:border-right="none" fo:border-top="0.5pt solid #000000" fo:border-bottom="0.5pt solid #000000"/>
    </style:style>
    <style:style style:name="Tablo6.D1" style:family="table-cell">
      <style:table-cell-properties fo:padding="0.097cm" fo:border="0.5pt solid #000000"/>
    </style:style>
    <style:style style:name="Tablo6.A2" style:family="table-cell">
      <style:table-cell-properties fo:padding="0.097cm" fo:border-left="0.5pt solid #000000" fo:border-right="none" fo:border-top="none" fo:border-bottom="0.5pt solid #000000"/>
    </style:style>
    <style:style style:name="Tablo6.D2" style:family="table-cell">
      <style:table-cell-properties fo:padding="0.097cm" fo:border-left="0.5pt solid #000000" fo:border-right="0.5pt solid #000000" fo:border-top="none" fo:border-bottom="0.5pt solid #000000"/>
    </style:style>
    <style:style style:name="Tablo6.3" style:family="table-row">
      <style:table-row-properties style:min-row-height="0.647cm"/>
    </style:style>
    <style:style style:name="P1" style:family="paragraph" style:parent-style-name="Title">
      <style:paragraph-properties fo:text-align="start" style:justify-single-word="false"/>
      <style:text-properties fo:color="#355269" loext:opacity="100%" style:font-name="Segoe UI" style:text-underline-style="none" officeooo:rsid="02a1dd99" officeooo:paragraph-rsid="02a1dd99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font-name="Segoe UI" officeooo:rsid="02a42eb7" officeooo:paragraph-rsid="02a42eb7"/>
    </style:style>
    <style:style style:name="P3" style:family="paragraph">
      <style:paragraph-properties fo:text-align="center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officeooo:rsid="02a42eb7" officeooo:paragraph-rsid="02a42eb7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officeooo:rsid="02a5d9e4" officeooo:paragraph-rsid="02a69d61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42fb2" style:font-size-asian="11pt" style:font-size-complex="11pt"/>
    </style:style>
    <style:style style:name="P7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officeooo:rsid="02a82c75" officeooo:paragraph-rsid="02a82c75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5e5f5" style:font-size-asian="11pt" style:font-size-complex="11pt"/>
    </style:style>
    <style:style style:name="P9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officeooo:rsid="02a8c03a" officeooo:paragraph-rsid="02a8c03a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655fe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77087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86dcd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a10f0" style:font-size-asian="11pt" style:font-size-complex="11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b4314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1pt" officeooo:paragraph-rsid="02bce2e8" style:font-size-asian="11pt" style:font-size-complex="11pt"/>
    </style:style>
    <style:style style:name="P16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officeooo:rsid="02aa9e04" officeooo:paragraph-rsid="02aa9e04"/>
    </style:style>
    <style:style style:name="P17" style:family="paragraph" style:parent-style-name="Standard">
      <style:paragraph-properties fo:text-align="start" style:justify-single-word="false"/>
      <style:text-properties style:font-name="Segoe UI" fo:font-size="11pt" officeooo:paragraph-rsid="0097eb6b" style:font-size-asian="11pt" style:font-size-complex="11pt"/>
    </style:style>
    <style:style style:name="P18" style:family="paragraph" style:parent-style-name="Heading_20_2">
      <style:text-properties style:font-name="Segoe UI" fo:font-size="16pt" style:font-size-asian="16pt" style:font-size-complex="16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Segoe UI" fo:font-size="11pt" officeooo:paragraph-rsid="0095d8b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Segoe UI" fo:font-size="11pt" officeooo:paragraph-rsid="0095d8bb" style:font-size-asian="11pt" style:font-size-complex="11pt"/>
    </style:style>
    <style:style style:name="P21" style:family="paragraph" style:parent-style-name="Standard">
      <style:text-properties fo:color="#355269" loext:opacity="100%" style:font-name="Segoe UI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Segoe UI" fo:font-size="11pt" officeooo:paragraph-rsid="01f88f51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26" style:family="paragraph" style:parent-style-name="Standard">
      <style:text-properties fo:color="#355269" loext:opacity="100%" style:font-name="Segoe UI" fo:font-size="11pt" fo:font-weight="bold" officeooo:paragraph-rsid="0097eb6b" style:font-size-asian="11pt" style:font-weight-asian="bold" style:font-size-complex="11pt" style:font-weight-complex="bold"/>
    </style:style>
    <style:style style:name="P27" style:family="paragraph" style:parent-style-name="Standard" style:list-style-name="L5">
      <style:text-properties fo:color="#000000" loext:opacity="100%" style:font-name="Segoe UI" fo:font-size="11pt" fo:font-weight="normal" officeooo:rsid="00a4269e" officeooo:paragraph-rsid="00a4269e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text-properties fo:color="#000000" loext:opacity="100%" style:font-name="Segoe UI" fo:font-size="11pt" fo:font-weight="normal" officeooo:rsid="00a5088a" officeooo:paragraph-rsid="00a5088a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text-properties fo:color="#000000" loext:opacity="100%" style:font-name="Segoe UI" fo:font-size="11pt" fo:font-weight="normal" officeooo:rsid="00a5088a" officeooo:paragraph-rsid="01f83824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fo:color="#000000" loext:opacity="100%" style:font-name="Segoe UI" fo:font-size="11pt" fo:font-weight="normal" officeooo:rsid="00a50934" officeooo:paragraph-rsid="00a50934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Segoe UI" fo:font-size="11pt" officeooo:paragraph-rsid="0097eb6b" style:font-size-asian="11pt" style:font-size-complex="11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Segoe UI" fo:font-size="11pt" officeooo:paragraph-rsid="009ba238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Segoe UI" fo:font-size="11pt" officeooo:paragraph-rsid="009ba238" style:font-size-asian="11pt" style:font-size-complex="11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Segoe UI" fo:font-size="11pt" officeooo:paragraph-rsid="009ba238" style:font-size-asian="11pt" style:font-size-complex="11pt"/>
    </style:style>
    <style:style style:name="P35" style:family="paragraph" style:parent-style-name="Standard" style:list-style-name="L7">
      <style:paragraph-properties fo:text-align="start" style:justify-single-word="false"/>
      <style:text-properties fo:color="#000000" loext:opacity="100%" style:font-name="Segoe UI" fo:font-size="11pt" fo:font-weight="normal" officeooo:rsid="00a58d6c" officeooo:paragraph-rsid="00a58d6c" style:font-size-asian="11pt" style:font-weight-asian="normal" style:font-size-complex="11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color="#000000" loext:opacity="100%" style:font-name="Segoe UI" fo:font-size="11pt" fo:font-weight="normal" officeooo:rsid="00a9f33f" officeooo:paragraph-rsid="00a9f33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Segoe UI" fo:font-size="11pt" fo:font-weight="normal" officeooo:rsid="00a9f33f" officeooo:paragraph-rsid="00a9f33f" style:font-size-asian="11pt" style:font-weight-asian="normal" style:font-size-complex="11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Segoe UI" fo:font-size="11pt" officeooo:paragraph-rsid="01eef5cb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Segoe UI" fo:font-size="11pt" officeooo:paragraph-rsid="01eef5cb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Segoe UI" fo:font-size="11pt" officeooo:paragraph-rsid="01f07047" style:font-size-asian="11pt" style:font-size-complex="11pt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Segoe UI" fo:font-size="11pt" officeooo:rsid="01fb433a" officeooo:paragraph-rsid="01fb433a" style:font-size-asian="11pt" style:font-size-complex="11pt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Segoe UI" fo:font-size="11pt" officeooo:rsid="01fcc44a" officeooo:paragraph-rsid="01fcc44a" style:font-size-asian="11pt" style:font-size-complex="11pt"/>
    </style:style>
    <style:style style:name="P43" style:family="paragraph" style:parent-style-name="Standard" style:list-style-name="L8">
      <style:paragraph-properties fo:text-align="start" style:justify-single-word="false"/>
      <style:text-properties style:font-name="Segoe UI" fo:font-size="11pt" officeooo:rsid="01fd93e1" officeooo:paragraph-rsid="01fd93e1" style:font-size-asian="11pt" style:font-size-complex="11pt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Segoe UI" fo:font-size="11pt" officeooo:rsid="01fe6fad" officeooo:paragraph-rsid="01fe6fad" style:font-size-asian="11pt" style:font-size-complex="11pt"/>
    </style:style>
    <style:style style:name="P45" style:family="paragraph" style:parent-style-name="Heading_20_1">
      <style:text-properties fo:color="#355269" loext:opacity="100%" style:font-name="Segoe UI" fo:font-size="18pt" style:font-size-asian="18pt" style:font-size-complex="18pt"/>
    </style:style>
    <style:style style:name="P46" style:family="paragraph" style:parent-style-name="Heading_20_2">
      <style:text-properties fo:color="#355269" loext:opacity="100%" style:font-name="Segoe UI" fo:font-size="16pt" style:font-size-asian="16pt" style:font-size-complex="16pt"/>
    </style:style>
    <style:style style:name="P47" style:family="paragraph" style:parent-style-name="Standard" style:list-style-name="L9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font-name="Segoe UI" fo:font-size="11pt" officeooo:paragraph-rsid="00a73b7e" style:font-size-asian="11pt" style:font-size-complex="11pt"/>
    </style:style>
    <style:style style:name="P49" style:family="paragraph" style:parent-style-name="Standard" style:list-style-name="L10">
      <style:paragraph-properties fo:text-align="start" style:justify-single-word="false"/>
      <style:text-properties fo:color="#000000" loext:opacity="100%" style:font-name="Segoe UI" fo:font-size="11pt" fo:font-weight="bold" officeooo:rsid="00ab205e" officeooo:paragraph-rsid="00ab205e" style:font-size-asian="11pt" style:font-weight-asian="bold" style:font-size-complex="11pt" style:font-weight-complex="bold"/>
    </style:style>
    <style:style style:name="P50" style:family="paragraph" style:parent-style-name="Standard" style:list-style-name="L10">
      <style:paragraph-properties fo:text-align="start" style:justify-single-word="false"/>
      <style:text-properties fo:color="#000000" loext:opacity="100%" style:font-name="Segoe UI" fo:font-size="11pt" fo:font-weight="bold" officeooo:rsid="00a73b7e" officeooo:paragraph-rsid="00a73b7e" style:font-size-asian="11pt" style:font-weight-asian="bold" style:font-size-complex="11pt" style:font-weight-complex="bold"/>
    </style:style>
    <style:style style:name="P51" style:family="paragraph" style:parent-style-name="Standard" style:list-style-name="L10">
      <style:paragraph-properties fo:text-align="start" style:justify-single-word="false"/>
      <style:text-properties fo:color="#000000" loext:opacity="100%" style:font-name="Segoe UI" fo:font-size="11pt" fo:font-weight="normal" officeooo:rsid="00aab7de" officeooo:paragraph-rsid="00aab7de" style:font-size-asian="11pt" style:font-weight-asian="normal" style:font-size-complex="11pt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fo:color="#000000" loext:opacity="100%" style:font-name="Segoe UI" fo:font-size="11pt" fo:font-weight="bold" officeooo:rsid="00b3325a" officeooo:paragraph-rsid="00b3325a" style:font-size-asian="11pt" style:font-weight-asian="bold" style:font-size-complex="11pt" style:font-weight-complex="bold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Segoe UI" fo:font-size="11pt" officeooo:paragraph-rsid="02019599" style:font-size-asian="11pt" style:font-size-complex="11pt"/>
    </style:style>
    <style:style style:name="P54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0b4bcd5" officeooo:paragraph-rsid="00b4bcd5" style:font-size-asian="11pt" style:font-size-complex="11pt"/>
    </style:style>
    <style:style style:name="P55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0b63b4b" officeooo:paragraph-rsid="00b63b4b" style:font-size-asian="11pt" style:font-size-complex="11pt"/>
    </style:style>
    <style:style style:name="P56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1f35b70" officeooo:paragraph-rsid="02041594" style:font-size-asian="11pt" style:font-size-complex="11pt"/>
    </style:style>
    <style:style style:name="P57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1f3ac46" officeooo:paragraph-rsid="02051081" style:font-size-asian="11pt" style:font-size-complex="11pt"/>
    </style:style>
    <style:style style:name="P58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0ae92b7" officeooo:paragraph-rsid="02041594" style:font-size-asian="11pt" style:font-size-complex="11pt"/>
    </style:style>
    <style:style style:name="P59" style:family="paragraph" style:parent-style-name="Standard" style:list-style-name="L11">
      <style:paragraph-properties fo:text-align="start" style:justify-single-word="false"/>
      <style:text-properties fo:color="#000000" loext:opacity="100%" style:font-name="Segoe UI" fo:font-size="11pt" officeooo:rsid="00bb8a23" officeooo:paragraph-rsid="00aee4af" style:font-size-asian="11pt" style:font-size-complex="11pt"/>
    </style:style>
    <style:style style:name="P60" style:family="paragraph" style:parent-style-name="Standard" style:list-style-name="L12">
      <style:paragraph-properties fo:text-align="start" style:justify-single-word="false"/>
      <style:text-properties style:font-name="Segoe UI" fo:font-size="11pt" officeooo:rsid="00bd9540" officeooo:paragraph-rsid="00bd9540" style:font-size-asian="11pt" style:font-size-complex="11pt"/>
    </style:style>
    <style:style style:name="P61" style:family="paragraph" style:parent-style-name="Standard" style:list-style-name="L12">
      <style:paragraph-properties fo:text-align="start" style:justify-single-word="false"/>
      <style:text-properties style:font-name="Segoe UI" fo:font-size="11pt" officeooo:rsid="00be6c20" officeooo:paragraph-rsid="00be6c20" style:font-size-asian="11pt" style:font-size-complex="11pt"/>
    </style:style>
    <style:style style:name="P62" style:family="paragraph" style:parent-style-name="Standard" style:list-style-name="L12">
      <style:paragraph-properties fo:text-align="start" style:justify-single-word="false"/>
      <style:text-properties style:font-name="Segoe UI" fo:font-size="11pt" officeooo:rsid="02338381" officeooo:paragraph-rsid="0241d965" style:font-size-asian="11pt" style:font-size-complex="11pt"/>
    </style:style>
    <style:style style:name="P63" style:family="paragraph" style:parent-style-name="Standard" style:list-style-name="L12">
      <style:paragraph-properties fo:text-align="start" style:justify-single-word="false"/>
      <style:text-properties style:font-name="Segoe UI" fo:font-size="11pt" officeooo:rsid="00bfa963" officeooo:paragraph-rsid="00bfa963" style:font-size-asian="11pt" style:font-size-complex="11pt"/>
    </style:style>
    <style:style style:name="P64" style:family="paragraph" style:parent-style-name="Standard" style:list-style-name="L12">
      <style:paragraph-properties fo:text-align="start" style:justify-single-word="false"/>
      <style:text-properties style:font-name="Segoe UI" fo:font-size="11pt" officeooo:rsid="022b198c" officeooo:paragraph-rsid="022b198c" style:font-size-asian="11pt" style:font-size-complex="11pt"/>
    </style:style>
    <style:style style:name="P65" style:family="paragraph" style:parent-style-name="Standard" style:list-style-name="L12">
      <style:paragraph-properties fo:text-align="start" style:justify-single-word="false"/>
      <style:text-properties style:font-name="Segoe UI" fo:font-size="11pt" officeooo:rsid="022bdd82" officeooo:paragraph-rsid="022bdd82" style:font-size-asian="11pt" style:font-size-complex="11pt"/>
    </style:style>
    <style:style style:name="P66" style:family="paragraph" style:parent-style-name="Standard" style:list-style-name="L12">
      <style:paragraph-properties fo:text-align="start" style:justify-single-word="false"/>
      <style:text-properties style:font-name="Segoe UI" fo:font-size="11pt" officeooo:paragraph-rsid="00bfa963" style:font-size-asian="11pt" style:font-size-complex="11pt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Segoe UI" fo:font-size="11pt" officeooo:rsid="00c26e0e" officeooo:paragraph-rsid="00c26e0e" style:font-size-asian="11pt" style:font-size-complex="11pt"/>
    </style:style>
    <style:style style:name="P68" style:family="paragraph" style:parent-style-name="Standard" style:list-style-name="L12">
      <style:paragraph-properties fo:text-align="start" style:justify-single-word="false"/>
      <style:text-properties style:font-name="Segoe UI" fo:font-size="11pt" officeooo:rsid="00c27447" officeooo:paragraph-rsid="00c27447" style:font-size-asian="11pt" style:font-size-complex="11pt"/>
    </style:style>
    <style:style style:name="P69" style:family="paragraph" style:parent-style-name="Standard">
      <style:paragraph-properties fo:text-align="start" style:justify-single-word="false"/>
      <style:text-properties style:font-name="Segoe UI" fo:font-size="11pt" officeooo:paragraph-rsid="00cacac4" style:font-size-asian="11pt" style:font-size-complex="11pt"/>
    </style:style>
    <style:style style:name="P70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cc806d" officeooo:paragraph-rsid="00cc806d" style:font-size-asian="11pt" style:font-size-complex="11pt"/>
    </style:style>
    <style:style style:name="P71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cdeb18" officeooo:paragraph-rsid="00cdeb18" style:font-size-asian="11pt" style:font-size-complex="11pt"/>
    </style:style>
    <style:style style:name="P72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cebc0d" officeooo:paragraph-rsid="00cebc0d" style:font-size-asian="11pt" style:font-size-complex="11pt"/>
    </style:style>
    <style:style style:name="P73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cf3d41" officeooo:paragraph-rsid="00cf3d41" style:font-size-asian="11pt" style:font-size-complex="11pt"/>
    </style:style>
    <style:style style:name="P74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cfb06a" officeooo:paragraph-rsid="0207edeb" style:font-size-asian="11pt" style:font-size-complex="11pt"/>
    </style:style>
    <style:style style:name="P75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d0dbee" officeooo:paragraph-rsid="00d0dbee" style:font-size-asian="11pt" style:font-size-complex="11pt"/>
    </style:style>
    <style:style style:name="P76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d3c92e" officeooo:paragraph-rsid="0209347d" style:font-size-asian="11pt" style:font-size-complex="11pt"/>
    </style:style>
    <style:style style:name="P77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d5b363" officeooo:paragraph-rsid="00d5b363" style:font-size-asian="11pt" style:font-size-complex="11pt"/>
    </style:style>
    <style:style style:name="P78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da2304" officeooo:paragraph-rsid="02097194" style:font-size-asian="11pt" style:font-size-complex="11pt"/>
    </style:style>
    <style:style style:name="P79" style:family="paragraph" style:parent-style-name="Standard" style:list-style-name="L13">
      <style:paragraph-properties fo:text-align="start" style:justify-single-word="false"/>
      <style:text-properties fo:color="#000000" loext:opacity="100%" style:font-name="Segoe UI" fo:font-size="11pt" officeooo:rsid="00dbdac8" officeooo:paragraph-rsid="00dbdac8" style:font-size-asian="11pt" style:font-size-complex="11pt"/>
    </style:style>
    <style:style style:name="P80" style:family="paragraph" style:parent-style-name="Standard" style:list-style-name="L14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81" style:family="paragraph" style:parent-style-name="Standard" style:list-style-name="L15">
      <style:paragraph-properties fo:text-align="start" style:justify-single-word="false"/>
      <style:text-properties style:font-name="Segoe UI" fo:font-size="11pt" officeooo:rsid="00e835b2" officeooo:paragraph-rsid="00e835b2" style:font-size-asian="11pt" style:font-size-complex="11pt"/>
    </style:style>
    <style:style style:name="P82" style:family="paragraph" style:parent-style-name="Standard" style:list-style-name="L15">
      <style:paragraph-properties fo:text-align="start" style:justify-single-word="false"/>
      <style:text-properties style:font-name="Segoe UI" fo:font-size="11pt" officeooo:rsid="00e9e0c6" officeooo:paragraph-rsid="020b7e44" style:font-size-asian="11pt" style:font-size-complex="11pt"/>
    </style:style>
    <style:style style:name="P83" style:family="paragraph" style:parent-style-name="Standard" style:list-style-name="L15">
      <style:paragraph-properties fo:text-align="start" style:justify-single-word="false"/>
      <style:text-properties style:font-name="Segoe UI" fo:font-size="11pt" officeooo:rsid="00e9e0c6" officeooo:paragraph-rsid="00e9e0c6" style:font-size-asian="11pt" style:font-size-complex="11pt"/>
    </style:style>
    <style:style style:name="P84" style:family="paragraph" style:parent-style-name="Standard" style:list-style-name="L14">
      <style:paragraph-properties fo:text-align="start" style:justify-single-word="false"/>
      <style:text-properties fo:color="#355269" loext:opacity="100%" style:font-name="Segoe UI" fo:font-size="11pt" officeooo:rsid="00e126ba" officeooo:paragraph-rsid="00e126ba" style:font-size-asian="11pt" style:font-size-complex="11pt"/>
    </style:style>
    <style:style style:name="P85" style:family="paragraph" style:parent-style-name="Standard" style:list-style-name="L16">
      <style:paragraph-properties fo:text-align="start" style:justify-single-word="false"/>
      <style:text-properties style:font-name="Segoe UI" fo:font-size="11pt" officeooo:rsid="00ebc67e" officeooo:paragraph-rsid="00ebc67e" style:font-size-asian="11pt" style:font-size-complex="11pt"/>
    </style:style>
    <style:style style:name="P86" style:family="paragraph" style:parent-style-name="Standard" style:list-style-name="L16">
      <style:paragraph-properties fo:text-align="start" style:justify-single-word="false"/>
      <style:text-properties style:font-name="Segoe UI" fo:font-size="11pt" officeooo:rsid="00ec619a" officeooo:paragraph-rsid="00ec619a" style:font-size-asian="11pt" style:font-size-complex="11pt"/>
    </style:style>
    <style:style style:name="P87" style:family="paragraph" style:parent-style-name="Standard" style:list-style-name="L16">
      <style:paragraph-properties fo:text-align="start" style:justify-single-word="false"/>
      <style:text-properties style:font-name="Segoe UI" fo:font-size="11pt" officeooo:rsid="00ed4223" officeooo:paragraph-rsid="00ed4223" style:font-size-asian="11pt" style:font-size-complex="11pt"/>
    </style:style>
    <style:style style:name="P88" style:family="paragraph" style:parent-style-name="Standard" style:list-style-name="L16">
      <style:paragraph-properties fo:text-align="start" style:justify-single-word="false"/>
      <style:text-properties style:font-name="Segoe UI" fo:font-size="11pt" officeooo:rsid="00edc998" officeooo:paragraph-rsid="00edc998" style:font-size-asian="11pt" style:font-size-complex="11pt"/>
    </style:style>
    <style:style style:name="P89" style:family="paragraph" style:parent-style-name="Standard" style:list-style-name="L16">
      <style:paragraph-properties fo:text-align="start" style:justify-single-word="false"/>
      <style:text-properties style:font-name="Segoe UI" fo:font-size="11pt" officeooo:rsid="00ee0754" officeooo:paragraph-rsid="00ee0754" style:font-size-asian="11pt" style:font-size-complex="11pt"/>
    </style:style>
    <style:style style:name="P90" style:family="paragraph" style:parent-style-name="Standard" style:list-style-name="L16">
      <style:paragraph-properties fo:text-align="start" style:justify-single-word="false"/>
      <style:text-properties style:font-name="Segoe UI" fo:font-size="11pt" officeooo:rsid="00ef38c5" officeooo:paragraph-rsid="0210dda4" style:font-size-asian="11pt" style:font-size-complex="11pt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Segoe UI" fo:font-size="11pt" officeooo:paragraph-rsid="00e126ba" style:font-size-asian="11pt" style:font-size-complex="11pt"/>
    </style:style>
    <style:style style:name="P92" style:family="paragraph" style:parent-style-name="Standard">
      <style:paragraph-properties fo:text-align="start" style:justify-single-word="false"/>
      <style:text-properties style:font-name="Segoe UI" fo:font-size="11pt" officeooo:paragraph-rsid="00e1910f" style:font-size-asian="11pt" style:font-size-complex="11pt"/>
    </style:style>
    <style:style style:name="P93" style:family="paragraph" style:parent-style-name="Standard" style:list-style-name="L17">
      <style:paragraph-properties fo:text-align="start" style:justify-single-word="false"/>
      <style:text-properties fo:color="#000000" loext:opacity="100%" style:font-name="Segoe UI" fo:font-size="11pt" officeooo:rsid="00f0971a" officeooo:paragraph-rsid="00f0971a" style:font-size-asian="11pt" style:font-size-complex="11pt"/>
    </style:style>
    <style:style style:name="P94" style:family="paragraph" style:parent-style-name="Standard" style:list-style-name="L17">
      <style:paragraph-properties fo:text-align="start" style:justify-single-word="false"/>
      <style:text-properties fo:color="#000000" loext:opacity="100%" style:font-name="Segoe UI" fo:font-size="11pt" officeooo:rsid="00f4d308" officeooo:paragraph-rsid="00f5d17e" style:font-size-asian="11pt" style:font-size-complex="11pt"/>
    </style:style>
    <style:style style:name="P95" style:family="paragraph" style:parent-style-name="Standard" style:list-style-name="L17">
      <style:paragraph-properties fo:text-align="start" style:justify-single-word="false"/>
      <style:text-properties fo:color="#000000" loext:opacity="100%" style:font-name="Segoe UI" fo:font-size="11pt" officeooo:rsid="00f677de" officeooo:paragraph-rsid="0214431b" style:font-size-asian="11pt" style:font-size-complex="11pt"/>
    </style:style>
    <style:style style:name="P96" style:family="paragraph" style:parent-style-name="Standard" style:list-style-name="L17">
      <style:paragraph-properties fo:text-align="start" style:justify-single-word="false"/>
      <style:text-properties fo:color="#000000" loext:opacity="100%" style:font-name="Segoe UI" fo:font-size="11pt" officeooo:rsid="00f75e27" officeooo:paragraph-rsid="0215a36e" style:font-size-asian="11pt" style:font-size-complex="11pt"/>
    </style:style>
    <style:style style:name="P97" style:family="paragraph" style:parent-style-name="Standard" style:list-style-name="L17">
      <style:paragraph-properties fo:text-align="start" style:justify-single-word="false"/>
      <style:text-properties fo:color="#000000" loext:opacity="100%" style:font-name="Segoe UI" fo:font-size="11pt" officeooo:rsid="00f7788d" officeooo:paragraph-rsid="00f7788d" style:font-size-asian="11pt" style:font-size-complex="11pt"/>
    </style:style>
    <style:style style:name="P98" style:family="paragraph" style:parent-style-name="Standard" style:list-style-name="L18">
      <style:paragraph-properties fo:text-align="start" style:justify-single-word="false"/>
      <style:text-properties fo:color="#000000" loext:opacity="100%" style:font-name="Segoe UI" fo:font-size="11pt" officeooo:rsid="00f92ecc" officeooo:paragraph-rsid="00f92ecc" style:font-size-asian="11pt" style:font-size-complex="11pt"/>
    </style:style>
    <style:style style:name="P99" style:family="paragraph" style:parent-style-name="Standard" style:list-style-name="L18">
      <style:paragraph-properties fo:text-align="start" style:justify-single-word="false"/>
      <style:text-properties fo:color="#000000" loext:opacity="100%" style:font-name="Segoe UI" fo:font-size="11pt" officeooo:rsid="00fccd93" officeooo:paragraph-rsid="00fccd93" style:font-size-asian="11pt" style:font-size-complex="11pt"/>
    </style:style>
    <style:style style:name="P100" style:family="paragraph" style:parent-style-name="Standard" style:list-style-name="L18">
      <style:paragraph-properties fo:text-align="start" style:justify-single-word="false"/>
      <style:text-properties fo:color="#000000" loext:opacity="100%" style:font-name="Segoe UI" fo:font-size="11pt" officeooo:rsid="00fccd93" officeooo:paragraph-rsid="00fdbf59" style:font-size-asian="11pt" style:font-size-complex="11pt"/>
    </style:style>
    <style:style style:name="P101" style:family="paragraph" style:parent-style-name="Standard" style:list-style-name="L18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2169313"/>
    </style:style>
    <style:style style:name="P102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1047ec2" officeooo:paragraph-rsid="01047ec2" style:font-size-asian="11pt" style:font-size-complex="11pt"/>
    </style:style>
    <style:style style:name="P103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cdeb18" officeooo:paragraph-rsid="01047ec2" style:font-size-asian="11pt" style:font-size-complex="11pt"/>
    </style:style>
    <style:style style:name="P104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cebc0d" officeooo:paragraph-rsid="0216cb1d" style:font-size-asian="11pt" style:font-size-complex="11pt"/>
    </style:style>
    <style:style style:name="P105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cf3d41" officeooo:paragraph-rsid="01047ec2" style:font-size-asian="11pt" style:font-size-complex="11pt"/>
    </style:style>
    <style:style style:name="P106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cfb06a" officeooo:paragraph-rsid="0217777f" style:font-size-asian="11pt" style:font-size-complex="11pt"/>
    </style:style>
    <style:style style:name="P107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d0dbee" officeooo:paragraph-rsid="01047ec2" style:font-size-asian="11pt" style:font-size-complex="11pt"/>
    </style:style>
    <style:style style:name="P108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d3c92e" officeooo:paragraph-rsid="02191608" style:font-size-asian="11pt" style:font-size-complex="11pt"/>
    </style:style>
    <style:style style:name="P109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d5b363" officeooo:paragraph-rsid="01047ec2" style:font-size-asian="11pt" style:font-size-complex="11pt"/>
    </style:style>
    <style:style style:name="P110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da2304" officeooo:paragraph-rsid="021b1403" style:font-size-asian="11pt" style:font-size-complex="11pt"/>
    </style:style>
    <style:style style:name="P111" style:family="paragraph" style:parent-style-name="Standard" style:list-style-name="L19">
      <style:paragraph-properties fo:text-align="start" style:justify-single-word="false"/>
      <style:text-properties fo:color="#000000" loext:opacity="100%" style:font-name="Segoe UI" fo:font-size="11pt" officeooo:rsid="00dbdac8" officeooo:paragraph-rsid="01047ec2" style:font-size-asian="11pt" style:font-size-complex="11pt"/>
    </style:style>
    <style:style style:name="P112" style:family="paragraph" style:parent-style-name="Standard">
      <style:paragraph-properties fo:text-align="start" style:justify-single-word="false"/>
      <style:text-properties style:font-name="Segoe UI" fo:font-size="11pt" officeooo:paragraph-rsid="00e1af61" style:font-size-asian="11pt" style:font-size-complex="11pt"/>
    </style:style>
    <style:style style:name="P113" style:family="paragraph" style:parent-style-name="Standard" style:list-style-name="L20">
      <style:paragraph-properties fo:text-align="start" style:justify-single-word="false"/>
      <style:text-properties style:font-name="Segoe UI" fo:font-size="11pt" officeooo:rsid="0108a749" officeooo:paragraph-rsid="0108a749" style:font-size-asian="11pt" style:font-size-complex="11pt"/>
    </style:style>
    <style:style style:name="P114" style:family="paragraph" style:parent-style-name="Standard" style:list-style-name="L20">
      <style:paragraph-properties fo:text-align="start" style:justify-single-word="false"/>
      <style:text-properties style:font-name="Segoe UI" fo:font-size="11pt" officeooo:rsid="010a150c" officeooo:paragraph-rsid="010a150c" style:font-size-asian="11pt" style:font-size-complex="11pt"/>
    </style:style>
    <style:style style:name="P115" style:family="paragraph" style:parent-style-name="Standard" style:list-style-name="L20">
      <style:paragraph-properties fo:text-align="start" style:justify-single-word="false"/>
      <style:text-properties style:font-name="Segoe UI" fo:font-size="11pt" officeooo:rsid="00bfa963" officeooo:paragraph-rsid="0108a749" style:font-size-asian="11pt" style:font-size-complex="11pt"/>
    </style:style>
    <style:style style:name="P116" style:family="paragraph" style:parent-style-name="Standard" style:list-style-name="L20">
      <style:paragraph-properties fo:text-align="start" style:justify-single-word="false"/>
      <style:text-properties style:font-name="Segoe UI" fo:font-size="11pt" officeooo:rsid="00bfa963" officeooo:paragraph-rsid="021d7f0a" style:font-size-asian="11pt" style:font-size-complex="11pt"/>
    </style:style>
    <style:style style:name="P117" style:family="paragraph" style:parent-style-name="Standard" style:list-style-name="L20">
      <style:paragraph-properties fo:text-align="start" style:justify-single-word="false"/>
      <style:text-properties style:font-name="Segoe UI" fo:font-size="11pt" officeooo:paragraph-rsid="0108a749" style:font-size-asian="11pt" style:font-size-complex="11pt"/>
    </style:style>
    <style:style style:name="P118" style:family="paragraph" style:parent-style-name="Standard" style:list-style-name="L20">
      <style:paragraph-properties fo:text-align="start" style:justify-single-word="false"/>
      <style:text-properties style:font-name="Segoe UI" fo:font-size="11pt" officeooo:rsid="00c26e0e" officeooo:paragraph-rsid="021f0005" style:font-size-asian="11pt" style:font-size-complex="11pt"/>
    </style:style>
    <style:style style:name="P119" style:family="paragraph" style:parent-style-name="Standard" style:list-style-name="L20">
      <style:paragraph-properties fo:text-align="start" style:justify-single-word="false"/>
      <style:text-properties style:font-name="Segoe UI" fo:font-size="11pt" officeooo:rsid="00c27447" officeooo:paragraph-rsid="0108a749" style:font-size-asian="11pt" style:font-size-complex="11pt"/>
    </style:style>
    <style:style style:name="P120" style:family="paragraph" style:parent-style-name="Standard" style:list-style-name="L21">
      <style:paragraph-properties fo:text-align="start" style:justify-single-word="false"/>
      <style:text-properties style:font-name="Segoe UI" fo:font-size="11pt" officeooo:paragraph-rsid="00e1af61" style:font-size-asian="11pt" style:font-size-complex="11pt"/>
    </style:style>
    <style:style style:name="P121" style:family="paragraph" style:parent-style-name="Standard">
      <style:paragraph-properties fo:text-align="start" style:justify-single-word="false"/>
      <style:text-properties style:font-name="Segoe UI" fo:font-size="11pt" officeooo:paragraph-rsid="00e1d4ec" style:font-size-asian="11pt" style:font-size-complex="11pt"/>
    </style:style>
    <style:style style:name="P122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45baf1" officeooo:paragraph-rsid="0145baf1" style:font-size-asian="11pt" style:font-size-complex="11pt"/>
    </style:style>
    <style:style style:name="P123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0a9d8" officeooo:paragraph-rsid="0110a9d8" style:font-size-asian="11pt" style:font-size-complex="11pt"/>
    </style:style>
    <style:style style:name="P124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0c751" officeooo:paragraph-rsid="0110c751" style:font-size-asian="11pt" style:font-size-complex="11pt"/>
    </style:style>
    <style:style style:name="P125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4f768" officeooo:paragraph-rsid="0114f768" style:font-size-asian="11pt" style:font-size-complex="11pt"/>
    </style:style>
    <style:style style:name="P126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67832" officeooo:paragraph-rsid="014ed596" style:font-size-asian="11pt" style:font-size-complex="11pt"/>
    </style:style>
    <style:style style:name="P127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84db6" officeooo:paragraph-rsid="01184db6" style:font-size-asian="11pt" style:font-size-complex="11pt"/>
    </style:style>
    <style:style style:name="P128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92587" officeooo:paragraph-rsid="01192587" style:font-size-asian="11pt" style:font-size-complex="11pt"/>
    </style:style>
    <style:style style:name="P129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9ef7a" officeooo:paragraph-rsid="0119ef7a" style:font-size-asian="11pt" style:font-size-complex="11pt"/>
    </style:style>
    <style:style style:name="P130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1e0dd9" officeooo:paragraph-rsid="011e0dd9" style:font-size-asian="11pt" style:font-size-complex="11pt"/>
    </style:style>
    <style:style style:name="P131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2143ea" officeooo:paragraph-rsid="012143ea" style:font-size-asian="11pt" style:font-size-complex="11pt"/>
    </style:style>
    <style:style style:name="P132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22b365" officeooo:paragraph-rsid="0122b365" style:font-size-asian="11pt" style:font-size-complex="11pt"/>
    </style:style>
    <style:style style:name="P133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3a80c0" officeooo:paragraph-rsid="013a80c0" style:font-size-asian="11pt" style:font-size-complex="11pt"/>
    </style:style>
    <style:style style:name="P134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3a91f4" officeooo:paragraph-rsid="013a91f4" style:font-size-asian="11pt" style:font-size-complex="11pt"/>
    </style:style>
    <style:style style:name="P135" style:family="paragraph" style:parent-style-name="Standard" style:list-style-name="L22">
      <style:paragraph-properties fo:text-align="start" style:justify-single-word="false"/>
      <style:text-properties officeooo:paragraph-rsid="013c8b4c"/>
    </style:style>
    <style:style style:name="P136" style:family="paragraph" style:parent-style-name="Standard" style:list-style-name="L22">
      <style:paragraph-properties fo:text-align="start" style:justify-single-word="false"/>
      <style:text-properties officeooo:paragraph-rsid="013dbc87"/>
    </style:style>
    <style:style style:name="P137" style:family="paragraph" style:parent-style-name="Standard" style:list-style-name="L22">
      <style:paragraph-properties fo:text-align="start" style:justify-single-word="false"/>
      <style:text-properties officeooo:paragraph-rsid="013e7147"/>
    </style:style>
    <style:style style:name="P138" style:family="paragraph" style:parent-style-name="Standard" style:list-style-name="L22">
      <style:paragraph-properties fo:text-align="start" style:justify-single-word="false"/>
      <style:text-properties officeooo:rsid="0142355a" officeooo:paragraph-rsid="0142355a"/>
    </style:style>
    <style:style style:name="P139" style:family="paragraph" style:parent-style-name="Standard" style:list-style-name="L22">
      <style:paragraph-properties fo:text-align="start" style:justify-single-word="false"/>
      <style:text-properties fo:color="#000000" loext:opacity="100%" style:font-name="Segoe UI" fo:font-size="11pt" officeooo:rsid="01434f79" officeooo:paragraph-rsid="01434f79" style:font-size-asian="11pt" style:font-size-complex="11pt"/>
    </style:style>
    <style:style style:name="P140" style:family="paragraph" style:parent-style-name="Standard" style:list-style-name="L22">
      <style:paragraph-properties fo:text-align="start" style:justify-single-word="false"/>
      <style:text-properties officeooo:rsid="01434f79" officeooo:paragraph-rsid="01434f79"/>
    </style:style>
    <style:style style:name="P141" style:family="paragraph" style:parent-style-name="Standard">
      <style:paragraph-properties fo:text-align="start" style:justify-single-word="false"/>
      <style:text-properties style:font-name="Segoe UI" fo:font-size="11pt" officeooo:paragraph-rsid="00e436de" style:font-size-asian="11pt" style:font-size-complex="11pt"/>
    </style:style>
    <style:style style:name="P142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5baf1" officeooo:paragraph-rsid="0145baf1" style:font-size-asian="11pt" style:font-size-complex="11pt"/>
    </style:style>
    <style:style style:name="P143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5c9ca" officeooo:paragraph-rsid="0145c9ca" style:font-size-asian="11pt" style:font-size-complex="11pt"/>
    </style:style>
    <style:style style:name="P144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68a6d" officeooo:paragraph-rsid="01468a6d" style:font-size-asian="11pt" style:font-size-complex="11pt"/>
    </style:style>
    <style:style style:name="P145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7df06" officeooo:paragraph-rsid="0147df06" style:font-size-asian="11pt" style:font-size-complex="11pt"/>
    </style:style>
    <style:style style:name="P146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86d5f" officeooo:paragraph-rsid="01486d5f" style:font-size-asian="11pt" style:font-size-complex="11pt"/>
    </style:style>
    <style:style style:name="P147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4a36f3" officeooo:paragraph-rsid="014a36f3" style:font-size-asian="11pt" style:font-size-complex="11pt"/>
    </style:style>
    <style:style style:name="P148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0a120" officeooo:paragraph-rsid="0150a120" style:font-size-asian="11pt" style:font-size-complex="11pt"/>
    </style:style>
    <style:style style:name="P149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36382" officeooo:paragraph-rsid="01536382" style:font-size-asian="11pt" style:font-size-complex="11pt"/>
    </style:style>
    <style:style style:name="P150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4f572" officeooo:paragraph-rsid="0154f572" style:font-size-asian="11pt" style:font-size-complex="11pt"/>
    </style:style>
    <style:style style:name="P151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600d3" officeooo:paragraph-rsid="015600d3" style:font-size-asian="11pt" style:font-size-complex="11pt"/>
    </style:style>
    <style:style style:name="P152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2143ea" officeooo:paragraph-rsid="01564a3d" style:font-size-asian="11pt" style:font-size-complex="11pt"/>
    </style:style>
    <style:style style:name="P153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64a3d" officeooo:paragraph-rsid="01564a3d" style:font-size-asian="11pt" style:font-size-complex="11pt"/>
    </style:style>
    <style:style style:name="P154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734ad" officeooo:paragraph-rsid="0220e58f" style:font-size-asian="11pt" style:font-size-complex="11pt"/>
    </style:style>
    <style:style style:name="P155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7e179" officeooo:paragraph-rsid="0157e179" style:font-size-asian="11pt" style:font-size-complex="11pt"/>
    </style:style>
    <style:style style:name="P156" style:family="paragraph" style:parent-style-name="Standard" style:list-style-name="L23">
      <style:paragraph-properties fo:text-align="start" style:justify-single-word="false"/>
      <style:text-properties officeooo:paragraph-rsid="0157e179"/>
    </style:style>
    <style:style style:name="P157" style:family="paragraph" style:parent-style-name="Standard" style:list-style-name="L23">
      <style:paragraph-properties fo:text-align="start" style:justify-single-word="false"/>
      <style:text-properties officeooo:rsid="015b46f1" officeooo:paragraph-rsid="02212d2d"/>
    </style:style>
    <style:style style:name="P158" style:family="paragraph" style:parent-style-name="Standard" style:list-style-name="L23">
      <style:paragraph-properties fo:text-align="start" style:justify-single-word="false"/>
      <style:text-properties officeooo:rsid="015ca36c" officeooo:paragraph-rsid="015ca36c"/>
    </style:style>
    <style:style style:name="P159" style:family="paragraph" style:parent-style-name="Standard" style:list-style-name="L23">
      <style:paragraph-properties fo:text-align="start" style:justify-single-word="false"/>
      <style:text-properties officeooo:rsid="015e1809" officeooo:paragraph-rsid="02228449"/>
    </style:style>
    <style:style style:name="P160" style:family="paragraph" style:parent-style-name="Standard" style:list-style-name="L23">
      <style:paragraph-properties fo:text-align="start" style:justify-single-word="false"/>
      <style:text-properties officeooo:paragraph-rsid="015d60df"/>
    </style:style>
    <style:style style:name="P161" style:family="paragraph" style:parent-style-name="Standard" style:list-style-name="L23">
      <style:paragraph-properties fo:text-align="start" style:justify-single-word="false"/>
      <style:text-properties officeooo:rsid="015e7bcf" officeooo:paragraph-rsid="022456cd"/>
    </style:style>
    <style:style style:name="P162" style:family="paragraph" style:parent-style-name="Standard" style:list-style-name="L23">
      <style:paragraph-properties fo:text-align="start" style:justify-single-word="false"/>
      <style:text-properties officeooo:rsid="0170d609" officeooo:paragraph-rsid="0170d609"/>
    </style:style>
    <style:style style:name="P163" style:family="paragraph" style:parent-style-name="Standard" style:list-style-name="L23">
      <style:paragraph-properties fo:text-align="start" style:justify-single-word="false"/>
      <style:text-properties officeooo:rsid="01614ef5" officeooo:paragraph-rsid="01614ef5"/>
    </style:style>
    <style:style style:name="P164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614ef5" officeooo:paragraph-rsid="01614ef5" style:font-size-asian="11pt" style:font-size-complex="11pt"/>
    </style:style>
    <style:style style:name="P165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6d14d8" officeooo:paragraph-rsid="016d14d8" style:font-size-asian="11pt" style:font-size-complex="11pt"/>
    </style:style>
    <style:style style:name="P166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69df9c" officeooo:paragraph-rsid="016d14d8" style:font-size-asian="11pt" style:font-size-complex="11pt"/>
    </style:style>
    <style:style style:name="P167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6a189b" officeooo:paragraph-rsid="016d14d8" style:font-size-asian="11pt" style:font-size-complex="11pt"/>
    </style:style>
    <style:style style:name="P168" style:family="paragraph" style:parent-style-name="Standard" style:list-style-name="L23">
      <style:paragraph-properties fo:text-align="start" style:justify-single-word="false"/>
      <style:text-properties officeooo:rsid="01630baa" officeooo:paragraph-rsid="01630baa"/>
    </style:style>
    <style:style style:name="P169" style:family="paragraph" style:parent-style-name="Standard" style:list-style-name="L23">
      <style:paragraph-properties fo:text-align="start" style:justify-single-word="false"/>
      <style:text-properties officeooo:rsid="016d14d8" officeooo:paragraph-rsid="016e204d"/>
    </style:style>
    <style:style style:name="P170" style:family="paragraph" style:parent-style-name="Standard" style:list-style-name="L23">
      <style:paragraph-properties fo:text-align="start" style:justify-single-word="false"/>
      <style:text-properties officeooo:rsid="0169df9c" officeooo:paragraph-rsid="016d14d8"/>
    </style:style>
    <style:style style:name="P171" style:family="paragraph" style:parent-style-name="Standard" style:list-style-name="L23">
      <style:paragraph-properties fo:text-align="start" style:justify-single-word="false"/>
      <style:text-properties officeooo:rsid="016a189b" officeooo:paragraph-rsid="016d14d8"/>
    </style:style>
    <style:style style:name="P172" style:family="paragraph" style:parent-style-name="Standard" style:list-style-name="L23">
      <style:paragraph-properties fo:text-align="start" style:justify-single-word="false"/>
      <style:text-properties officeooo:rsid="01630baa" officeooo:paragraph-rsid="016d14d8"/>
    </style:style>
    <style:style style:name="P173" style:family="paragraph" style:parent-style-name="Standard" style:list-style-name="L23">
      <style:paragraph-properties fo:text-align="start" style:justify-single-word="false"/>
      <style:text-properties officeooo:rsid="017007ec" officeooo:paragraph-rsid="017007ec"/>
    </style:style>
    <style:style style:name="P174" style:family="paragraph" style:parent-style-name="Standard" style:list-style-name="L23">
      <style:paragraph-properties fo:text-align="start" style:justify-single-word="false"/>
      <style:text-properties officeooo:rsid="0171c276" officeooo:paragraph-rsid="0171c276"/>
    </style:style>
    <style:style style:name="P175" style:family="paragraph" style:parent-style-name="Standard" style:list-style-name="L23">
      <style:paragraph-properties fo:text-align="start" style:justify-single-word="false"/>
      <style:text-properties officeooo:rsid="01741e76" officeooo:paragraph-rsid="0225680a"/>
    </style:style>
    <style:style style:name="P176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0a120" officeooo:paragraph-rsid="0177b08e" style:font-size-asian="11pt" style:font-size-complex="11pt"/>
    </style:style>
    <style:style style:name="P177" style:family="paragraph" style:parent-style-name="Standard" style:list-style-name="L23">
      <style:paragraph-properties fo:text-align="start" style:justify-single-word="false"/>
      <style:text-properties fo:color="#000000" loext:opacity="100%" style:font-name="Segoe UI" fo:font-size="11pt" officeooo:rsid="01536382" officeooo:paragraph-rsid="0177b08e" style:font-size-asian="11pt" style:font-size-complex="11pt"/>
    </style:style>
    <style:style style:name="P178" style:family="paragraph" style:parent-style-name="Standard" style:list-style-name="L23">
      <style:paragraph-properties fo:text-align="start" style:justify-single-word="false"/>
      <style:text-properties style:font-name="Segoe UI" fo:font-size="11pt" officeooo:rsid="01434f79" officeooo:paragraph-rsid="017b6d6d" style:font-size-asian="11pt" style:font-size-complex="11pt"/>
    </style:style>
    <style:style style:name="P179" style:family="paragraph" style:parent-style-name="Heading_20_1">
      <style:text-properties style:font-name="Segoe UI" fo:font-size="18pt" style:font-size-asian="18pt" style:font-size-complex="18pt"/>
    </style:style>
    <style:style style:name="P180" style:family="paragraph" style:parent-style-name="Standard">
      <style:paragraph-properties fo:text-align="start" style:justify-single-word="false"/>
      <style:text-properties fo:color="#355269" loext:opacity="100%" style:font-name="Segoe UI" fo:font-size="16pt" style:font-size-asian="16pt" style:font-size-complex="16pt"/>
    </style:style>
    <style:style style:name="P181" style:family="paragraph" style:parent-style-name="Standard" style:list-style-name="L24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182" style:family="paragraph" style:parent-style-name="Standard" style:list-style-name="L25">
      <style:paragraph-properties fo:text-align="start" style:justify-single-word="false"/>
      <style:text-properties style:font-name="Segoe UI" fo:font-size="11pt" officeooo:rsid="0182e776" officeooo:paragraph-rsid="0182e776" style:font-size-asian="11pt" style:font-size-complex="11pt"/>
    </style:style>
    <style:style style:name="P183" style:family="paragraph" style:parent-style-name="Standard" style:list-style-name="L25">
      <style:paragraph-properties fo:text-align="start" style:justify-single-word="false"/>
      <style:text-properties style:font-name="Segoe UI" fo:font-size="11pt" officeooo:rsid="0184d295" officeooo:paragraph-rsid="0184d295" style:font-size-asian="11pt" style:font-size-complex="11pt"/>
    </style:style>
    <style:style style:name="P184" style:family="paragraph" style:parent-style-name="Standard">
      <style:paragraph-properties fo:text-align="start" style:justify-single-word="false"/>
      <style:text-properties style:font-name="Segoe UI" fo:font-size="11pt" officeooo:paragraph-rsid="01809454" style:font-size-asian="11pt" style:font-size-complex="11pt"/>
    </style:style>
    <style:style style:name="P185" style:family="paragraph" style:parent-style-name="Standard" style:list-style-name="L26">
      <style:paragraph-properties fo:text-align="start" style:justify-single-word="false"/>
      <style:text-properties style:font-name="Segoe UI" fo:font-size="11pt" officeooo:rsid="0189c55e" officeooo:paragraph-rsid="0189c55e" style:font-size-asian="11pt" style:font-size-complex="11pt"/>
    </style:style>
    <style:style style:name="P186" style:family="paragraph" style:parent-style-name="Standard" style:list-style-name="L27">
      <style:paragraph-properties fo:text-align="start" style:justify-single-word="false"/>
      <style:text-properties style:font-name="Segoe UI" fo:font-size="11pt" officeooo:rsid="01c613f7" officeooo:paragraph-rsid="01c613f7" style:font-size-asian="11pt" style:font-size-complex="11pt"/>
    </style:style>
    <style:style style:name="P187" style:family="paragraph" style:parent-style-name="Standard" style:list-style-name="L27">
      <style:paragraph-properties fo:text-align="start" style:justify-single-word="false"/>
      <style:text-properties style:font-name="Segoe UI" fo:font-size="11pt" officeooo:rsid="01c85695" officeooo:paragraph-rsid="01c85695" style:font-size-asian="11pt" style:font-size-complex="11pt"/>
    </style:style>
    <style:style style:name="P188" style:family="paragraph" style:parent-style-name="Standard" style:list-style-name="L27">
      <style:paragraph-properties fo:text-align="start" style:justify-single-word="false"/>
      <style:text-properties style:font-name="Segoe UI" fo:font-size="11pt" officeooo:rsid="01cdcca3" officeooo:paragraph-rsid="01cf046c" style:font-size-asian="11pt" style:font-size-complex="11pt"/>
    </style:style>
    <style:style style:name="P189" style:family="paragraph" style:parent-style-name="Standard" style:list-style-name="L27">
      <style:paragraph-properties fo:text-align="start" style:justify-single-word="false"/>
      <style:text-properties style:font-name="Segoe UI" fo:font-size="11pt" officeooo:rsid="01cf046c" officeooo:paragraph-rsid="01cf046c" style:font-size-asian="11pt" style:font-size-complex="11pt"/>
    </style:style>
    <style:style style:name="P190" style:family="paragraph" style:parent-style-name="Standard" style:list-style-name="L27">
      <style:paragraph-properties fo:text-align="start" style:justify-single-word="false"/>
      <style:text-properties officeooo:paragraph-rsid="01cf046c"/>
    </style:style>
    <style:style style:name="P191" style:family="paragraph" style:parent-style-name="Standard" style:list-style-name="L27">
      <style:paragraph-properties fo:text-align="start" style:justify-single-word="false"/>
      <style:text-properties style:font-name="Segoe UI" fo:font-size="11pt" officeooo:rsid="01c23c46" officeooo:paragraph-rsid="01c23c46" style:font-size-asian="11pt" style:font-size-complex="11pt"/>
    </style:style>
    <style:style style:name="P192" style:family="paragraph" style:parent-style-name="Standard" style:list-style-name="L27">
      <style:paragraph-properties fo:text-align="start" style:justify-single-word="false"/>
      <style:text-properties style:font-name="Segoe UI" fo:font-size="11pt" officeooo:rsid="01c32a9e" officeooo:paragraph-rsid="01c32a9e" style:font-size-asian="11pt" style:font-size-complex="11pt"/>
    </style:style>
    <style:style style:name="P193" style:family="paragraph" style:parent-style-name="Standard" style:list-style-name="L27">
      <style:paragraph-properties fo:text-align="start" style:justify-single-word="false"/>
      <style:text-properties style:font-name="Segoe UI" fo:font-size="11pt" officeooo:rsid="01c5986b" officeooo:paragraph-rsid="01d533db" style:font-size-asian="11pt" style:font-size-complex="11pt"/>
    </style:style>
    <style:style style:name="P194" style:family="paragraph" style:parent-style-name="Standard" style:list-style-name="L27">
      <style:paragraph-properties fo:text-align="start" style:justify-single-word="false"/>
      <style:text-properties style:font-name="Segoe UI" fo:font-size="11pt" officeooo:rsid="01c49315" officeooo:paragraph-rsid="01c49315" style:font-size-asian="11pt" style:font-size-complex="11pt"/>
    </style:style>
    <style:style style:name="P195" style:family="paragraph" style:parent-style-name="Standard" style:list-style-name="L27">
      <style:paragraph-properties fo:text-align="start" style:justify-single-word="false"/>
      <style:text-properties style:font-name="Segoe UI" fo:font-size="11pt" officeooo:rsid="01d68bc0" officeooo:paragraph-rsid="01d68bc0" style:font-size-asian="11pt" style:font-size-complex="11pt"/>
    </style:style>
    <style:style style:name="P196" style:family="paragraph" style:parent-style-name="Standard" style:list-style-name="L27">
      <style:paragraph-properties fo:text-align="start" style:justify-single-word="false"/>
      <style:text-properties style:font-name="Segoe UI" fo:font-size="11pt" officeooo:rsid="01d9806b" officeooo:paragraph-rsid="01d9806b" style:font-size-asian="11pt" style:font-size-complex="11pt"/>
    </style:style>
    <style:style style:name="P197" style:family="paragraph" style:parent-style-name="Standard" style:list-style-name="L27">
      <style:paragraph-properties fo:text-align="start" style:justify-single-word="false"/>
      <style:text-properties style:font-name="Segoe UI" fo:font-size="11pt" officeooo:rsid="01cf046c" officeooo:paragraph-rsid="01d9806b" style:font-size-asian="11pt" style:font-size-complex="11pt"/>
    </style:style>
    <style:style style:name="P198" style:family="paragraph" style:parent-style-name="Standard" style:list-style-name="L27">
      <style:paragraph-properties fo:text-align="start" style:justify-single-word="false"/>
      <style:text-properties style:font-name="Segoe UI" fo:font-size="11pt" officeooo:rsid="01cdcca3" officeooo:paragraph-rsid="01d9806b" style:font-size-asian="11pt" style:font-size-complex="11pt"/>
    </style:style>
    <style:style style:name="P199" style:family="paragraph" style:parent-style-name="Standard" style:list-style-name="L27">
      <style:paragraph-properties fo:text-align="start" style:justify-single-word="false"/>
      <style:text-properties officeooo:paragraph-rsid="01d9806b"/>
    </style:style>
    <style:style style:name="P200" style:family="paragraph" style:parent-style-name="Standard" style:list-style-name="L27">
      <style:paragraph-properties fo:text-align="start" style:justify-single-word="false"/>
      <style:text-properties style:font-name="Segoe UI" fo:font-size="11pt" officeooo:rsid="01d87b5a" officeooo:paragraph-rsid="01d87b5a" style:font-size-asian="11pt" style:font-size-complex="11pt"/>
    </style:style>
    <style:style style:name="P201" style:family="paragraph" style:parent-style-name="Standard" style:list-style-name="L28">
      <style:paragraph-properties fo:text-align="start" style:justify-single-word="false"/>
      <style:text-properties style:font-name="Segoe UI" fo:font-size="11pt" officeooo:rsid="01c613f7" officeooo:paragraph-rsid="01e0943f" style:font-size-asian="11pt" style:font-size-complex="11pt"/>
    </style:style>
    <style:style style:name="P202" style:family="paragraph" style:parent-style-name="Standard" style:list-style-name="L28">
      <style:paragraph-properties fo:text-align="start" style:justify-single-word="false"/>
      <style:text-properties style:font-name="Segoe UI" fo:font-size="11pt" officeooo:rsid="01c85695" officeooo:paragraph-rsid="01e0943f" style:font-size-asian="11pt" style:font-size-complex="11pt"/>
    </style:style>
    <style:style style:name="P203" style:family="paragraph" style:parent-style-name="Standard" style:list-style-name="L28">
      <style:paragraph-properties fo:text-align="start" style:justify-single-word="false"/>
      <style:text-properties style:font-name="Segoe UI" fo:font-size="11pt" officeooo:rsid="01cdcca3" officeooo:paragraph-rsid="01e0943f" style:font-size-asian="11pt" style:font-size-complex="11pt"/>
    </style:style>
    <style:style style:name="P204" style:family="paragraph" style:parent-style-name="Standard" style:list-style-name="L28">
      <style:paragraph-properties fo:text-align="start" style:justify-single-word="false"/>
      <style:text-properties style:font-name="Segoe UI" fo:font-size="11pt" officeooo:rsid="01cf046c" officeooo:paragraph-rsid="01e0943f" style:font-size-asian="11pt" style:font-size-complex="11pt"/>
    </style:style>
    <style:style style:name="P205" style:family="paragraph" style:parent-style-name="Standard" style:list-style-name="L28">
      <style:paragraph-properties fo:text-align="start" style:justify-single-word="false"/>
      <style:text-properties officeooo:paragraph-rsid="01e0943f"/>
    </style:style>
    <style:style style:name="P206" style:family="paragraph" style:parent-style-name="Standard" style:list-style-name="L28">
      <style:paragraph-properties fo:text-align="start" style:justify-single-word="false"/>
      <style:text-properties style:font-name="Segoe UI" fo:font-size="11pt" officeooo:rsid="01e0943f" officeooo:paragraph-rsid="01e0943f" style:font-size-asian="11pt" style:font-size-complex="11pt"/>
    </style:style>
    <style:style style:name="P207" style:family="paragraph" style:parent-style-name="Standard" style:list-style-name="L28">
      <style:paragraph-properties fo:text-align="start" style:justify-single-word="false"/>
      <style:text-properties style:font-name="Segoe UI" fo:font-size="11pt" officeooo:rsid="01c32a9e" officeooo:paragraph-rsid="01e37fe5" style:font-size-asian="11pt" style:font-size-complex="11pt"/>
    </style:style>
    <style:style style:name="P208" style:family="paragraph" style:parent-style-name="Standard" style:list-style-name="L28">
      <style:paragraph-properties fo:text-align="start" style:justify-single-word="false"/>
      <style:text-properties style:font-name="Segoe UI" fo:font-size="11pt" officeooo:rsid="01c5986b" officeooo:paragraph-rsid="01e37fe5" style:font-size-asian="11pt" style:font-size-complex="11pt"/>
    </style:style>
    <style:style style:name="P209" style:family="paragraph" style:parent-style-name="Standard" style:list-style-name="L28">
      <style:paragraph-properties fo:text-align="start" style:justify-single-word="false"/>
      <style:text-properties style:font-name="Segoe UI" fo:font-size="11pt" officeooo:rsid="01c49315" officeooo:paragraph-rsid="01e37fe5" style:font-size-asian="11pt" style:font-size-complex="11pt"/>
    </style:style>
    <style:style style:name="P210" style:family="paragraph" style:parent-style-name="Standard" style:list-style-name="L28">
      <style:paragraph-properties fo:text-align="start" style:justify-single-word="false"/>
      <style:text-properties style:font-name="Segoe UI" fo:font-size="11pt" officeooo:rsid="01e573ef" officeooo:paragraph-rsid="01e573ef" style:font-size-asian="11pt" style:font-size-complex="11pt"/>
    </style:style>
    <style:style style:name="P211" style:family="paragraph" style:parent-style-name="Standard" style:list-style-name="L28">
      <style:paragraph-properties fo:text-align="start" style:justify-single-word="false"/>
      <style:text-properties style:font-name="Segoe UI" fo:font-size="11pt" officeooo:rsid="01eab56e" officeooo:paragraph-rsid="01eab56e" style:font-size-asian="11pt" style:font-size-complex="11pt"/>
    </style:style>
    <style:style style:name="P212" style:family="paragraph" style:parent-style-name="Standard" style:list-style-name="L28">
      <style:paragraph-properties fo:text-align="start" style:justify-single-word="false"/>
      <style:text-properties style:font-name="Segoe UI" fo:font-size="11pt" officeooo:rsid="01cdcca3" officeooo:paragraph-rsid="01ee0ddf" style:font-size-asian="11pt" style:font-size-complex="11pt"/>
    </style:style>
    <style:style style:name="P213" style:family="paragraph" style:parent-style-name="Standard" style:list-style-name="L28">
      <style:paragraph-properties fo:text-align="start" style:justify-single-word="false"/>
      <style:text-properties style:font-name="Segoe UI" fo:font-size="11pt" officeooo:rsid="01cf046c" officeooo:paragraph-rsid="01ee0ddf" style:font-size-asian="11pt" style:font-size-complex="11pt"/>
    </style:style>
    <style:style style:name="P214" style:family="paragraph" style:parent-style-name="Standard" style:list-style-name="L28">
      <style:paragraph-properties fo:text-align="start" style:justify-single-word="false"/>
      <style:text-properties style:font-name="Segoe UI" fo:font-size="11pt" officeooo:rsid="01d87b5a" officeooo:paragraph-rsid="01ee0ddf" style:font-size-asian="11pt" style:font-size-complex="11pt"/>
    </style:style>
    <style:style style:name="P215" style:family="paragraph" style:parent-style-name="Standard" style:list-style-name="L29">
      <style:paragraph-properties fo:text-align="start" style:justify-single-word="false"/>
      <style:text-properties style:font-name="Segoe UI" fo:font-size="11pt" officeooo:rsid="02436365" officeooo:paragraph-rsid="02436365" style:font-size-asian="11pt" style:font-size-complex="11pt"/>
    </style:style>
    <style:style style:name="P216" style:family="paragraph" style:parent-style-name="Standard" style:list-style-name="L29">
      <style:paragraph-properties fo:text-align="start" style:justify-single-word="false"/>
      <style:text-properties style:font-name="Segoe UI" fo:font-size="11pt" officeooo:rsid="0245db83" officeooo:paragraph-rsid="0245db83" style:font-size-asian="11pt" style:font-size-complex="11pt"/>
    </style:style>
    <style:style style:name="P217" style:family="paragraph" style:parent-style-name="Standard" style:list-style-name="L29">
      <style:paragraph-properties fo:text-align="start" style:justify-single-word="false"/>
      <style:text-properties style:font-name="Segoe UI" fo:font-size="11pt" officeooo:rsid="01cdcca3" officeooo:paragraph-rsid="0247d55b" style:font-size-asian="11pt" style:font-size-complex="11pt"/>
    </style:style>
    <style:style style:name="P218" style:family="paragraph" style:parent-style-name="Standard" style:list-style-name="L29">
      <style:paragraph-properties fo:text-align="start" style:justify-single-word="false"/>
      <style:text-properties style:font-name="Segoe UI" fo:font-size="11pt" officeooo:rsid="01cf046c" officeooo:paragraph-rsid="0247d55b" style:font-size-asian="11pt" style:font-size-complex="11pt"/>
    </style:style>
    <style:style style:name="P219" style:family="paragraph" style:parent-style-name="Standard" style:list-style-name="L29">
      <style:paragraph-properties fo:text-align="start" style:justify-single-word="false"/>
      <style:text-properties style:font-name="Segoe UI" fo:font-size="11pt" officeooo:rsid="0247d55b" officeooo:paragraph-rsid="0247d55b" style:font-size-asian="11pt" style:font-size-complex="11pt"/>
    </style:style>
    <style:style style:name="P220" style:family="paragraph" style:parent-style-name="Standard" style:list-style-name="L29">
      <style:paragraph-properties fo:text-align="start" style:justify-single-word="false"/>
      <style:text-properties style:font-name="Segoe UI" fo:font-size="11pt" officeooo:rsid="024a33d9" officeooo:paragraph-rsid="024a33d9" style:font-size-asian="11pt" style:font-size-complex="11pt"/>
    </style:style>
    <style:style style:name="P221" style:family="paragraph" style:parent-style-name="Standard" style:list-style-name="L29">
      <style:paragraph-properties fo:text-align="start" style:justify-single-word="false"/>
      <style:text-properties style:font-name="Segoe UI" fo:font-size="11pt" officeooo:rsid="01cdcca3" officeooo:paragraph-rsid="024bc9ec" style:font-size-asian="11pt" style:font-size-complex="11pt"/>
    </style:style>
    <style:style style:name="P222" style:family="paragraph" style:parent-style-name="Standard" style:list-style-name="L29">
      <style:paragraph-properties fo:text-align="start" style:justify-single-word="false"/>
      <style:text-properties style:font-name="Segoe UI" fo:font-size="11pt" officeooo:rsid="01cf046c" officeooo:paragraph-rsid="024bc9ec" style:font-size-asian="11pt" style:font-size-complex="11pt"/>
    </style:style>
    <style:style style:name="P223" style:family="paragraph" style:parent-style-name="Standard" style:list-style-name="L29">
      <style:paragraph-properties fo:text-align="start" style:justify-single-word="false"/>
      <style:text-properties style:font-name="Segoe UI" fo:font-size="11pt" officeooo:rsid="025072f7" officeooo:paragraph-rsid="0251c69f" style:font-size-asian="11pt" style:font-size-complex="11pt"/>
    </style:style>
    <style:style style:name="P224" style:family="paragraph" style:parent-style-name="Standard" style:list-style-name="L29">
      <style:paragraph-properties fo:text-align="start" style:justify-single-word="false"/>
      <style:text-properties style:font-name="Segoe UI" fo:font-size="11pt" officeooo:rsid="02535c47" officeooo:paragraph-rsid="02535c47" style:font-size-asian="11pt" style:font-size-complex="11pt"/>
    </style:style>
    <style:style style:name="P225" style:family="paragraph" style:parent-style-name="Standard" style:list-style-name="L29">
      <style:paragraph-properties fo:text-align="start" style:justify-single-word="false"/>
      <style:text-properties style:font-name="Segoe UI" fo:font-size="11pt" officeooo:rsid="01cdcca3" officeooo:paragraph-rsid="02554f16" style:font-size-asian="11pt" style:font-size-complex="11pt"/>
    </style:style>
    <style:style style:name="P226" style:family="paragraph" style:parent-style-name="Standard" style:list-style-name="L29">
      <style:paragraph-properties fo:text-align="start" style:justify-single-word="false"/>
      <style:text-properties style:font-name="Segoe UI" fo:font-size="11pt" officeooo:rsid="01cf046c" officeooo:paragraph-rsid="02554f16" style:font-size-asian="11pt" style:font-size-complex="11pt"/>
    </style:style>
    <style:style style:name="P227" style:family="paragraph" style:parent-style-name="Standard" style:list-style-name="L29">
      <style:paragraph-properties fo:text-align="start" style:justify-single-word="false"/>
      <style:text-properties style:font-name="Segoe UI" fo:font-size="11pt" officeooo:rsid="0256eb1b" officeooo:paragraph-rsid="0256eb1b" style:font-size-asian="11pt" style:font-size-complex="11pt"/>
    </style:style>
    <style:style style:name="P228" style:family="paragraph" style:parent-style-name="Standard" style:list-style-name="L29">
      <style:paragraph-properties fo:text-align="start" style:justify-single-word="false"/>
      <style:text-properties style:font-name="Segoe UI" fo:font-size="11pt" officeooo:rsid="0258e1f9" officeooo:paragraph-rsid="0261ce8f" style:font-size-asian="11pt" style:font-size-complex="11pt"/>
    </style:style>
    <style:style style:name="P229" style:family="paragraph" style:parent-style-name="Standard" style:list-style-name="L29">
      <style:paragraph-properties fo:text-align="start" style:justify-single-word="false"/>
      <style:text-properties style:font-name="Segoe UI" fo:font-size="11pt" officeooo:rsid="0261ce8f" officeooo:paragraph-rsid="0261ce8f" style:font-size-asian="11pt" style:font-size-complex="11pt"/>
    </style:style>
    <style:style style:name="P230" style:family="paragraph" style:parent-style-name="Standard" style:list-style-name="L29">
      <style:paragraph-properties fo:text-align="start" style:justify-single-word="false"/>
      <style:text-properties style:font-name="Segoe UI" fo:font-size="11pt" officeooo:rsid="0261ce8f" officeooo:paragraph-rsid="027c5081" style:font-size-asian="11pt" style:font-size-complex="11pt"/>
    </style:style>
    <style:style style:name="P231" style:family="paragraph" style:parent-style-name="Standard" style:list-style-name="L29">
      <style:paragraph-properties fo:text-align="start" style:justify-single-word="false"/>
      <style:text-properties style:font-name="Segoe UI" fo:font-size="11pt" officeooo:rsid="01c32a9e" officeooo:paragraph-rsid="0262dbb9" style:font-size-asian="11pt" style:font-size-complex="11pt"/>
    </style:style>
    <style:style style:name="P232" style:family="paragraph" style:parent-style-name="Standard" style:list-style-name="L29">
      <style:paragraph-properties fo:text-align="start" style:justify-single-word="false"/>
      <style:text-properties style:font-name="Segoe UI" fo:font-size="11pt" officeooo:rsid="01c5986b" officeooo:paragraph-rsid="0262dbb9" style:font-size-asian="11pt" style:font-size-complex="11pt"/>
    </style:style>
    <style:style style:name="P233" style:family="paragraph" style:parent-style-name="Standard" style:list-style-name="L29">
      <style:paragraph-properties fo:text-align="start" style:justify-single-word="false"/>
      <style:text-properties style:font-name="Segoe UI" fo:font-size="11pt" officeooo:rsid="01c49315" officeooo:paragraph-rsid="0262dbb9" style:font-size-asian="11pt" style:font-size-complex="11pt"/>
    </style:style>
    <style:style style:name="P234" style:family="paragraph" style:parent-style-name="Standard" style:list-style-name="L29">
      <style:paragraph-properties fo:text-align="start" style:justify-single-word="false"/>
      <style:text-properties style:font-name="Segoe UI" fo:font-size="11pt" officeooo:rsid="02658cbd" officeooo:paragraph-rsid="02658cbd" style:font-size-asian="11pt" style:font-size-complex="11pt"/>
    </style:style>
    <style:style style:name="P235" style:family="paragraph" style:parent-style-name="Standard" style:list-style-name="L29">
      <style:paragraph-properties fo:text-align="start" style:justify-single-word="false"/>
      <style:text-properties style:font-name="Segoe UI" fo:font-size="11pt" officeooo:rsid="01cdcca3" officeooo:paragraph-rsid="026766df" style:font-size-asian="11pt" style:font-size-complex="11pt"/>
    </style:style>
    <style:style style:name="P236" style:family="paragraph" style:parent-style-name="Standard" style:list-style-name="L29">
      <style:paragraph-properties fo:text-align="start" style:justify-single-word="false"/>
      <style:text-properties style:font-name="Segoe UI" fo:font-size="11pt" officeooo:rsid="01cf046c" officeooo:paragraph-rsid="026766df" style:font-size-asian="11pt" style:font-size-complex="11pt"/>
    </style:style>
    <style:style style:name="P237" style:family="paragraph" style:parent-style-name="Standard" style:list-style-name="L29">
      <style:paragraph-properties fo:text-align="start" style:justify-single-word="false"/>
      <style:text-properties style:font-name="Segoe UI" fo:font-size="11pt" officeooo:rsid="0268b14d" officeooo:paragraph-rsid="0268b14d" style:font-size-asian="11pt" style:font-size-complex="11pt"/>
    </style:style>
    <style:style style:name="P238" style:family="paragraph" style:parent-style-name="Standard" style:list-style-name="L29">
      <style:paragraph-properties fo:text-align="start" style:justify-single-word="false"/>
      <style:text-properties style:font-name="Segoe UI" fo:font-size="11pt" officeooo:rsid="01d87b5a" officeooo:paragraph-rsid="0268e7cc" style:font-size-asian="11pt" style:font-size-complex="11pt"/>
    </style:style>
    <style:style style:name="P239" style:family="paragraph" style:parent-style-name="Standard">
      <style:paragraph-properties fo:text-align="start" style:justify-single-word="false"/>
      <style:text-properties fo:color="#355269" loext:opacity="100%" style:font-name="Segoe UI" fo:font-size="11pt" officeooo:paragraph-rsid="01809454" style:font-size-asian="11pt" style:font-size-complex="11pt"/>
    </style:style>
    <style:style style:name="P240" style:family="paragraph" style:parent-style-name="Standard" style:list-style-name="L30">
      <style:paragraph-properties fo:text-align="start" style:justify-single-word="false"/>
      <style:text-properties style:font-name="Segoe UI" fo:font-size="11pt" officeooo:rsid="02436365" officeooo:paragraph-rsid="026e4b47" style:font-size-asian="11pt" style:font-size-complex="11pt"/>
    </style:style>
    <style:style style:name="P241" style:family="paragraph" style:parent-style-name="Standard" style:list-style-name="L30">
      <style:paragraph-properties fo:text-align="start" style:justify-single-word="false"/>
      <style:text-properties style:font-name="Segoe UI" fo:font-size="11pt" officeooo:rsid="0245db83" officeooo:paragraph-rsid="026e4b47" style:font-size-asian="11pt" style:font-size-complex="11pt"/>
    </style:style>
    <style:style style:name="P242" style:family="paragraph" style:parent-style-name="Standard" style:list-style-name="L30">
      <style:paragraph-properties fo:text-align="start" style:justify-single-word="false"/>
      <style:text-properties style:font-name="Segoe UI" fo:font-size="11pt" officeooo:rsid="01cdcca3" officeooo:paragraph-rsid="026e4b47" style:font-size-asian="11pt" style:font-size-complex="11pt"/>
    </style:style>
    <style:style style:name="P243" style:family="paragraph" style:parent-style-name="Standard" style:list-style-name="L30">
      <style:paragraph-properties fo:text-align="start" style:justify-single-word="false"/>
      <style:text-properties style:font-name="Segoe UI" fo:font-size="11pt" officeooo:rsid="01cf046c" officeooo:paragraph-rsid="026e4b47" style:font-size-asian="11pt" style:font-size-complex="11pt"/>
    </style:style>
    <style:style style:name="P244" style:family="paragraph" style:parent-style-name="Standard" style:list-style-name="L30">
      <style:paragraph-properties fo:text-align="start" style:justify-single-word="false"/>
      <style:text-properties style:font-name="Segoe UI" fo:font-size="11pt" officeooo:rsid="0247d55b" officeooo:paragraph-rsid="026e4b47" style:font-size-asian="11pt" style:font-size-complex="11pt"/>
    </style:style>
    <style:style style:name="P245" style:family="paragraph" style:parent-style-name="Standard" style:list-style-name="L30">
      <style:paragraph-properties fo:text-align="start" style:justify-single-word="false"/>
      <style:text-properties style:font-name="Segoe UI" fo:font-size="11pt" officeooo:rsid="024a33d9" officeooo:paragraph-rsid="026e4b47" style:font-size-asian="11pt" style:font-size-complex="11pt"/>
    </style:style>
    <style:style style:name="P246" style:family="paragraph" style:parent-style-name="Standard" style:list-style-name="L30">
      <style:paragraph-properties fo:text-align="start" style:justify-single-word="false"/>
      <style:text-properties style:font-name="Segoe UI" fo:font-size="11pt" officeooo:rsid="025072f7" officeooo:paragraph-rsid="027639ff" style:font-size-asian="11pt" style:font-size-complex="11pt"/>
    </style:style>
    <style:style style:name="P247" style:family="paragraph" style:parent-style-name="Standard" style:list-style-name="L30">
      <style:paragraph-properties fo:text-align="start" style:justify-single-word="false"/>
      <style:text-properties style:font-name="Segoe UI" fo:font-size="11pt" officeooo:rsid="02535c47" officeooo:paragraph-rsid="027639ff" style:font-size-asian="11pt" style:font-size-complex="11pt"/>
    </style:style>
    <style:style style:name="P248" style:family="paragraph" style:parent-style-name="Standard" style:list-style-name="L30">
      <style:paragraph-properties fo:text-align="start" style:justify-single-word="false"/>
      <style:text-properties style:font-name="Segoe UI" fo:font-size="11pt" officeooo:rsid="01cdcca3" officeooo:paragraph-rsid="027639ff" style:font-size-asian="11pt" style:font-size-complex="11pt"/>
    </style:style>
    <style:style style:name="P249" style:family="paragraph" style:parent-style-name="Standard" style:list-style-name="L30">
      <style:paragraph-properties fo:text-align="start" style:justify-single-word="false"/>
      <style:text-properties style:font-name="Segoe UI" fo:font-size="11pt" officeooo:rsid="01cf046c" officeooo:paragraph-rsid="027639ff" style:font-size-asian="11pt" style:font-size-complex="11pt"/>
    </style:style>
    <style:style style:name="P250" style:family="paragraph" style:parent-style-name="Standard" style:list-style-name="L30">
      <style:paragraph-properties fo:text-align="start" style:justify-single-word="false"/>
      <style:text-properties style:font-name="Segoe UI" fo:font-size="11pt" officeooo:rsid="0276d13a" officeooo:paragraph-rsid="0276d13a" style:font-size-asian="11pt" style:font-size-complex="11pt"/>
    </style:style>
    <style:style style:name="P251" style:family="paragraph" style:parent-style-name="Standard" style:list-style-name="L30">
      <style:paragraph-properties fo:text-align="start" style:justify-single-word="false"/>
      <style:text-properties style:font-name="Segoe UI" fo:font-size="11pt" officeooo:rsid="02787923" officeooo:paragraph-rsid="02787923" style:font-size-asian="11pt" style:font-size-complex="11pt"/>
    </style:style>
    <style:style style:name="P252" style:family="paragraph" style:parent-style-name="Standard" style:list-style-name="L30">
      <style:paragraph-properties fo:text-align="start" style:justify-single-word="false"/>
      <style:text-properties style:font-name="Segoe UI" fo:font-size="11pt" officeooo:rsid="027a2843" officeooo:paragraph-rsid="027a2843" style:font-size-asian="11pt" style:font-size-complex="11pt"/>
    </style:style>
    <style:style style:name="P253" style:family="paragraph" style:parent-style-name="Standard" style:list-style-name="L30">
      <style:paragraph-properties fo:text-align="start" style:justify-single-word="false"/>
      <style:text-properties style:font-name="Segoe UI" fo:font-size="11pt" officeooo:rsid="027d90ff" officeooo:paragraph-rsid="027d90ff" style:font-size-asian="11pt" style:font-size-complex="11pt"/>
    </style:style>
    <style:style style:name="P254" style:family="paragraph" style:parent-style-name="Standard" style:list-style-name="L30">
      <style:paragraph-properties fo:text-align="start" style:justify-single-word="false"/>
      <style:text-properties style:font-name="Segoe UI" fo:font-size="11pt" officeooo:rsid="027a2843" officeooo:paragraph-rsid="02809eab" style:font-size-asian="11pt" style:font-size-complex="11pt"/>
    </style:style>
    <style:style style:name="P255" style:family="paragraph" style:parent-style-name="Standard" style:list-style-name="L30">
      <style:paragraph-properties fo:text-align="start" style:justify-single-word="false"/>
      <style:text-properties officeooo:paragraph-rsid="02809eab"/>
    </style:style>
    <style:style style:name="P256" style:family="paragraph" style:parent-style-name="Standard" style:list-style-name="L30">
      <style:paragraph-properties fo:text-align="start" style:justify-single-word="false"/>
      <style:text-properties style:font-name="Segoe UI" fo:font-size="11pt" officeooo:rsid="027d90ff" officeooo:paragraph-rsid="02809eab" style:font-size-asian="11pt" style:font-size-complex="11pt"/>
    </style:style>
    <style:style style:name="P257" style:family="paragraph" style:parent-style-name="Standard" style:list-style-name="L30">
      <style:paragraph-properties fo:text-align="start" style:justify-single-word="false"/>
      <style:text-properties style:font-name="Segoe UI" fo:font-size="11pt" officeooo:rsid="01c32a9e" officeooo:paragraph-rsid="0270150f" style:font-size-asian="11pt" style:font-size-complex="11pt"/>
    </style:style>
    <style:style style:name="P258" style:family="paragraph" style:parent-style-name="Standard" style:list-style-name="L30">
      <style:paragraph-properties fo:text-align="start" style:justify-single-word="false"/>
      <style:text-properties style:font-name="Segoe UI" fo:font-size="11pt" officeooo:rsid="01c5986b" officeooo:paragraph-rsid="0270150f" style:font-size-asian="11pt" style:font-size-complex="11pt"/>
    </style:style>
    <style:style style:name="P259" style:family="paragraph" style:parent-style-name="Standard" style:list-style-name="L30">
      <style:paragraph-properties fo:text-align="start" style:justify-single-word="false"/>
      <style:text-properties style:font-name="Segoe UI" fo:font-size="11pt" officeooo:rsid="01c49315" officeooo:paragraph-rsid="0270150f" style:font-size-asian="11pt" style:font-size-complex="11pt"/>
    </style:style>
    <style:style style:name="P260" style:family="paragraph" style:parent-style-name="Standard" style:list-style-name="L30">
      <style:paragraph-properties fo:text-align="start" style:justify-single-word="false"/>
      <style:text-properties style:font-name="Segoe UI" fo:font-size="11pt" officeooo:rsid="02658cbd" officeooo:paragraph-rsid="0270150f" style:font-size-asian="11pt" style:font-size-complex="11pt"/>
    </style:style>
    <style:style style:name="P261" style:family="paragraph" style:parent-style-name="Standard" style:list-style-name="L30">
      <style:paragraph-properties fo:text-align="start" style:justify-single-word="false"/>
      <style:text-properties style:font-name="Segoe UI" fo:font-size="11pt" officeooo:rsid="01cdcca3" officeooo:paragraph-rsid="0270150f" style:font-size-asian="11pt" style:font-size-complex="11pt"/>
    </style:style>
    <style:style style:name="P262" style:family="paragraph" style:parent-style-name="Standard" style:list-style-name="L30">
      <style:paragraph-properties fo:text-align="start" style:justify-single-word="false"/>
      <style:text-properties style:font-name="Segoe UI" fo:font-size="11pt" officeooo:rsid="01cf046c" officeooo:paragraph-rsid="0270150f" style:font-size-asian="11pt" style:font-size-complex="11pt"/>
    </style:style>
    <style:style style:name="P263" style:family="paragraph" style:parent-style-name="Standard" style:list-style-name="L30">
      <style:paragraph-properties fo:text-align="start" style:justify-single-word="false"/>
      <style:text-properties style:font-name="Segoe UI" fo:font-size="11pt" officeooo:rsid="0268b14d" officeooo:paragraph-rsid="0270150f" style:font-size-asian="11pt" style:font-size-complex="11pt"/>
    </style:style>
    <style:style style:name="P264" style:family="paragraph" style:parent-style-name="Standard" style:list-style-name="L30">
      <style:paragraph-properties fo:text-align="start" style:justify-single-word="false"/>
      <style:text-properties style:font-name="Segoe UI" fo:font-size="11pt" officeooo:rsid="01d87b5a" officeooo:paragraph-rsid="0274f65a" style:font-size-asian="11pt" style:font-size-complex="11pt"/>
    </style:style>
    <style:style style:name="P265" style:family="paragraph" style:parent-style-name="Standard">
      <style:paragraph-properties fo:text-align="start" style:justify-single-word="false"/>
      <style:text-properties fo:color="#355269" loext:opacity="100%"/>
    </style:style>
    <style:style style:name="P266" style:family="paragraph" style:parent-style-name="Standard" style:list-style-name="L31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267" style:family="paragraph" style:parent-style-name="Standard">
      <style:paragraph-properties fo:text-align="start" style:justify-single-word="false"/>
      <style:text-properties fo:color="#355269" loext:opacity="100%" style:font-name="Segoe UI" fo:font-size="11pt" officeooo:rsid="01878f2b" officeooo:paragraph-rsid="01878f2b" style:font-size-asian="11pt" style:font-size-complex="11pt"/>
    </style:style>
    <style:style style:name="P268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8bc77e" officeooo:paragraph-rsid="018bc77e" style:font-size-asian="11pt" style:font-size-complex="11pt"/>
    </style:style>
    <style:style style:name="P269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9a89b8" officeooo:paragraph-rsid="019a89b8" style:font-size-asian="11pt" style:font-size-complex="11pt"/>
    </style:style>
    <style:style style:name="P270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905138" officeooo:paragraph-rsid="01905138" style:font-size-asian="11pt" style:font-size-complex="11pt"/>
    </style:style>
    <style:style style:name="P271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9272e7" officeooo:paragraph-rsid="019dc5e6" style:font-size-asian="11pt" style:font-size-complex="11pt"/>
    </style:style>
    <style:style style:name="P272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930b31" officeooo:paragraph-rsid="01930b31" style:font-size-asian="11pt" style:font-size-complex="11pt"/>
    </style:style>
    <style:style style:name="P273" style:family="paragraph" style:parent-style-name="Standard" style:list-style-name="L32">
      <style:paragraph-properties fo:text-align="start" style:justify-single-word="false"/>
      <style:text-properties fo:color="#000000" loext:opacity="100%" style:font-name="Segoe UI" fo:font-size="11pt" officeooo:rsid="01977b0d" officeooo:paragraph-rsid="01977b0d" style:font-size-asian="11pt" style:font-size-complex="11pt"/>
    </style:style>
    <style:style style:name="P274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28cee" officeooo:paragraph-rsid="01a28cee" style:font-size-asian="11pt" style:font-size-complex="11pt"/>
    </style:style>
    <style:style style:name="P275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365a2" officeooo:paragraph-rsid="01b677b0" style:font-size-asian="11pt" style:font-size-complex="11pt"/>
    </style:style>
    <style:style style:name="P276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5d63f" officeooo:paragraph-rsid="01b677b0" style:font-size-asian="11pt" style:font-size-complex="11pt"/>
    </style:style>
    <style:style style:name="P277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381c6" officeooo:paragraph-rsid="01b677b0" style:font-size-asian="11pt" style:font-size-complex="11pt"/>
    </style:style>
    <style:style style:name="P278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51df8" officeooo:paragraph-rsid="01b677b0" style:font-size-asian="11pt" style:font-size-complex="11pt"/>
    </style:style>
    <style:style style:name="P279" style:family="paragraph" style:parent-style-name="Standard" style:list-style-name="L33">
      <style:paragraph-properties fo:text-align="start" style:justify-single-word="false"/>
      <style:text-properties fo:color="#000000" loext:opacity="100%" style:font-name="Segoe UI" fo:font-size="11pt" officeooo:rsid="01a9d95c" officeooo:paragraph-rsid="01b677b0" style:font-size-asian="11pt" style:font-size-complex="11pt"/>
    </style:style>
    <style:style style:name="P280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ac816a" officeooo:paragraph-rsid="01ac816a" style:font-size-asian="11pt" style:font-size-complex="11pt"/>
    </style:style>
    <style:style style:name="P281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9272e7" officeooo:paragraph-rsid="01b04025" style:font-size-asian="11pt" style:font-size-complex="11pt"/>
    </style:style>
    <style:style style:name="P282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b04025" officeooo:paragraph-rsid="01b04025" style:font-size-asian="11pt" style:font-size-complex="11pt"/>
    </style:style>
    <style:style style:name="P283" style:family="paragraph" style:parent-style-name="Standard" style:list-style-name="L34">
      <style:paragraph-properties fo:text-align="start" style:justify-single-word="false"/>
      <style:text-properties officeooo:rsid="01b1c5f0" officeooo:paragraph-rsid="01b1c5f0"/>
    </style:style>
    <style:style style:name="P284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9272e7" officeooo:paragraph-rsid="01b34608" style:font-size-asian="11pt" style:font-size-complex="11pt"/>
    </style:style>
    <style:style style:name="P285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b34608" officeooo:paragraph-rsid="01b34608" style:font-size-asian="11pt" style:font-size-complex="11pt"/>
    </style:style>
    <style:style style:name="P286" style:family="paragraph" style:parent-style-name="Standard" style:list-style-name="L34">
      <style:paragraph-properties fo:text-align="start" style:justify-single-word="false"/>
      <style:text-properties officeooo:rsid="01b3ecbf" officeooo:paragraph-rsid="01b3ecbf"/>
    </style:style>
    <style:style style:name="P287" style:family="paragraph" style:parent-style-name="Standard" style:list-style-name="L34">
      <style:paragraph-properties fo:text-align="start" style:justify-single-word="false"/>
      <style:text-properties officeooo:rsid="01b1c5f0" officeooo:paragraph-rsid="01b3ecbf"/>
    </style:style>
    <style:style style:name="P288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9272e7" officeooo:paragraph-rsid="01b3ecbf" style:font-size-asian="11pt" style:font-size-complex="11pt"/>
    </style:style>
    <style:style style:name="P289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b34608" officeooo:paragraph-rsid="01b3ecbf" style:font-size-asian="11pt" style:font-size-complex="11pt"/>
    </style:style>
    <style:style style:name="P290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b04025" officeooo:paragraph-rsid="01b3ecbf" style:font-size-asian="11pt" style:font-size-complex="11pt"/>
    </style:style>
    <style:style style:name="P291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977b0d" officeooo:paragraph-rsid="01b87538" style:font-size-asian="11pt" style:font-size-complex="11pt"/>
    </style:style>
    <style:style style:name="P292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b87538" officeooo:paragraph-rsid="01b87538" style:font-size-asian="11pt" style:font-size-complex="11pt"/>
    </style:style>
    <style:style style:name="P293" style:family="paragraph" style:parent-style-name="Standard" style:list-style-name="L34">
      <style:paragraph-properties fo:text-align="start" style:justify-single-word="false"/>
      <style:text-properties fo:color="#000000" loext:opacity="100%" style:font-name="Segoe UI" fo:font-size="11pt" officeooo:rsid="019272e7" officeooo:paragraph-rsid="01ba7126" style:font-size-asian="11pt" style:font-size-complex="11pt"/>
    </style:style>
    <style:style style:name="P294" style:family="paragraph" style:parent-style-name="Standard">
      <style:paragraph-properties fo:text-align="start" style:justify-single-word="false"/>
      <style:text-properties fo:color="#000000" loext:opacity="100%" style:font-name="Segoe UI" fo:font-size="11pt" officeooo:rsid="01977b0d" officeooo:paragraph-rsid="01b87538" style:font-size-asian="11pt" style:font-size-complex="11pt"/>
    </style:style>
    <style:style style:name="P295" style:family="paragraph" style:parent-style-name="Heading_20_1">
      <style:text-properties fo:color="#355269" loext:opacity="100%" style:font-name="Segoe UI" officeooo:rsid="0296aa2f" officeooo:paragraph-rsid="0296aa2f"/>
    </style:style>
    <style:style style:name="P296" style:family="paragraph" style:parent-style-name="Text_20_body">
      <style:text-properties style:font-name="Segoe UI" fo:font-size="11pt" officeooo:paragraph-rsid="0296aa2f" style:font-size-asian="9.60000038146973pt" style:font-size-complex="11pt"/>
    </style:style>
    <style:style style:name="P297" style:family="paragraph" style:parent-style-name="Table_20_Contents">
      <style:text-properties fo:color="#355269" loext:opacity="100%" style:font-name="Segoe UI" fo:font-size="11pt" fo:font-weight="bold" officeooo:rsid="00370939" officeooo:paragraph-rsid="0284faa0" style:font-size-asian="11pt" style:font-weight-asian="bold" style:font-size-complex="11pt" style:font-weight-complex="bold"/>
    </style:style>
    <style:style style:name="P298" style:family="paragraph" style:parent-style-name="Table_20_Contents">
      <style:text-properties style:font-name="Segoe UI" fo:font-size="11pt" officeooo:rsid="00370939" officeooo:paragraph-rsid="0284faa0" style:font-size-asian="11pt" style:font-size-complex="11pt"/>
    </style:style>
    <style:style style:name="P299" style:family="paragraph" style:parent-style-name="Table_20_Contents">
      <style:text-properties style:font-name="Segoe UI" fo:font-size="11pt" officeooo:rsid="0038cc8b" officeooo:paragraph-rsid="0284faa0" style:font-size-asian="11pt" style:font-size-complex="11pt"/>
    </style:style>
    <style:style style:name="P300" style:family="paragraph" style:parent-style-name="Table_20_Contents">
      <style:text-properties style:font-name="Segoe UI" fo:font-size="11pt" officeooo:paragraph-rsid="0284faa0" style:font-size-asian="11pt" style:font-size-complex="11pt"/>
    </style:style>
    <style:style style:name="P301" style:family="paragraph" style:parent-style-name="Standard">
      <style:paragraph-properties fo:text-align="start" style:justify-single-word="false"/>
      <style:text-properties fo:color="#000000" loext:opacity="100%" style:font-name="Segoe UI" fo:font-size="11pt" officeooo:rsid="01977b0d" officeooo:paragraph-rsid="0284faa0" style:font-size-asian="11pt" style:font-size-complex="11pt"/>
    </style:style>
    <style:style style:name="T1" style:family="text">
      <style:text-properties officeooo:rsid="02d9c2c1"/>
    </style:style>
    <style:style style:name="T2" style:family="text">
      <style:text-properties officeooo:rsid="02a2a4f6"/>
    </style:style>
    <style:style style:name="T3" style:family="text">
      <style:text-properties officeooo:rsid="02a24532"/>
    </style:style>
    <style:style style:name="T4" style:family="text">
      <style:text-properties fo:font-size="11pt" officeooo:rsid="02d9c2c1" style:font-size-asian="11pt" style:font-size-complex="11pt"/>
    </style:style>
    <style:style style:name="T5" style:family="text">
      <style:text-properties fo:font-size="11pt" officeooo:rsid="02da9761" style:font-size-asian="11pt" style:font-size-complex="11pt"/>
    </style:style>
    <style:style style:name="T6" style:family="text">
      <style:text-properties fo:font-size="11pt" officeooo:rsid="02dde87b" style:font-size-asian="11pt" style:font-size-complex="11pt"/>
    </style:style>
    <style:style style:name="T7" style:family="text">
      <style:text-properties fo:font-size="11pt" officeooo:rsid="02e10e07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2a69d61" style:font-size-asian="11pt" style:font-size-complex="11pt"/>
    </style:style>
    <style:style style:name="T10" style:family="text">
      <style:text-properties officeooo:rsid="01eef5cb"/>
    </style:style>
    <style:style style:name="T11" style:family="text">
      <style:text-properties officeooo:rsid="02b77087"/>
    </style:style>
    <style:style style:name="T12" style:family="text">
      <style:text-properties fo:color="#355269" loext:opacity="100%" style:font-name="Segoe UI"/>
    </style:style>
    <style:style style:name="T13" style:family="text">
      <style:text-properties fo:color="#355269" loext:opacity="100%" style:font-name="Segoe UI" officeooo:rsid="0095d8bb"/>
    </style:style>
    <style:style style:name="T14" style:family="text">
      <style:text-properties fo:color="#355269" loext:opacity="100%" fo:font-weight="normal" style:font-weight-asian="normal" style:font-weight-complex="normal"/>
    </style:style>
    <style:style style:name="T15" style:family="text">
      <style:text-properties fo:color="#355269" loext:opacity="100%" officeooo:rsid="013723a2"/>
    </style:style>
    <style:style style:name="T16" style:family="text">
      <style:text-properties fo:color="#355269" loext:opacity="100%"/>
    </style:style>
    <style:style style:name="T17" style:family="text">
      <style:text-properties officeooo:rsid="0095d8bb"/>
    </style:style>
    <style:style style:name="T18" style:family="text">
      <style:text-properties fo:language="en" fo:country="US"/>
    </style:style>
    <style:style style:name="T19" style:family="text">
      <style:text-properties fo:color="#000000" loext:opacity="100%" fo:font-weight="normal" officeooo:rsid="01f61e30" style:font-weight-asian="normal" style:font-weight-complex="normal"/>
    </style:style>
    <style:style style:name="T20" style:family="text">
      <style:text-properties fo:color="#000000" loext:opacity="100%" fo:font-weight="normal" officeooo:rsid="01f7e5d4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95d8bb" style:font-weight-asian="normal" style:font-weight-complex="normal"/>
    </style:style>
    <style:style style:name="T23" style:family="text">
      <style:text-properties officeooo:rsid="01f61e30"/>
    </style:style>
    <style:style style:name="T24" style:family="text">
      <style:text-properties officeooo:rsid="01f7e5d4"/>
    </style:style>
    <style:style style:name="T25" style:family="text">
      <style:text-properties fo:color="#355269" loext:opacity="100%" fo:font-weight="normal" officeooo:rsid="0095d8bb" style:font-weight-asian="normal" style:font-weight-complex="normal"/>
    </style:style>
    <style:style style:name="T26" style:family="text">
      <style:text-properties fo:color="#355269" loext:opacity="100%" officeooo:rsid="01eef5cb"/>
    </style:style>
    <style:style style:name="T27" style:family="text">
      <style:text-properties officeooo:rsid="01fe8ead"/>
    </style:style>
    <style:style style:name="T28" style:family="text">
      <style:text-properties officeooo:rsid="0200085e"/>
    </style:style>
    <style:style style:name="T29" style:family="text">
      <style:text-properties fo:color="#000000" loext:opacity="100%" fo:font-weight="normal" officeooo:rsid="00a58d6c" style:font-weight-asian="normal" style:font-weight-complex="normal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officeooo:rsid="0129e841"/>
    </style:style>
    <style:style style:name="T32" style:family="text">
      <style:text-properties officeooo:rsid="0135bb32"/>
    </style:style>
    <style:style style:name="T33" style:family="text">
      <style:text-properties officeooo:rsid="00a73b7e"/>
    </style:style>
    <style:style style:name="T34" style:family="text">
      <style:text-properties fo:font-weight="normal" officeooo:rsid="00a73b7e" style:font-weight-asian="normal" style:font-weight-complex="normal"/>
    </style:style>
    <style:style style:name="T35" style:family="text">
      <style:text-properties fo:font-weight="normal" officeooo:rsid="00ace300" style:font-weight-asian="normal" style:font-weight-complex="normal"/>
    </style:style>
    <style:style style:name="T36" style:family="text">
      <style:text-properties fo:font-weight="normal" officeooo:rsid="00bb0719" style:font-weight-asian="normal" style:font-weight-complex="normal"/>
    </style:style>
    <style:style style:name="T37" style:family="text">
      <style:text-properties fo:font-weight="normal" officeooo:rsid="00b9394d" style:font-weight-asian="normal" style:font-weight-complex="normal"/>
    </style:style>
    <style:style style:name="T38" style:family="text">
      <style:text-properties officeooo:rsid="01f2b61c"/>
    </style:style>
    <style:style style:name="T39" style:family="text">
      <style:text-properties fo:color="#355269" loext:opacity="100%" officeooo:rsid="00ae92b7"/>
    </style:style>
    <style:style style:name="T40" style:family="text">
      <style:text-properties officeooo:rsid="00bb8a23"/>
    </style:style>
    <style:style style:name="T41" style:family="text">
      <style:text-properties officeooo:rsid="00b757e1"/>
    </style:style>
    <style:style style:name="T42" style:family="text">
      <style:text-properties fo:color="#355269" loext:opacity="100%" officeooo:rsid="00b4bcd5"/>
    </style:style>
    <style:style style:name="T43" style:family="text">
      <style:text-properties officeooo:rsid="0234ad91"/>
    </style:style>
    <style:style style:name="T44" style:family="text">
      <style:text-properties officeooo:rsid="02362784"/>
    </style:style>
    <style:style style:name="T45" style:family="text">
      <style:text-properties officeooo:rsid="0241d965"/>
    </style:style>
    <style:style style:name="T46" style:family="text">
      <style:text-properties officeooo:rsid="02379f34"/>
    </style:style>
    <style:style style:name="T47" style:family="text">
      <style:text-properties officeooo:rsid="02358cd7"/>
    </style:style>
    <style:style style:name="T48" style:family="text">
      <style:text-properties officeooo:rsid="0238b0de"/>
    </style:style>
    <style:style style:name="T49" style:family="text">
      <style:text-properties officeooo:rsid="023f4f62"/>
    </style:style>
    <style:style style:name="T50" style:family="text">
      <style:text-properties officeooo:rsid="00c527ac"/>
    </style:style>
    <style:style style:name="T51" style:family="text">
      <style:text-properties officeooo:rsid="022dd80f"/>
    </style:style>
    <style:style style:name="T52" style:family="text">
      <style:text-properties officeooo:rsid="022bdd82"/>
    </style:style>
    <style:style style:name="T53" style:family="text">
      <style:text-properties officeooo:rsid="022bc4c0"/>
    </style:style>
    <style:style style:name="T54" style:family="text">
      <style:text-properties officeooo:rsid="00d7a21f"/>
    </style:style>
    <style:style style:name="T55" style:family="text">
      <style:text-properties officeooo:rsid="00c11017"/>
    </style:style>
    <style:style style:name="T56" style:family="text">
      <style:text-properties officeooo:rsid="00bfa963"/>
    </style:style>
    <style:style style:name="T57" style:family="text">
      <style:text-properties officeooo:rsid="00f7788d"/>
    </style:style>
    <style:style style:name="T58" style:family="text">
      <style:text-properties officeooo:rsid="00c27447"/>
    </style:style>
    <style:style style:name="T59" style:family="text">
      <style:text-properties officeooo:rsid="0205f9d7"/>
    </style:style>
    <style:style style:name="T60" style:family="text">
      <style:text-properties officeooo:rsid="00b4bcd5"/>
    </style:style>
    <style:style style:name="T61" style:family="text">
      <style:text-properties officeooo:rsid="02060166"/>
    </style:style>
    <style:style style:name="T62" style:family="text">
      <style:text-properties officeooo:rsid="00d1e58a"/>
    </style:style>
    <style:style style:name="T63" style:family="text">
      <style:text-properties officeooo:rsid="00d91876"/>
    </style:style>
    <style:style style:name="T64" style:family="text">
      <style:text-properties officeooo:rsid="00d77d70"/>
    </style:style>
    <style:style style:name="T65" style:family="text">
      <style:text-properties officeooo:rsid="01287ad0"/>
    </style:style>
    <style:style style:name="T66" style:family="text">
      <style:text-properties fo:color="#355269" loext:opacity="100%" officeooo:rsid="00e126ba"/>
    </style:style>
    <style:style style:name="T67" style:family="text">
      <style:text-properties fo:color="#000000" loext:opacity="100%" officeooo:rsid="02060166"/>
    </style:style>
    <style:style style:name="T68" style:family="text">
      <style:text-properties officeooo:rsid="00ed4223"/>
    </style:style>
    <style:style style:name="T69" style:family="text">
      <style:text-properties officeooo:rsid="00ef38c5"/>
    </style:style>
    <style:style style:name="T70" style:family="text">
      <style:text-properties officeooo:rsid="00ed5f18"/>
    </style:style>
    <style:style style:name="T71" style:family="text">
      <style:text-properties officeooo:rsid="00e126ba"/>
    </style:style>
    <style:style style:name="T72" style:family="text">
      <style:text-properties officeooo:rsid="00f70e09"/>
    </style:style>
    <style:style style:name="T73" style:family="text">
      <style:text-properties officeooo:rsid="00f6981a"/>
    </style:style>
    <style:style style:name="T74" style:family="text">
      <style:text-properties officeooo:rsid="00fafa7a"/>
    </style:style>
    <style:style style:name="T75" style:family="text">
      <style:text-properties officeooo:rsid="01000a78"/>
    </style:style>
    <style:style style:name="T76" style:family="text">
      <style:text-properties officeooo:rsid="00fdbf59"/>
    </style:style>
    <style:style style:name="T77" style:family="text">
      <style:text-properties fo:color="#000000" loext:opacity="100%" style:font-name="Segoe UI" fo:font-size="11pt" officeooo:rsid="00fdbf59" style:font-size-asian="11pt" style:font-size-complex="11pt"/>
    </style:style>
    <style:style style:name="T78" style:family="text">
      <style:text-properties fo:color="#000000" loext:opacity="100%" style:font-name="Segoe UI" fo:font-size="11pt" officeooo:rsid="02060166" style:font-size-asian="11pt" style:font-size-complex="11pt"/>
    </style:style>
    <style:style style:name="T79" style:family="text">
      <style:text-properties officeooo:rsid="0105acf1"/>
    </style:style>
    <style:style style:name="T80" style:family="text">
      <style:text-properties officeooo:rsid="01068663"/>
    </style:style>
    <style:style style:name="T81" style:family="text">
      <style:text-properties officeooo:rsid="01080320"/>
    </style:style>
    <style:style style:name="T82" style:family="text">
      <style:text-properties officeooo:rsid="010a520c"/>
    </style:style>
    <style:style style:name="T83" style:family="text">
      <style:text-properties officeooo:rsid="011239ba"/>
    </style:style>
    <style:style style:name="T84" style:family="text">
      <style:text-properties officeooo:rsid="0124fb2f"/>
    </style:style>
    <style:style style:name="T85" style:family="text">
      <style:text-properties officeooo:rsid="01156d16"/>
    </style:style>
    <style:style style:name="T86" style:family="text">
      <style:text-properties officeooo:rsid="01168468"/>
    </style:style>
    <style:style style:name="T87" style:family="text">
      <style:text-properties officeooo:rsid="014d6e81"/>
    </style:style>
    <style:style style:name="T88" style:family="text">
      <style:text-properties officeooo:rsid="01178a03"/>
    </style:style>
    <style:style style:name="T89" style:family="text">
      <style:text-properties officeooo:rsid="011a42cc"/>
    </style:style>
    <style:style style:name="T90" style:family="text">
      <style:text-properties officeooo:rsid="011a6b2e"/>
    </style:style>
    <style:style style:name="T91" style:family="text">
      <style:text-properties officeooo:rsid="011c1968"/>
    </style:style>
    <style:style style:name="T92" style:family="text">
      <style:text-properties officeooo:rsid="012133c4"/>
    </style:style>
    <style:style style:name="T93" style:family="text">
      <style:text-properties fo:language="tr" fo:country="TR" officeooo:rsid="01235aa9"/>
    </style:style>
    <style:style style:name="T94" style:family="text">
      <style:text-properties fo:language="en" fo:country="US" officeooo:rsid="01235aa9"/>
    </style:style>
    <style:style style:name="T95" style:family="text">
      <style:text-properties officeooo:rsid="0121e5b4"/>
    </style:style>
    <style:style style:name="T96" style:family="text">
      <style:text-properties officeooo:rsid="01235aa9"/>
    </style:style>
    <style:style style:name="T97" style:family="text">
      <style:text-properties fo:color="#000000" loext:opacity="100%" style:font-name="Segoe UI" fo:font-size="11pt" officeooo:rsid="013ba000" style:font-size-asian="11pt" style:font-size-complex="11pt"/>
    </style:style>
    <style:style style:name="T98" style:family="text">
      <style:text-properties fo:color="#000000" loext:opacity="100%" style:font-name="Segoe UI" fo:font-size="11pt" officeooo:rsid="013c8b4c" style:font-size-asian="11pt" style:font-size-complex="11pt"/>
    </style:style>
    <style:style style:name="T99" style:family="text">
      <style:text-properties fo:color="#000000" loext:opacity="100%" style:font-name="Segoe UI" fo:font-size="11pt" officeooo:rsid="013d0bf3" style:font-size-asian="11pt" style:font-size-complex="11pt"/>
    </style:style>
    <style:style style:name="T100" style:family="text">
      <style:text-properties fo:color="#000000" loext:opacity="100%" style:font-name="Segoe UI" fo:font-size="11pt" officeooo:rsid="013dbc87" style:font-size-asian="11pt" style:font-size-complex="11pt"/>
    </style:style>
    <style:style style:name="T101" style:family="text">
      <style:text-properties fo:color="#000000" loext:opacity="100%" style:font-name="Segoe UI" fo:font-size="11pt" officeooo:rsid="014a36f3" style:font-size-asian="11pt" style:font-size-complex="11pt"/>
    </style:style>
    <style:style style:name="T102" style:family="text">
      <style:text-properties fo:color="#000000" loext:opacity="100%" style:font-name="Segoe UI" fo:font-size="11pt" officeooo:rsid="013a91f4" style:font-size-asian="11pt" style:font-size-complex="11pt"/>
    </style:style>
    <style:style style:name="T103" style:family="text">
      <style:text-properties fo:color="#000000" loext:opacity="100%" style:font-name="Segoe UI" fo:font-size="11pt" style:font-size-asian="11pt" style:font-size-complex="11pt"/>
    </style:style>
    <style:style style:name="T104" style:family="text">
      <style:text-properties officeooo:rsid="0145c9ca"/>
    </style:style>
    <style:style style:name="T105" style:family="text">
      <style:text-properties officeooo:rsid="0147df06"/>
    </style:style>
    <style:style style:name="T106" style:family="text">
      <style:text-properties fo:language="en" fo:country="US" officeooo:rsid="0147df06"/>
    </style:style>
    <style:style style:name="T107" style:family="text">
      <style:text-properties officeooo:rsid="014bcbea"/>
    </style:style>
    <style:style style:name="T108" style:family="text">
      <style:text-properties officeooo:rsid="01507671"/>
    </style:style>
    <style:style style:name="T109" style:family="text">
      <style:text-properties officeooo:rsid="0177b08e"/>
    </style:style>
    <style:style style:name="T110" style:family="text">
      <style:text-properties officeooo:rsid="01564a3d"/>
    </style:style>
    <style:style style:name="T111" style:family="text">
      <style:text-properties fo:color="#000000" loext:opacity="100%" style:font-name="Segoe UI" fo:font-size="11pt" officeooo:rsid="015734ad" style:font-size-asian="11pt" style:font-size-complex="11pt"/>
    </style:style>
    <style:style style:name="T112" style:family="text">
      <style:text-properties fo:color="#000000" loext:opacity="100%" style:font-name="Segoe UI" fo:font-size="11pt" officeooo:rsid="01595ca3" style:font-size-asian="11pt" style:font-size-complex="11pt"/>
    </style:style>
    <style:style style:name="T113" style:family="text">
      <style:text-properties fo:color="#000000" loext:opacity="100%" style:font-name="Segoe UI" fo:font-size="11pt" officeooo:rsid="012143ea" style:font-size-asian="11pt" style:font-size-complex="11pt"/>
    </style:style>
    <style:style style:name="T114" style:family="text">
      <style:text-properties fo:color="#000000" loext:opacity="100%" style:font-name="Segoe UI" fo:font-size="11pt" fo:language="tr" fo:country="TR" officeooo:rsid="01235aa9" style:font-size-asian="11pt" style:font-size-complex="11pt"/>
    </style:style>
    <style:style style:name="T115" style:family="text">
      <style:text-properties fo:color="#000000" loext:opacity="100%" style:font-name="Segoe UI" fo:font-size="11pt" fo:language="en" fo:country="US" officeooo:rsid="01235aa9" style:font-size-asian="11pt" style:font-size-complex="11pt"/>
    </style:style>
    <style:style style:name="T116" style:family="text">
      <style:text-properties fo:color="#000000" loext:opacity="100%" style:font-name="Segoe UI" fo:font-size="11pt" officeooo:rsid="0121e5b4" style:font-size-asian="11pt" style:font-size-complex="11pt"/>
    </style:style>
    <style:style style:name="T117" style:family="text">
      <style:text-properties fo:color="#000000" loext:opacity="100%" style:font-name="Segoe UI" fo:font-size="11pt" officeooo:rsid="015d60df" style:font-size-asian="11pt" style:font-size-complex="11pt"/>
    </style:style>
    <style:style style:name="T118" style:family="text">
      <style:text-properties fo:color="#000000" loext:opacity="100%" style:font-name="Segoe UI" fo:font-size="11pt" fo:language="en" fo:country="US" officeooo:rsid="015d60df" style:font-size-asian="11pt" style:font-size-complex="11pt"/>
    </style:style>
    <style:style style:name="T119" style:family="text">
      <style:text-properties fo:color="#000000" loext:opacity="100%" style:font-name="Segoe UI" fo:font-size="11pt" officeooo:rsid="015b46f1" style:font-size-asian="11pt" style:font-size-complex="11pt"/>
    </style:style>
    <style:style style:name="T120" style:family="text">
      <style:text-properties fo:color="#000000" loext:opacity="100%" style:font-name="Segoe UI" fo:font-size="11pt" officeooo:rsid="015ca36c" style:font-size-asian="11pt" style:font-size-complex="11pt"/>
    </style:style>
    <style:style style:name="T121" style:family="text">
      <style:text-properties fo:color="#000000" loext:opacity="100%" style:font-name="Segoe UI" fo:font-size="11pt" officeooo:rsid="0160dd6b" style:font-size-asian="11pt" style:font-size-complex="11pt"/>
    </style:style>
    <style:style style:name="T122" style:family="text">
      <style:text-properties fo:color="#000000" loext:opacity="100%" style:font-name="Segoe UI" fo:font-size="11pt" officeooo:rsid="015e1809" style:font-size-asian="11pt" style:font-size-complex="11pt"/>
    </style:style>
    <style:style style:name="T123" style:family="text">
      <style:text-properties fo:color="#000000" loext:opacity="100%" style:font-name="Segoe UI" fo:font-size="11pt" officeooo:rsid="0171c276" style:font-size-asian="11pt" style:font-size-complex="11pt"/>
    </style:style>
    <style:style style:name="T124" style:family="text">
      <style:text-properties fo:color="#000000" loext:opacity="100%" style:font-name="Segoe UI" fo:font-size="11pt" fo:language="en" fo:country="US" style:font-size-asian="11pt" style:font-size-complex="11pt"/>
    </style:style>
    <style:style style:name="T125" style:family="text">
      <style:text-properties fo:color="#000000" loext:opacity="100%" style:font-name="Segoe UI" fo:font-size="11pt" fo:language="en" fo:country="US" officeooo:rsid="016e204d" style:font-size-asian="11pt" style:font-size-complex="11pt"/>
    </style:style>
    <style:style style:name="T126" style:family="text">
      <style:text-properties fo:color="#000000" loext:opacity="100%" style:font-name="Segoe UI" fo:font-size="11pt" fo:language="en" fo:country="US" officeooo:rsid="016bfd4b" style:font-size-asian="11pt" style:font-size-complex="11pt"/>
    </style:style>
    <style:style style:name="T127" style:family="text">
      <style:text-properties fo:color="#000000" loext:opacity="100%" style:font-name="Segoe UI" fo:font-size="11pt" officeooo:rsid="016bfd4b" style:font-size-asian="11pt" style:font-size-complex="11pt"/>
    </style:style>
    <style:style style:name="T128" style:family="text">
      <style:text-properties fo:color="#000000" loext:opacity="100%" style:font-name="Segoe UI" fo:font-size="11pt" officeooo:rsid="0170d609" style:font-size-asian="11pt" style:font-size-complex="11pt"/>
    </style:style>
    <style:style style:name="T129" style:family="text">
      <style:text-properties fo:color="#000000" loext:opacity="100%" style:font-name="Segoe UI" fo:font-size="11pt" officeooo:rsid="017394cc" style:font-size-asian="11pt" style:font-size-complex="11pt"/>
    </style:style>
    <style:style style:name="T130" style:family="text">
      <style:text-properties officeooo:rsid="017a039d"/>
    </style:style>
    <style:style style:name="T131" style:family="text">
      <style:text-properties fo:color="#355269" loext:opacity="100%" officeooo:rsid="0129eede"/>
    </style:style>
    <style:style style:name="T132" style:family="text">
      <style:text-properties fo:color="#355269" loext:opacity="100%" officeooo:rsid="017ec278"/>
    </style:style>
    <style:style style:name="T133" style:family="text">
      <style:text-properties officeooo:rsid="0185e8dc"/>
    </style:style>
    <style:style style:name="T134" style:family="text">
      <style:text-properties officeooo:rsid="0188548e"/>
    </style:style>
    <style:style style:name="T135" style:family="text">
      <style:text-properties officeooo:rsid="018aee83"/>
    </style:style>
    <style:style style:name="T136" style:family="text">
      <style:text-properties officeooo:rsid="018b8310"/>
    </style:style>
    <style:style style:name="T137" style:family="text">
      <style:text-properties officeooo:rsid="01d026a8"/>
    </style:style>
    <style:style style:name="T138" style:family="text">
      <style:text-properties officeooo:rsid="01d3db43"/>
    </style:style>
    <style:style style:name="T139" style:family="text">
      <style:text-properties officeooo:rsid="01cf046c"/>
    </style:style>
    <style:style style:name="T140" style:family="text">
      <style:text-properties style:font-name="Segoe UI" fo:font-size="11pt" officeooo:rsid="01d21baf" style:font-size-asian="11pt" style:font-size-complex="11pt"/>
    </style:style>
    <style:style style:name="T141" style:family="text">
      <style:text-properties style:font-name="Segoe UI" fo:font-size="11pt" officeooo:rsid="01cdcca3" style:font-size-asian="11pt" style:font-size-complex="11pt"/>
    </style:style>
    <style:style style:name="T142" style:family="text">
      <style:text-properties officeooo:rsid="01c32a9e"/>
    </style:style>
    <style:style style:name="T143" style:family="text">
      <style:text-properties officeooo:rsid="01c46777"/>
    </style:style>
    <style:style style:name="T144" style:family="text">
      <style:text-properties officeooo:rsid="0225e55f"/>
    </style:style>
    <style:style style:name="T145" style:family="text">
      <style:text-properties officeooo:rsid="01e1b33d"/>
    </style:style>
    <style:style style:name="T146" style:family="text">
      <style:text-properties officeooo:rsid="01e60b74"/>
    </style:style>
    <style:style style:name="T147" style:family="text">
      <style:text-properties officeooo:rsid="01ebbdcf"/>
    </style:style>
    <style:style style:name="T148" style:family="text">
      <style:text-properties officeooo:rsid="01ec6deb"/>
    </style:style>
    <style:style style:name="T149" style:family="text">
      <style:text-properties officeooo:rsid="01eb43d6"/>
    </style:style>
    <style:style style:name="T150" style:family="text">
      <style:text-properties fo:color="#000000" loext:opacity="100%" officeooo:rsid="01b3ecbf"/>
    </style:style>
    <style:style style:name="T151" style:family="text">
      <style:text-properties officeooo:rsid="02264855"/>
    </style:style>
    <style:style style:name="T152" style:family="text">
      <style:text-properties officeooo:rsid="024553bf"/>
    </style:style>
    <style:style style:name="T153" style:family="text">
      <style:text-properties officeooo:rsid="024581a3"/>
    </style:style>
    <style:style style:name="T154" style:family="text">
      <style:text-properties officeooo:rsid="024a0993"/>
    </style:style>
    <style:style style:name="T155" style:family="text">
      <style:text-properties officeooo:rsid="02484d05"/>
    </style:style>
    <style:style style:name="T156" style:family="text">
      <style:text-properties officeooo:rsid="026da414"/>
    </style:style>
    <style:style style:name="T157" style:family="text">
      <style:text-properties officeooo:rsid="025c0824"/>
    </style:style>
    <style:style style:name="T158" style:family="text">
      <style:text-properties officeooo:rsid="025d63c2"/>
    </style:style>
    <style:style style:name="T159" style:family="text">
      <style:text-properties officeooo:rsid="027be460"/>
    </style:style>
    <style:style style:name="T160" style:family="text">
      <style:text-properties officeooo:rsid="027c5081"/>
    </style:style>
    <style:style style:name="T161" style:family="text">
      <style:text-properties fo:language="en" fo:country="US" officeooo:rsid="027c5081"/>
    </style:style>
    <style:style style:name="T162" style:family="text">
      <style:text-properties fo:color="#000000" loext:opacity="100%" officeooo:rsid="026adcb5"/>
    </style:style>
    <style:style style:name="T163" style:family="text">
      <style:text-properties fo:color="#000000" loext:opacity="100%" officeooo:rsid="0268e7cc"/>
    </style:style>
    <style:style style:name="T164" style:family="text">
      <style:text-properties officeooo:rsid="017ec278"/>
    </style:style>
    <style:style style:name="T165" style:family="text">
      <style:text-properties fo:language="en" fo:country="AU"/>
    </style:style>
    <style:style style:name="T166" style:family="text">
      <style:text-properties officeooo:rsid="027f10c8"/>
    </style:style>
    <style:style style:name="T167" style:family="text">
      <style:text-properties officeooo:rsid="02809eab"/>
    </style:style>
    <style:style style:name="T168" style:family="text">
      <style:text-properties fo:language="en" fo:country="AU" officeooo:rsid="02809eab"/>
    </style:style>
    <style:style style:name="T169" style:family="text">
      <style:text-properties style:font-name="Segoe UI" fo:font-size="11pt" officeooo:rsid="027d90ff" style:font-size-asian="11pt" style:font-size-complex="11pt"/>
    </style:style>
    <style:style style:name="T170" style:family="text">
      <style:text-properties style:font-name="Segoe UI" fo:font-size="11pt" officeooo:rsid="02833a31" style:font-size-asian="11pt" style:font-size-complex="11pt"/>
    </style:style>
    <style:style style:name="T171" style:family="text">
      <style:text-properties officeooo:rsid="02716fb8"/>
    </style:style>
    <style:style style:name="T172" style:family="text">
      <style:text-properties officeooo:rsid="0272c986"/>
    </style:style>
    <style:style style:name="T173" style:family="text">
      <style:text-properties fo:color="#000000" loext:opacity="100%" officeooo:rsid="0272c986"/>
    </style:style>
    <style:style style:name="T174" style:family="text">
      <style:text-properties fo:color="#000000" loext:opacity="100%" officeooo:rsid="0274f65a"/>
    </style:style>
    <style:style style:name="T175" style:family="text">
      <style:text-properties officeooo:rsid="012b72f3"/>
    </style:style>
    <style:style style:name="T176" style:family="text">
      <style:text-properties officeooo:rsid="012d855c"/>
    </style:style>
    <style:style style:name="T177" style:family="text">
      <style:text-properties officeooo:rsid="018e9652"/>
    </style:style>
    <style:style style:name="T178" style:family="text">
      <style:text-properties officeooo:rsid="01905138"/>
    </style:style>
    <style:style style:name="T179" style:family="text">
      <style:text-properties officeooo:rsid="01995862"/>
    </style:style>
    <style:style style:name="T180" style:family="text">
      <style:text-properties officeooo:rsid="025ff8b4"/>
    </style:style>
    <style:style style:name="T181" style:family="text">
      <style:text-properties officeooo:rsid="019c3cc4"/>
    </style:style>
    <style:style style:name="T182" style:family="text">
      <style:text-properties officeooo:rsid="019100e2"/>
    </style:style>
    <style:style style:name="T183" style:family="text">
      <style:text-properties officeooo:rsid="01930b31"/>
    </style:style>
    <style:style style:name="T184" style:family="text">
      <style:text-properties officeooo:rsid="019dc5e6"/>
    </style:style>
    <style:style style:name="T185" style:family="text">
      <style:text-properties officeooo:rsid="019fdf01"/>
    </style:style>
    <style:style style:name="T186" style:family="text">
      <style:text-properties officeooo:rsid="01943fd7"/>
    </style:style>
    <style:style style:name="T187" style:family="text">
      <style:text-properties officeooo:rsid="019475ce"/>
    </style:style>
    <style:style style:name="T188" style:family="text">
      <style:text-properties officeooo:rsid="019de55c"/>
    </style:style>
    <style:style style:name="T189" style:family="text">
      <style:text-properties officeooo:rsid="01b73d01"/>
    </style:style>
    <style:style style:name="T190" style:family="text">
      <style:text-properties officeooo:rsid="01a630c2"/>
    </style:style>
    <style:style style:name="T191" style:family="text">
      <style:text-properties officeooo:rsid="01a51df8"/>
    </style:style>
    <style:style style:name="T192" style:family="text">
      <style:text-properties officeooo:rsid="01a713f1"/>
    </style:style>
    <style:style style:name="T193" style:family="text">
      <style:text-properties officeooo:rsid="025dcb5b"/>
    </style:style>
    <style:style style:name="T194" style:family="text">
      <style:text-properties officeooo:rsid="01a8ae3b"/>
    </style:style>
    <style:style style:name="T195" style:family="text">
      <style:text-properties officeooo:rsid="025da5e5"/>
    </style:style>
    <style:style style:name="T196" style:family="text">
      <style:text-properties officeooo:rsid="01b1c5f0"/>
    </style:style>
    <style:style style:name="T197" style:family="text">
      <style:text-properties officeooo:rsid="01afec9e"/>
    </style:style>
    <style:style style:name="T198" style:family="text">
      <style:text-properties fo:color="#000000" loext:opacity="100%" style:font-name="Segoe UI" fo:font-size="11pt" officeooo:rsid="01b04025" style:font-size-asian="11pt" style:font-size-complex="11pt"/>
    </style:style>
    <style:style style:name="T199" style:family="text">
      <style:text-properties fo:color="#000000" loext:opacity="100%" style:font-name="Segoe UI" fo:font-size="11pt" officeooo:rsid="01b3ecbf" style:font-size-asian="11pt" style:font-size-complex="11pt"/>
    </style:style>
    <style:style style:name="T200" style:family="text">
      <style:text-properties fo:color="#000000" loext:opacity="100%" style:font-name="Segoe UI" fo:font-size="11pt" officeooo:rsid="01b4c5b9" style:font-size-asian="11pt" style:font-size-complex="11pt"/>
    </style:style>
    <style:style style:name="T201" style:family="text">
      <style:text-properties officeooo:rsid="01ba1001"/>
    </style:style>
    <style:style style:name="T202" style:family="text">
      <style:text-properties officeooo:rsid="01b87538"/>
    </style:style>
    <style:style style:name="T203" style:family="text">
      <style:text-properties officeooo:rsid="02996346"/>
    </style:style>
    <style:style style:name="T204" style:family="text">
      <style:text-properties fo:language="tr" fo:country="TR"/>
    </style:style>
    <style:style style:name="T205" style:family="text">
      <style:text-properties officeooo:rsid="0284faa0"/>
    </style:style>
    <style:style style:name="T206" style:family="text">
      <style:text-properties officeooo:rsid="02859336"/>
    </style:style>
    <style:style style:name="T207" style:family="text">
      <style:text-properties officeooo:rsid="02e52d11"/>
    </style:style>
    <style:style style:name="T208" style:family="text">
      <style:text-properties officeooo:rsid="005873ce"/>
    </style:style>
    <style:style style:name="T209" style:family="text">
      <style:text-properties officeooo:rsid="0285364e"/>
    </style:style>
    <style:style style:name="T210" style:family="text">
      <style:text-properties officeooo:rsid="0038cc8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1">rogram</text:span> <text:span text:style-name="T2">İşlevleri </text:span>ve <text:span text:style-name="T2">Satır </text:span>Algoritmalar<text:span text:style-name="T3">ı</text:span></text:p>
      <text:p text:style-name="P2"><draw:line text:anchor-type="paragraph" draw:z-index="0" draw:name="Yatay çizgi 1" draw:style-name="gr1" draw:text-style-name="P3" svg:x1="0.002cm" svg:y1="0.071cm" svg:x2="16.997cm" svg:y2="0.062cm"><text:p/></draw:line><text:span text:style-name="T4"><text:tab/><text:tab/>Bu doküman, program işlevlerinin amacını, algoritmalarını ve </text:span><text:span text:style-name="T5">programın </text:span><text:span text:style-name="T4">genel tasarım </text:span><text:span text:style-name="T6">prensiplerini detaylı bir şekilde açıklamaktadır. Her bir sınıf </text:span><text:span text:style-name="T7">yönteminin</text:span><text:span text:style-name="T6"> ve işlevin görevleri ile nasıl çalıştıkları adım adım ele alınmıştır.</text:span></text:p>
      <text:p text:style-name="P2"><text:span text:style-name="T8"/></text:p>
      <text:list text:style-name="L1">
        <text:list-item>
          <text:p text:style-name="P4"><text:a xlink:type="simple" xlink:href="#1.FileValidator Sınıfı|outline" text:style-name="Internet_20_link" text:visited-style-name="Visited_20_Internet_20_Link"><text:span text:style-name="T8">FileValidator Sınıfı</text:span></text:a></text:p>
          <text:list>
            <text:list-item>
              <text:p text:style-name="P5"><text:a xlink:type="simple" xlink:href="#1.1.Yöntemler:|outline" text:style-name="Internet_20_link" text:visited-style-name="Visited_20_Internet_20_Link"><text:span text:style-name="T9">Yöntemler</text:span></text:a></text:p>
              <text:list>
                <text:list-item>
                  <text:p text:style-name="P6">validate_path (None)</text:p>
                </text:list-item>
                <text:list-item>
                  <text:p text:style-name="P6">validate_file (None)</text:p>
                </text:list-item>
                <text:list-item>
                  <text:p text:style-name="P6">validate_read_permission (None)</text:p>
                </text:list-item>
                <text:list-item>
                  <text:p text:style-name="P6">validate_<text:span text:style-name="T10">file_name</text:span> (None)</text:p>
                </text:list-item>
              </text:list>
            </text:list-item>
          </text:list>
        </text:list-item>
        <text:list-item>
          <text:p text:style-name="P7"><text:a xlink:type="simple" xlink:href="#2.FilePathManager Sınıfı|outline" text:style-name="Internet_20_link" text:visited-style-name="Visited_20_Internet_20_Link"><text:span text:style-name="T8">FilePathManager Sınıfı</text:span></text:a></text:p>
          <text:list>
            <text:list-item>
              <text:p text:style-name="P7"><text:a xlink:type="simple" xlink:href="#2.1.Yöntemler:|outline" text:style-name="Internet_20_link" text:visited-style-name="Visited_20_Internet_20_Link"><text:span text:style-name="T8">Yöntemler</text:span></text:a></text:p>
              <text:list>
                <text:list-item>
                  <text:p text:style-name="P6">get_py_or_exe_dir (pathlib.Path)</text:p>
                </text:list-item>
                <text:list-item>
                  <text:p text:style-name="P6">convert_f_name_to_path (pathlib.Path)</text:p>
                </text:list-item>
                <text:list-item>
                  <text:p text:style-name="P8">save_f_path (None)</text:p>
                </text:list-item>
                <text:list-item>
                  <text:p text:style-name="P8">read_f_path (str)</text:p>
                </text:list-item>
              </text:list>
            </text:list-item>
          </text:list>
        </text:list-item>
        <text:list-item>
          <text:p text:style-name="P9"><text:a xlink:type="simple" xlink:href="#3.ImageResizer Sınıfı|outline" text:style-name="Internet_20_link" text:visited-style-name="Visited_20_Internet_20_Link"><text:span text:style-name="T8">ImageResizer Sınıfı</text:span></text:a></text:p>
          <text:list>
            <text:list-item>
              <text:p text:style-name="P9"><text:a xlink:type="simple" xlink:href="#3.1.Yöntemler:|outline" text:style-name="Internet_20_link" text:visited-style-name="Visited_20_Internet_20_Link"><text:span text:style-name="T8">Yöntemler</text:span></text:a></text:p>
              <text:list>
                <text:list-item>
                  <text:p text:style-name="P10">_validate_byte_len (None)</text:p>
                </text:list-item>
                <text:list-item>
                  <text:p text:style-name="P10">_split_bytes (int)</text:p>
                </text:list-item>
                <text:list-item>
                  <text:p text:style-name="P10">_convert_to_int (int)</text:p>
                </text:list-item>
                <text:list-item>
                  <text:p text:style-name="P10">_convert_color_to_byte (bytearray)</text:p>
                </text:list-item>
                <text:list-item>
                  <text:p text:style-name="P11">read_image (bytearray<text:span text:style-name="T11">)</text:span></text:p>
                </text:list-item>
                <text:list-item>
                  <text:p text:style-name="P11">save_image (None)</text:p>
                </text:list-item>
                <text:list-item>
                  <text:p text:style-name="P12">add_grid (bytearray)</text:p>
                </text:list-item>
                <text:list-item>
                  <text:p text:style-name="P12">resize_image (bytearray)</text:p>
                </text:list-item>
              </text:list>
            </text:list-item>
          </text:list>
        </text:list-item>
        <text:list-item>
          <text:p text:style-name="P9"><text:a xlink:type="simple" xlink:href="#4.Ek İşlevler|outline" text:style-name="Internet_20_link" text:visited-style-name="Visited_20_Internet_20_Link"><text:span text:style-name="T8">Ek İşlevler</text:span></text:a></text:p>
          <text:list>
            <text:list-item>
              <text:p text:style-name="P13">get_input (str)</text:p>
            </text:list-item>
            <text:list-item>
              <text:p text:style-name="P13">getting_log_f_path (pathlib.Path)</text:p>
            </text:list-item>
            <text:list-item>
              <text:p text:style-name="P13">resetting_log_f_path (None)</text:p>
            </text:list-item>
            <text:list-item>
              <text:p text:style-name="P14">selecting_file_to_process (None)</text:p>
            </text:list-item>
            <text:list-item>
              <text:p text:style-name="P14">image_gridding (None)</text:p>
            </text:list-item>
            <text:list-item>
              <text:p text:style-name="P14">image_resizing (None)</text:p>
            </text:list-item>
          </text:list>
        </text:list-item>
        <text:list-item>
          <text:p text:style-name="P9"><text:a xlink:type="simple" xlink:href="#5.Menü İşlevleri|outline" text:style-name="Internet_20_link" text:visited-style-name="Visited_20_Internet_20_Link"><text:span text:style-name="T8">Menü İşlevleri</text:span></text:a></text:p>
          <text:list>
            <text:list-item>
              <text:p text:style-name="P15"><text:soft-page-break/>continue_processing (None)</text:p>
            </text:list-item>
            <text:list-item>
              <text:p text:style-name="P15">main_menu (None)</text:p>
            </text:list-item>
          </text:list>
        </text:list-item>
        <text:list-item>
          <text:p text:style-name="P16"><text:a xlink:type="simple" xlink:href="#6.Versiyon Takip Tablosu|outline" text:style-name="Internet_20_link" text:visited-style-name="Visited_20_Internet_20_Link"><text:span text:style-name="T8">Versiyon Takip Tablosu</text:span></text:a></text:p>
          <text:p text:style-name="P16"/>
        </text:list-item>
      </text:list>
      <text:h text:style-name="Heading_20_1" text:outline-level="1"><text:span text:style-name="T12">FileValidator S</text:span><text:span text:style-name="T13">ınıfı</text:span></text:h>
      <text:p text:style-name="P17"><text:span text:style-name="T14">Açıklama:</text:span> Bir dosya yolunun doğruluğunu, varlığını ve erişilebilirliğini kontrol etmek için işlevler sağlar.</text:p>
      <text:p text:style-name="P17"/>
      <text:h text:style-name="P18" text:outline-level="2"><text:span text:style-name="T15">Yöntemler</text:span><text:span text:style-name="T16">:</text:span></text:h>
      <text:list text:style-name="L2">
        <text:list-item>
          <text:p text:style-name="P19"><text:span text:style-name="T16">validate_path (None):</text:span> Bir yolun boş veya geçersiz olup olmadığını doğrular. Yol boş veya geçersizse bir istisna fırlatır. </text:p>
        </text:list-item>
      </text:list>
      <text:p text:style-name="P20"/>
      <text:p text:style-name="P21"><text:tab/>Satır <text:span text:style-name="T17">A</text:span>lgoritması:</text:p>
      <text:list text:style-name="L3">
        <text:list-item>
          <text:list>
            <text:list-item>
              <text:p text:style-name="P22">Bir dosya yolu al.</text:p>
            </text:list-item>
            <text:list-item>
              <text:p text:style-name="P22">Alınan dosya yolu, boş (“None” veya “”) veya geçersiz bir türde mi (<text:span text:style-name="T18">type</text:span>) kontrol et.</text:p>
              <text:list>
                <text:list-item>
                  <text:p text:style-name="P23">Eğer boş veya geçersiz bir türdeyse, bir istisna (ValueError) fırlat <text:span text:style-name="T19">ve iş</text:span><text:span text:style-name="T20">lev</text:span><text:span text:style-name="T19">i sonlandır.</text:span></text:p>
                </text:list-item>
                <text:list-item>
                  <text:p text:style-name="P22">Değilse işlevi sessizce sonlandır.</text:p>
                </text:list-item>
              </text:list>
            </text:list-item>
          </text:list>
        </text:list-item>
      </text:list>
      <text:p text:style-name="P24"/>
      <text:list text:style-name="L4">
        <text:list-item>
          <text:p text:style-name="P25"><text:span text:style-name="T16">validate_file (None):</text:span> Bir dosyanın belirtilen konumda bulunup bulunmadığını doğrular. <text:s/>Belirtilen konumda yoksa bir istisna fırlatır.</text:p>
        </text:list-item>
      </text:list>
      <text:p text:style-name="P24"/>
      <text:p text:style-name="P26"><text:tab/><text:span text:style-name="T21">Satır </text:span><text:span text:style-name="T22">A</text:span><text:span text:style-name="T21">lgoritması:</text:span></text:p>
      <text:list text:style-name="L5">
        <text:list-item>
          <text:list>
            <text:list-item>
              <text:p text:style-name="P27">Bir dosya yolu al.</text:p>
            </text:list-item>
            <text:list-item>
              <text:p text:style-name="P28">Dosya belirtilen konumda mı kontrol et.</text:p>
              <text:list>
                <text:list-item>
                  <text:p text:style-name="P29">Eğer belirtilen konumda yoksa bir istisna (FileNotFoundError) fırlat <text:span text:style-name="T23">ve iş</text:span><text:span text:style-name="T24">lev</text:span><text:span text:style-name="T23">i sonlandır.</text:span></text:p>
                </text:list-item>
                <text:list-item>
                  <text:p text:style-name="P30">Belirtilen konumdaysa işlevi sessizce sonlandır.</text:p>
                </text:list-item>
              </text:list>
            </text:list-item>
          </text:list>
        </text:list-item>
      </text:list>
      <text:p text:style-name="P31"/>
      <text:list xml:id="list2551683712" text:style-name="L6">
        <text:list-item>
          <text:p text:style-name="P32"><text:span text:style-name="T16">validate_read_permission (None):</text:span> Bir dosyanın okuma izinlerini kontrol eder. Dosya, okuma izinlerine sahip değilse bir istisna fırlatır.</text:p>
        </text:list-item>
      </text:list>
      <text:p text:style-name="P33"/>
      <text:p text:style-name="P34"><text:tab/><text:span text:style-name="T14">Satır </text:span><text:span text:style-name="T25">A</text:span><text:span text:style-name="T14">lgoritması:</text:span></text:p>
      <text:list text:style-name="L7">
        <text:list-item>
          <text:list>
            <text:list-item>
              <text:p text:style-name="P35">Bir dosya yolu al.</text:p>
            </text:list-item>
            <text:list-item>
              <text:p text:style-name="P35">Dosyanın okuma izni var mı kontrol et.</text:p>
              <text:list>
                <text:list-item>
                  <text:p text:style-name="P35">Eğer dosyanın okuma izni yoksa bir istisna (PermissionError) fırlat <text:span text:style-name="T23">ve iş</text:span><text:span text:style-name="T24">lev</text:span><text:span text:style-name="T23">i sonlandır.</text:span></text:p>
                </text:list-item>
                <text:list-item>
                  <text:p text:style-name="P36">Okuma izni varsa işlevi sessizce sonlandır.</text:p>
                </text:list-item>
              </text:list>
            </text:list-item>
          </text:list>
        </text:list-item>
      </text:list>
      <text:p text:style-name="P37"/>
      <text:list text:continue-list="list2551683712" text:style-name="L6">
        <text:list-item>
          <text:p text:style-name="P38"><text:span text:style-name="T16">validate_</text:span><text:span text:style-name="T26">file_name</text:span><text:span text:style-name="T16"> (None):</text:span> <text:span text:style-name="T27">Bir dosya adının boş bir metin olup olmadığını kontrol eder. </text:span><text:span text:style-name="T28">Boşsa bir istisna fırlatır.</text:span></text:p>
        </text:list-item>
      </text:list>
      <text:p text:style-name="P39"/>
      <text:p text:style-name="P40"><text:tab/><text:span text:style-name="T14">Satır </text:span><text:span text:style-name="T25">A</text:span><text:span text:style-name="T14">lgoritması:</text:span></text:p>
      <text:list text:style-name="L8">
        <text:list-item>
          <text:list>
            <text:list-item>
              <text:p text:style-name="P41">Bir dosya ismi al.</text:p>
            </text:list-item>
            <text:list-item>
              <text:p text:style-name="P42">Dosya ismi boş bir metin mi kontrol et.</text:p>
              <text:list>
                <text:list-item>
                  <text:p text:style-name="P43">Eğer boş bir metinse <text:span text:style-name="T29">bir istisna (</text:span><text:span text:style-name="T30">Value</text:span><text:span text:style-name="T29">Error) fırlat </text:span><text:span text:style-name="T19">ve iş</text:span><text:span text:style-name="T20">lev</text:span><text:span text:style-name="T19">i sonlandır.</text:span></text:p>
                </text:list-item>
                <text:list-item>
                  <text:p text:style-name="P44"><text:span text:style-name="T19">B</text:span><text:span text:style-name="T30">oş bir metin değilse işlevi sessizce sonlandır.</text:span></text:p>
                </text:list-item>
              </text:list>
            </text:list-item>
          </text:list>
        </text:list-item>
      </text:list>
      <text:p text:style-name="P39"><text:soft-page-break/></text:p>
      <text:p text:style-name="P24"/>
      <text:h text:style-name="P45" text:outline-level="1">FilePathManager <text:span text:style-name="T31">Sınıfı</text:span></text:h>
      <text:p text:style-name="P24"><text:span text:style-name="T16">Açıklama:</text:span> <text:s/>Dosya yollarını oluşturmak, yönetmek ve saklamak gibi sıkça kullanılan işlemler için işlevler sağlar.</text:p>
      <text:p text:style-name="P24"/>
      <text:h text:style-name="P46" text:outline-level="2"><text:span text:style-name="T32">Yöntemler</text:span>:</text:h>
      <text:list xml:id="list4079469542" text:style-name="L9">
        <text:list-item>
          <text:p text:style-name="P47"><text:span text:style-name="T16">get_py_or_exe_dir (pathlib.Path):</text:span> Uygulamanın bir betik dosyası veya <text:span text:style-name="T18">executable</text:span> olarak çalışmasına göre çalıştığı dizini <text:span text:style-name="T33">alır</text:span>.</text:p>
          <text:p text:style-name="P47"/>
        </text:list-item>
      </text:list>
      <text:p text:style-name="P48"><text:span text:style-name="T14"><text:tab/>Satır </text:span><text:span text:style-name="T25">A</text:span><text:span text:style-name="T14">lgoritması:</text:span></text:p>
      <text:list text:style-name="L10">
        <text:list-item>
          <text:list>
            <text:list-item>
              <text:p text:style-name="P49"><text:span text:style-name="T21">Uygulama <text:s/></text:span><text:span text:style-name="T34">bir executable (örneğin .exe) olarak </text:span><text:span text:style-name="T21">mı paketlenmiş kontrol et.</text:span></text:p>
              <text:list>
                <text:list-item>
                  <text:p text:style-name="P50"><text:span text:style-name="T21">Eğer </text:span><text:span text:style-name="T35">bir excutable ise</text:span><text:span text:style-name="T21"> çalıştırılabilir dosyanın bulunduğu dizini al.</text:span></text:p>
                </text:list-item>
                <text:list-item>
                  <text:p text:style-name="P51">Bir executable değilse yani bir betik dosyası olarak çalıştırılmışsa, betiğin bulunduğu dizini al.</text:p>
                </text:list-item>
              </text:list>
            </text:list-item>
            <text:list-item>
              <text:p text:style-name="P52"><text:span text:style-name="T36">D</text:span><text:span text:style-name="T37">eğer olarak </text:span><text:span text:style-name="T36">alınan dizini </text:span><text:span text:style-name="T21">döndür.</text:span></text:p>
            </text:list-item>
          </text:list>
        </text:list-item>
      </text:list>
      <text:list xml:id="list191239759276101" text:continue-list="list4079469542" text:style-name="L9">
        <text:list-header>
          <text:p text:style-name="P47"/>
        </text:list-header>
        <text:list-item>
          <text:p text:style-name="P53"><text:span text:style-name="T16">convert_f_name_to_path (pathlib.Path):</text:span> Bir dosya adına ve hedef klasöre göre tam dosya yolunu oluşturur. <text:span text:style-name="T38">Dosya adı boş bir metinse bir istisna fırlatır. (Bağımlılıklar: ‘FileValidator’)</text:span></text:p>
        </text:list-item>
      </text:list>
      <text:p text:style-name="P24"/>
      <text:p text:style-name="P24"><text:tab/><text:span text:style-name="T39">Satır Algoritması:</text:span></text:p>
      <text:list text:style-name="L11">
        <text:list-item>
          <text:list>
            <text:list-item>
              <text:p text:style-name="P54">Dosyanın adını al.</text:p>
            </text:list-item>
            <text:list-item>
              <text:p text:style-name="P55">İsteğe bağlı hedef klasör adını al.</text:p>
            </text:list-item>
            <text:list-item>
              <text:p text:style-name="P56">Dosya adı boş bir metin mi kontrol et.</text:p>
              <text:list>
                <text:list-item>
                  <text:p text:style-name="P57">Eğer boş bir metinse bir istisna fırlat ve işlevi sessizce sonlandır.</text:p>
                </text:list-item>
              </text:list>
            </text:list-item>
            <text:list-item>
              <text:p text:style-name="P58">Uygulamanın çalıştığı dizini al.</text:p>
            </text:list-item>
            <text:list-item>
              <text:p text:style-name="P55">Hedef klasör adı alınmış mı kontrol et.</text:p>
              <text:list>
                <text:list-item>
                  <text:p text:style-name="P55">Eğer bir klasör ismi alınmışsa, <text:span text:style-name="T40">değer olarak </text:span><text:span text:style-name="T41">ana dizin, klasör ismi ve dosya adını birleştirip döndür.</text:span></text:p>
                </text:list-item>
              </text:list>
            </text:list-item>
            <text:list-item>
              <text:p text:style-name="P59">Değer olarak ana dizin ve dosya adını birleştirip döndür.</text:p>
            </text:list-item>
          </text:list>
        </text:list-item>
      </text:list>
      <text:list xml:id="list191241324924147" text:continue-list="list191239759276101" text:style-name="L9">
        <text:list-header>
          <text:p text:style-name="P47"/>
        </text:list-header>
        <text:list-item>
          <text:p text:style-name="P47"><text:span text:style-name="T16">save_f_path (None):</text:span> Bir dosya yolunun başka bir dosyada saklanmasını sağlar. Verinin saklanacağı dosya belirtilen yolda zaten mevcutsa, yeni veriyi eski verinin üzerine yazar. (Bağımlılıklar: ‘FileValidator’)</text:p>
        </text:list-item>
      </text:list>
      <text:p text:style-name="P24"/>
      <text:p text:style-name="P24"><text:tab/><text:span text:style-name="T42">Satır Algoritması:</text:span></text:p>
      <text:list text:style-name="L12">
        <text:list-item>
          <text:list>
            <text:list-item>
              <text:p text:style-name="P60">Kayıt dosyasının yolunu al.</text:p>
            </text:list-item>
            <text:list-item>
              <text:p text:style-name="P61">Kayıt edilecek yol bilgisini al.</text:p>
            </text:list-item>
            <text:list-item>
              <text:p text:style-name="P62">İsteğe bağlı <text:span text:style-name="T43">yol bilgisi</text:span><text:span text:style-name="T44">nin dosyaya ait olup olmadığı</text:span><text:span text:style-name="T45">na bakma</text:span><text:span text:style-name="T44">. </text:span><text:span text:style-name="T46">V</text:span><text:span text:style-name="T43">arsayılan olarak dosya</text:span><text:span text:style-name="T47">nın</text:span><text:span text:style-name="T43"> </text:span><text:span text:style-name="T47">kayıt edilece</text:span><text:span text:style-name="T48">k </text:span><text:span text:style-name="T49">yolda</text:span><text:span text:style-name="T47"> olup olmadığına bakılır.</text:span></text:p>
            </text:list-item>
            <text:list-item>
              <text:p text:style-name="P63"><text:span text:style-name="T50">Alınan k</text:span>ayıt dosyası yolu boş veya geçersiz mi kontrol et.</text:p>
              <text:list>
                <text:list-item>
                  <text:p text:style-name="P63">Eğer boş veya geçersizse bir istisna (ValueError) fırlat <text:span text:style-name="T51">ve işlevi sonlandır.</text:span></text:p>
                </text:list-item>
              </text:list>
            </text:list-item>
            <text:list-item>
              <text:p text:style-name="P64"><text:span text:style-name="T52">Dosya</text:span> kayıt edilecek yol<text:span text:style-name="T53">da mı</text:span> kontrol et.</text:p>
              <text:list>
                <text:list-item>
                  <text:p text:style-name="P65">Eğer dosya kayıt edilecek yolda yoksa, bir hata (FileNotFoundError) fırlat ve işlevi sonlandır. </text:p>
                </text:list-item>
              </text:list>
            </text:list-item>
            <text:list-item>
              <text:p text:style-name="P66"><text:span text:style-name="T54">Belirtilen kayıt dosyasına</text:span><text:span text:style-name="T55"> yol bilgisini yazdır.</text:span><text:span text:style-name="T56"><text:tab/></text:span></text:p>
              <text:list>
                <text:list-item>
                  <text:p text:style-name="P67"><text:soft-page-break/><text:span text:style-name="T57">B</text:span>u işlem sırasında bir hata <text:span text:style-name="T58">oluşursa</text:span> bir istisna (RuntimeError) fırlat <text:span text:style-name="T59">ve işlevi sonlandır.</text:span></text:p>
                </text:list-item>
                <text:list-item>
                  <text:p text:style-name="P68">Bir hata oluşmazsa işlevi sessizce sonlandır.</text:p>
                </text:list-item>
              </text:list>
            </text:list-item>
          </text:list>
        </text:list-item>
      </text:list>
      <text:list text:continue-list="list191241324924147" text:style-name="L9">
        <text:list-header>
          <text:p text:style-name="P47"/>
        </text:list-header>
        <text:list-item>
          <text:p text:style-name="P47"><text:span text:style-name="T16">read_f_path (str): </text:span>Belirtilen kayıt dosyasında saklanan yol bilgisini okur. (Bağımlılıklar: ‘FileValidator’)</text:p>
        </text:list-item>
      </text:list>
      <text:p text:style-name="P24"/>
      <text:p text:style-name="P69"><text:tab/><text:span text:style-name="T42">Satır Algoritması:</text:span></text:p>
      <text:list text:style-name="L13">
        <text:list-item>
          <text:list>
            <text:list-item>
              <text:p text:style-name="P70"><text:span text:style-name="T60">K</text:span>ayıt dosyasının yolunu al.</text:p>
            </text:list-item>
            <text:list-item>
              <text:p text:style-name="P71">Alınan kayıt dosyası yolu boş veya geçersiz mi kontrol et.</text:p>
              <text:list>
                <text:list-item>
                  <text:p text:style-name="P72">Eğer boş veya geçersizse bir istisna (ValueError) fırlat <text:span text:style-name="T61">ve işlevi sonlandır.</text:span></text:p>
                </text:list-item>
              </text:list>
            </text:list-item>
            <text:list-item>
              <text:p text:style-name="P73">Dosya belirtilen konumda mı kontrol et.</text:p>
              <text:list>
                <text:list-item>
                  <text:p text:style-name="P74">Eğer belirtilen konumda yoksa bir istisna (FileNotFoundError) fırlat <text:span text:style-name="T61">ve işlevi sonlandır.</text:span></text:p>
                </text:list-item>
              </text:list>
            </text:list-item>
            <text:list-item>
              <text:p text:style-name="P75">Dosyanın okuma izni var mı kontro<text:span text:style-name="T62">l</text:span> et.</text:p>
              <text:list>
                <text:list-item>
                  <text:p text:style-name="P76">Eğer dosyanın okuma izni yoksa bir istisna (PermissionError) fırlat <text:span text:style-name="T61">ve işlevi sonlandır.</text:span></text:p>
                </text:list-item>
              </text:list>
            </text:list-item>
            <text:list-item>
              <text:p text:style-name="P77"><text:span text:style-name="T63">Belirtilen kayıt dosyasında</text:span> saklanan yol bilgisini <text:span text:style-name="T64">oku.</text:span></text:p>
              <text:list>
                <text:list-item>
                  <text:p text:style-name="P78"><text:span text:style-name="T57">B</text:span>u işlem sırasında bir hata oluşursa bir istisna (RuntimeError) fırlat <text:span text:style-name="T61">ve işlevi sonlandır.</text:span></text:p>
                </text:list-item>
                <text:list-item>
                  <text:p text:style-name="P79">Bir hata oluşmazsa işlevi sessizce sonlandır.</text:p>
                </text:list-item>
              </text:list>
            </text:list-item>
          </text:list>
        </text:list-item>
      </text:list>
      <text:p text:style-name="P24"/>
      <text:h text:style-name="P45" text:outline-level="1">ImageResizer S<text:span text:style-name="T65">ınıfı</text:span></text:h>
      <text:p text:style-name="P24"><text:span text:style-name="T16">Açıklama:</text:span> ‘BMP’ uzantılı bir dosyaya ızgara eklemek ve yeniden boyutlandırmak için işlevler sağlar.</text:p>
      <text:p text:style-name="P24"/>
      <text:h text:style-name="P46" text:outline-level="2"><text:span text:style-name="T32">Yöntemler</text:span>:</text:h>
      <text:list xml:id="list2820141386" text:style-name="L14">
        <text:list-item>
          <text:p text:style-name="P80"><text:span text:style-name="T16">_validate_byte_len (None):</text:span> Mevcut bayt sayısı ile beklenen bayt sayısını karşılaştıran, özel metot. Bayt sayıları eşit değilse bir istisna fırlatır.</text:p>
        </text:list-item>
      </text:list>
      <text:p text:style-name="P24"/>
      <text:p text:style-name="P24"><text:tab/><text:span text:style-name="T66">Satır Algoritması:</text:span></text:p>
      <text:list text:style-name="L15">
        <text:list-item>
          <text:list>
            <text:list-item>
              <text:p text:style-name="P81">Mevcut bayt sayısını al.</text:p>
            </text:list-item>
            <text:list-item>
              <text:p text:style-name="P81">Beklenen bayt sayısını al.</text:p>
            </text:list-item>
            <text:list-item>
              <text:p text:style-name="P81">Mevcut bayt sayısıyla beklenen bayt sayısını karşılaştır.</text:p>
              <text:list>
                <text:list-item>
                  <text:p text:style-name="P82">Eğer bayt sayıları eşit değilse bir istisna (ValueError) fırlat <text:span text:style-name="T67">ve işlevi sonlandır.</text:span></text:p>
                </text:list-item>
                <text:list-item>
                  <text:p text:style-name="P83">Eşitse işlevi sessizce sonlandır.</text:p>
                </text:list-item>
              </text:list>
            </text:list-item>
          </text:list>
        </text:list-item>
      </text:list>
      <text:list xml:id="list191241447122529" text:continue-list="list2820141386" text:style-name="L14">
        <text:list-header>
          <text:p text:style-name="P80"/>
        </text:list-header>
        <text:list-item>
          <text:p text:style-name="P80"><text:span text:style-name="T16">_split_bytes (int):</text:span> Bit derinliğini baza alarak, piksel başına bayt sayısını belirleyen, özel metot. Bit derinliği desteklenmiyorsa bir istisna fırlatır.</text:p>
          <text:p text:style-name="P80"/>
          <text:p text:style-name="P84">Satır Algoritması:</text:p>
        </text:list-item>
      </text:list>
      <text:list text:style-name="L16">
        <text:list-item>
          <text:list>
            <text:list-item>
              <text:p text:style-name="P85">Bit derinliğini al.</text:p>
            </text:list-item>
            <text:list-item>
              <text:p text:style-name="P86">Bit değeri tanımlı değerlere (32, 24, 16, 8) eşit mi kontrol et.</text:p>
              <text:list>
                <text:list-item>
                  <text:p text:style-name="P86">Eğer 32’ye eşitse, değer olarak 4’ü döndür<text:span text:style-name="T68">.</text:span></text:p>
                </text:list-item>
                <text:list-item>
                  <text:p text:style-name="P87"><text:span text:style-name="T69">D</text:span>eğilse, eğer <text:span text:style-name="T70">24’e eşitse değer olarak 3’ü döndür.</text:span></text:p>
                </text:list-item>
                <text:list-item>
                  <text:p text:style-name="P88">Değilse, eğer 16’ya eşitse değer olarak 2’yi döndür.</text:p>
                </text:list-item>
                <text:list-item>
                  <text:p text:style-name="P89">Değilse, eğer 8’e eşitse değer olarak 1’i döndür.</text:p>
                </text:list-item>
                <text:list-item>
                  <text:p text:style-name="P90">Hiçbiri değilse, bir istisna (ValueError) fırlat <text:span text:style-name="T67">ve işlevi sonlandır.</text:span></text:p>
                </text:list-item>
              </text:list>
              <text:p text:style-name="P91"/>
            </text:list-item>
          </text:list>
        </text:list-item>
      </text:list>
      <text:list xml:id="list191241716670752" text:continue-list="list191241447122529" text:style-name="L14">
        <text:list-item>
          <text:p text:style-name="P80"><text:span text:style-name="T16">_convert_to_int (int):</text:span> Sayısal bir metin değerini “int” bir değere dönüştüren, özel metot. Değer sayısal bir metin değilse bir istisna fırlatır.</text:p>
        </text:list-item>
      </text:list>
      <text:p text:style-name="P24"><text:soft-page-break/></text:p>
      <text:p text:style-name="P92"><text:tab/><text:span text:style-name="T66">Satır Algoritması:</text:span></text:p>
      <text:list text:style-name="L17">
        <text:list-item>
          <text:list>
            <text:list-item>
              <text:p text:style-name="P93"><text:span text:style-name="T71">B</text:span>ir metin değeri al.</text:p>
            </text:list-item>
            <text:list-item>
              <text:p text:style-name="P94">Alınan değeri ‘int’ bir değere dönüştür ve değer olarak döndür.</text:p>
              <text:list>
                <text:list-item>
                  <text:p text:style-name="P95"><text:span text:style-name="T57">Bu işlem sırasında</text:span> alınan metin ‘str’ türünde değilse bir istisna <text:span text:style-name="T72">(</text:span>TypeError) <text:span text:style-name="T73">fırlat </text:span><text:span text:style-name="T61">ve işlevi sonlandır.</text:span></text:p>
                </text:list-item>
                <text:list-item>
                  <text:p text:style-name="P96"><text:span text:style-name="T57">Bu işlem sırasında a</text:span>lınan metin sayısal bir değer içermiyorsa, bir istisna (ValueError) fırlat <text:span text:style-name="T61">ve işlevi sonlandır.</text:span></text:p>
                </text:list-item>
                <text:list-item>
                  <text:p text:style-name="P97">Bir hata oluşmazsa işlevi sessizce sonlandır.</text:p>
                </text:list-item>
              </text:list>
            </text:list-item>
          </text:list>
        </text:list-item>
      </text:list>
      <text:list xml:id="list191240568472501" text:continue-list="list191241716670752" text:style-name="L14">
        <text:list-header>
          <text:p text:style-name="P80"/>
        </text:list-header>
        <text:list-item>
          <text:p text:style-name="P80"><text:span text:style-name="T16">_convert_color_to_byte (bytearray):</text:span> Tanımlı renk adını, RGB formatında bir “bytearray”’e dönüştüren, özel metot. Renk tanımlı değilse bir istisna fırlatır.</text:p>
        </text:list-item>
      </text:list>
      <text:p text:style-name="P24"/>
      <text:p text:style-name="P92"><text:tab/><text:span text:style-name="T66">Satır Algoritması:</text:span></text:p>
      <text:list text:style-name="L18">
        <text:list-item>
          <text:list>
            <text:list-item>
              <text:p text:style-name="P98"><text:span text:style-name="T74">B</text:span>ir renk adı al.</text:p>
            </text:list-item>
            <text:list-item>
              <text:p text:style-name="P99">Alınan renk adı:</text:p>
              <text:list>
                <text:list-item>
                  <text:p text:style-name="P100">“color_name1” ise <text:span text:style-name="T75">d</text:span>eğer olarak “bytearray1” döndür.</text:p>
                </text:list-item>
                <text:list-item>
                  <text:p text:style-name="P100">“color_name<text:span text:style-name="T76">2</text:span>” ise <text:span text:style-name="T75">d</text:span>eğer olarak “bytearray<text:span text:style-name="T76">2</text:span>” döndür.</text:p>
                </text:list-item>
                <text:list-item>
                  <text:p text:style-name="P101"><text:span text:style-name="T77">Alınan renk adı hiçbiri değilse, bir istisna (ValueError) fırlat </text:span><text:span text:style-name="T78">ve işlevi sonlandır.</text:span></text:p>
                </text:list-item>
              </text:list>
            </text:list-item>
          </text:list>
        </text:list-item>
      </text:list>
      <text:list xml:id="list191240398793206" text:continue-list="list191240568472501" text:style-name="L14">
        <text:list-header>
          <text:p text:style-name="P80"/>
        </text:list-header>
        <text:list-item>
          <text:p text:style-name="P80"><text:span text:style-name="T16">read_image (bytearray):</text:span> Görüntü dosyasını “<text:span text:style-name="T18">binary</text:span>” olarak okur. (Bağımlılıklar: ‘FileValidator’)</text:p>
        </text:list-item>
      </text:list>
      <text:p text:style-name="P24"><text:tab/></text:p>
      <text:p text:style-name="P92"><text:tab/><text:span text:style-name="T66">Satır Algoritması:</text:span></text:p>
      <text:list text:style-name="L19">
        <text:list-item>
          <text:list>
            <text:list-item>
              <text:p text:style-name="P102">Görüntü dosyasının yolunu al.</text:p>
            </text:list-item>
            <text:list-item>
              <text:p text:style-name="P103">Alınan <text:span text:style-name="T79">görüntü dosyası</text:span> yolu boş veya geçersiz mi kontrol et.</text:p>
              <text:list>
                <text:list-item>
                  <text:p text:style-name="P104">Eğer boş veya geçersizse bir istisna (ValueError) fırlat <text:span text:style-name="T61">ve işlevi sonlandır.</text:span></text:p>
                </text:list-item>
              </text:list>
            </text:list-item>
            <text:list-item>
              <text:p text:style-name="P105">Dosya belirtilen konumda mı kontrol et.</text:p>
              <text:list>
                <text:list-item>
                  <text:p text:style-name="P106">Eğer belirtilen konumda yoksa bir istisna (FileNotFoundError) fırlat <text:span text:style-name="T61">ve işlevi sonlandır.</text:span></text:p>
                </text:list-item>
              </text:list>
            </text:list-item>
            <text:list-item>
              <text:p text:style-name="P107">Dosyanın okuma izni var mı kontro<text:span text:style-name="T62">l</text:span> et.</text:p>
              <text:list>
                <text:list-item>
                  <text:p text:style-name="P108">Eğer dosyanın okuma izni yoksa bir istisna (PermissionError) fırlat <text:span text:style-name="T61">ve işlevi sonlandır.</text:span></text:p>
                </text:list-item>
              </text:list>
            </text:list-item>
            <text:list-item>
              <text:p text:style-name="P109"><text:span text:style-name="T63">Belirtilen </text:span><text:span text:style-name="T79">görüntü dosyasını ‘bytearray’ olarak</text:span> <text:span text:style-name="T64">oku </text:span><text:span text:style-name="T80">ve </text:span><text:span text:style-name="T81">değer olarak </text:span><text:span text:style-name="T80">döndür</text:span><text:span text:style-name="T64">.</text:span></text:p>
              <text:list>
                <text:list-item>
                  <text:p text:style-name="P110"><text:span text:style-name="T57">B</text:span>u işlem sırasında bir hata oluşursa bir istisna (RuntimeError) fırlat <text:span text:style-name="T61">ve işlevi sonlandır.</text:span></text:p>
                </text:list-item>
                <text:list-item>
                  <text:p text:style-name="P111">Bir hata oluşmazsa işlevi sessizce sonlandır.</text:p>
                </text:list-item>
              </text:list>
            </text:list-item>
          </text:list>
        </text:list-item>
      </text:list>
      <text:list xml:id="list191240379484761" text:continue-list="list191240398793206" text:style-name="L14">
        <text:list-header>
          <text:p text:style-name="P80"/>
        </text:list-header>
        <text:list-item>
          <text:p text:style-name="P80"><text:span text:style-name="T16">save_image (None):</text:span> Görüntü dosyasının güncellenmiş <text:span text:style-name="T18">binary</text:span> içeriğini belirtilen konuma kaydeder. (Bağımlılıklar: ‘FileValidator’)</text:p>
        </text:list-item>
      </text:list>
      <text:p text:style-name="P24"/>
      <text:p text:style-name="P112"><text:tab/><text:span text:style-name="T66">Satır Algoritması:</text:span></text:p>
      <text:list text:style-name="L20">
        <text:list-item>
          <text:list>
            <text:list-item>
              <text:p text:style-name="P113">Görüntü dosyasının kaydedileceği yolu al.</text:p>
            </text:list-item>
            <text:list-item>
              <text:p text:style-name="P114">Kaydedilecek görüntüye ait ‘bytearray’ verisini al.</text:p>
            </text:list-item>
            <text:list-item>
              <text:p text:style-name="P115"><text:span text:style-name="T50">Alınan k</text:span>ayıt dosyası yolu boş veya geçersiz mi kontrol et.</text:p>
              <text:list>
                <text:list-item>
                  <text:p text:style-name="P116">Eğer boş veya geçersizse bir istisna (ValueError) fırlat <text:span text:style-name="T67">ve işlevi sonlandır.</text:span></text:p>
                </text:list-item>
              </text:list>
            </text:list-item>
            <text:list-item>
              <text:p text:style-name="P117"><text:span text:style-name="T82">Alınan ‘bytearray’ verisini belirtilen konuma</text:span><text:span text:style-name="T55"> yazdır.</text:span><text:span text:style-name="T56"><text:tab/></text:span></text:p>
              <text:list>
                <text:list-item>
                  <text:p text:style-name="P118"><text:span text:style-name="T57">B</text:span>u işlem sırasında bir hata <text:span text:style-name="T58">oluşursa</text:span> bir istisna (RuntimeError) fırlat <text:span text:style-name="T67">ve işlevi sonlandır.</text:span></text:p>
                </text:list-item>
                <text:list-item>
                  <text:p text:style-name="P119">Bir hata oluşmazsa işlevi sessizce sonlandır.</text:p>
                </text:list-item>
              </text:list>
            </text:list-item>
          </text:list>
        </text:list-item>
      </text:list>
      <text:list text:style-name="L21">
        <text:list-header>
          <text:p text:style-name="P120"><text:span text:style-name="T66"/></text:p>
        </text:list-header>
      </text:list>
      <text:list xml:id="list191241324622997" text:continue-list="list191240379484761" text:style-name="L14">
        <text:list-item>
          <text:p text:style-name="P80"><text:span text:style-name="T16">add_grid (bytearray):</text:span> Resme ızgara ekler.</text:p>
        </text:list-item>
      </text:list>
      <text:p text:style-name="P24"/>
      <text:p text:style-name="P121"><text:tab/><text:span text:style-name="T66">Satır Algoritması:</text:span></text:p>
      <text:list text:style-name="L22">
        <text:list-item>
          <text:list>
            <text:list-item>
              <text:p text:style-name="P122"><text:soft-page-break/>İşlenecek görsele ait ‘bytearray’ verisini al.</text:p>
            </text:list-item>
            <text:list-item>
              <text:p text:style-name="P123">Izgara kareleri için bir boyut al.</text:p>
            </text:list-item>
            <text:list-item>
              <text:p text:style-name="P124">Izgara çizgileri için <text:span text:style-name="T83">b</text:span>ir renk al.</text:p>
            </text:list-item>
            <text:list-item>
              <text:p text:style-name="P125">Alınan verideki, piksel verisin<text:span text:style-name="T84">in</text:span> başlangı<text:span text:style-name="T85">ç</text:span> indeksini bul.</text:p>
            </text:list-item>
            <text:list-item>
              <text:p text:style-name="P126">Başlangıç indeksini kullanarak pi<text:span text:style-name="T86">ks</text:span>el verisini <text:span text:style-name="T87">alınan (ana)</text:span><text:span text:style-name="T88"> veriden ayır</text:span>.</text:p>
            </text:list-item>
            <text:list-item>
              <text:p text:style-name="P127"><text:span text:style-name="T87">Ana</text:span> verideki, görsele ait genişlik bilgisini <text:span text:style-name="T89">al</text:span>.</text:p>
            </text:list-item>
            <text:list-item>
              <text:p text:style-name="P128">A<text:span text:style-name="T87">na</text:span> verideki, görsele ait yükseklik bilgisini <text:span text:style-name="T90">al</text:span>.</text:p>
            </text:list-item>
            <text:list-item>
              <text:p text:style-name="P129">A<text:span text:style-name="T87">na</text:span> verideki, görsele ait bit derinliği bilgisini <text:span text:style-name="T91">al</text:span>.</text:p>
            </text:list-item>
            <text:list-item>
              <text:p text:style-name="P130">Alınan bit derinliğine göre piksel başına düşecek bayt sayısını <text:span text:style-name="T92">belirle</text:span>.</text:p>
            </text:list-item>
            <text:list-item>
              <text:p text:style-name="P131">Izgara karelerinin boyutu için alınan<text:span text:style-name="T93"> ‘str’</text:span><text:span text:style-name="T94"> </text:span>değeri <text:span text:style-name="T94">‘int’ </text:span>bir değere <text:span text:style-name="T95">dönüştür</text:span>.</text:p>
            </text:list-item>
            <text:list-item>
              <text:p text:style-name="P132">Izgara çizgileri için alınan renk adını bir ‘bytearray’’<text:span text:style-name="T96">e</text:span> dönüştür.</text:p>
            </text:list-item>
            <text:list-item>
              <text:p text:style-name="P133">Satır ve sütun döngüleri başlat.</text:p>
              <text:list>
                <text:list-item>
                  <text:p text:style-name="P134">Dış döngü: Satırların (y) üzerinde gezin.</text:p>
                </text:list-item>
                <text:list-item>
                  <text:p text:style-name="P134">İç döngü: Her satırdaki sütunların (<text:span text:style-name="T18">x</text:span>) üzerinde gezin.</text:p>
                  <text:list>
                    <text:list-item>
                      <text:p text:style-name="P135"><text:span text:style-name="T97">Döngü ile alınan her piksel verisinin </text:span><text:span text:style-name="T98">(baytlarının)</text:span><text:span text:style-name="T97"> başlangıç </text:span><text:span text:style-name="T98">indeksini</text:span><text:span text:style-name="T97"> belirle.</text:span></text:p>
                    </text:list-item>
                    <text:list-item>
                      <text:p text:style-name="P136"><text:span text:style-name="T99">Piksel </text:span><text:span text:style-name="T100">ızgara</text:span><text:span text:style-name="T99"> çizgisi üzerinde mi ko</text:span><text:span text:style-name="T100">n</text:span><text:span text:style-name="T99">trol et.</text:span></text:p>
                      <text:list>
                        <text:list-item>
                          <text:p text:style-name="P137"><text:span text:style-name="T100">Eğer ızgara çizgisi üzerindeyse</text:span><text:span text:style-name="T101"> başlangıç indeksini kullanarak ilgili piksel baytlarını,</text:span><text:span text:style-name="T100"> dönüştürülen renk </text:span><text:span text:style-name="T101">baytlarıyla</text:span><text:span text:style-name="T100"> değiştir.</text:span><text:span text:style-name="T102"><text:tab/><text:tab/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8"><text:span text:style-name="T102">A</text:span><text:span text:style-name="T103">na verideki piksel verisini yeni piksel verisiyle değiştir.</text:span></text:p>
            </text:list-item>
            <text:list-item>
              <text:p text:style-name="P139">Değer olarak güncellenmiş görsel verisini döndür.</text:p>
              <text:p text:style-name="P140"><text:span text:style-name="T103"/></text:p>
            </text:list-item>
          </text:list>
        </text:list-item>
      </text:list>
      <text:list text:continue-list="list191241324622997" text:style-name="L14">
        <text:list-item>
          <text:p text:style-name="P80"><text:span text:style-name="T16">resize_image (bytearray):</text:span> Resmi yeniden boyutlandırır.</text:p>
        </text:list-item>
      </text:list>
      <text:p text:style-name="P24"><text:tab/></text:p>
      <text:p text:style-name="P141"><text:tab/><text:span text:style-name="T66">Satır Algoritması:</text:span></text:p>
      <text:list text:style-name="L23">
        <text:list-item>
          <text:list>
            <text:list-item>
              <text:p text:style-name="P142">İşlenecek görsele ait ‘bytearray’ verisini al.</text:p>
            </text:list-item>
            <text:list-item>
              <text:p text:style-name="P142"><text:span text:style-name="T104">Y</text:span>eni bir genişlik al.</text:p>
            </text:list-item>
            <text:list-item>
              <text:p text:style-name="P143">Yeni bir yükseklik al.</text:p>
            </text:list-item>
            <text:list-item>
              <text:p text:style-name="P144">Boyutlandırmanın başlayacağı <text:span text:style-name="T105">yatay</text:span> konumu <text:span text:style-name="T105">(</text:span><text:span text:style-name="T106">x</text:span><text:span text:style-name="T105">) </text:span>al.</text:p>
            </text:list-item>
            <text:list-item>
              <text:p text:style-name="P145">Boyutlandırmanın başlayacağı dikey konumu (y) al.</text:p>
            </text:list-item>
            <text:list-item>
              <text:p text:style-name="P146">Alınan verideki, piksel indeksinin başlangıç indeksini bul.</text:p>
            </text:list-item>
            <text:list-item>
              <text:p text:style-name="P147">Başlangıç indeksini kullanarak <text:span text:style-name="T107">piksel verisini </text:span><text:span text:style-name="T108">alınan (</text:span><text:span text:style-name="T107">ana</text:span><text:span text:style-name="T108">)</text:span><text:span text:style-name="T107"> veriden ayır.</text:span></text:p>
            </text:list-item>
            <text:list-item>
              <text:p text:style-name="P148">Ana verideki, görsele ait genişlik bilgisini al.</text:p>
            </text:list-item>
            <text:list-item>
              <text:p text:style-name="P149">Ana verideki, görsele ait yükseklik <text:span text:style-name="T109">bilgisini</text:span> al.</text:p>
            </text:list-item>
            <text:list-item>
              <text:p text:style-name="P150">Ana verideki, görsele ait bit derinliğini al.</text:p>
            </text:list-item>
            <text:list-item>
              <text:p text:style-name="P151">Alınan bit derinliğine göre piksel başına düşecek bayt sayısını belirle.</text:p>
            </text:list-item>
            <text:list-item>
              <text:p text:style-name="P152"><text:span text:style-name="T110">Yeni genişlik</text:span> boyutu için alınan<text:span text:style-name="T93"> ‘str’</text:span><text:span text:style-name="T94"> </text:span>değeri <text:span text:style-name="T94">‘int’ </text:span>bir değere <text:span text:style-name="T95">dönüştür</text:span>.</text:p>
            </text:list-item>
            <text:list-item>
              <text:p text:style-name="P153">‘4 &lt;= yeni genişlik &lt;= genişlik’ durumu sağlanıyor mu kontrol et.</text:p>
              <text:list>
                <text:list-item>
                  <text:p text:style-name="P154">Eğer durum sağlanmıyorsa bir istisna (ValueError) fırlat <text:span text:style-name="T61">ve işlevi sonlandır.</text:span></text:p>
                </text:list-item>
              </text:list>
            </text:list-item>
            <text:list-item>
              <text:p text:style-name="P155">Yeni yükseklik boyutu için alınan ‘str’ değeri ‘int’ bir değere dönüştür. </text:p>
            </text:list-item>
            <text:list-item>
              <text:p text:style-name="P156"><text:span text:style-name="T111">‘</text:span><text:span text:style-name="T112">4 &lt;= yeni yükseklik &lt;= yükseklik</text:span><text:span text:style-name="T111">’ </text:span><text:span text:style-name="T112">durumu sağlanıyor mu kontrol et.</text:span></text:p>
              <text:list>
                <text:list-item>
                  <text:p text:style-name="P157"><text:span text:style-name="T112">E</text:span><text:span text:style-name="T103">ğer durum sağlanmıyorsa bir istisna (ValueError) fırlat </text:span><text:span text:style-name="T78">ve işlevi sonlandır.</text:span></text:p>
                </text:list-item>
              </text:list>
            </text:list-item>
            <text:list-item>
              <text:p text:style-name="P158"><text:span text:style-name="T111">Y</text:span><text:span text:style-name="T103">ataydaki başlangıç konumu </text:span><text:span text:style-name="T113">için alınan</text:span><text:span text:style-name="T114"> ‘str’</text:span><text:span text:style-name="T115"> </text:span><text:span text:style-name="T113">değeri </text:span><text:span text:style-name="T115">‘int’ </text:span><text:span text:style-name="T113">bir değere </text:span><text:span text:style-name="T116">dönüştür</text:span><text:span text:style-name="T113">.</text:span></text:p>
            </text:list-item>
            <text:list-item>
              <text:p text:style-name="P158"><text:span text:style-name="T113">‘</text:span><text:span text:style-name="T117">başlangıç </text:span><text:span text:style-name="T118">x</text:span><text:span text:style-name="T117"> &gt;= 0</text:span><text:span text:style-name="T113">’ </text:span><text:span text:style-name="T117">durumu sağlanıyor mu kontrol et.</text:span></text:p>
              <text:list>
                <text:list-item>
                  <text:p text:style-name="P159"><text:span text:style-name="T117">E</text:span><text:span text:style-name="T103">ğer durum sağlanmıyorsa </text:span><text:span text:style-name="T119">bir istisna (ValueError) fırlat </text:span><text:span text:style-name="T78">ve işlevi sonlandır.</text:span></text:p>
                </text:list-item>
              </text:list>
            </text:list-item>
            <text:list-item>
              <text:p text:style-name="P160"><text:span text:style-name="T120">Dikeyde</text:span><text:span text:style-name="T121">ki</text:span><text:span text:style-name="T120"> başlangıç konumu </text:span><text:span text:style-name="T113">için alınan</text:span><text:span text:style-name="T114"> ‘str’</text:span><text:span text:style-name="T115"> </text:span><text:span text:style-name="T113">değeri </text:span><text:span text:style-name="T115">‘int’ </text:span><text:span text:style-name="T113">bir değere </text:span><text:span text:style-name="T116">dönüştür</text:span><text:span text:style-name="T113">.</text:span></text:p>
            </text:list-item>
            <text:list-item>
              <text:p text:style-name="P160"><text:span text:style-name="T113">‘</text:span><text:span text:style-name="T122">başlangıç y &gt;= 0’ durumu sağlanıyor mu kontrol et.</text:span></text:p>
              <text:list>
                <text:list-item>
                  <text:p text:style-name="P161"><text:span text:style-name="T122">E</text:span><text:span text:style-name="T103">ğer durum sağlanmıyorsa </text:span><text:span text:style-name="T119">bir istisna (ValueError) fırlat </text:span><text:span text:style-name="T78">ve işlevi sonlandır.</text:span></text:p>
                </text:list-item>
              </text:list>
            </text:list-item>
            <text:list-item>
              <text:p text:style-name="P162"><text:span text:style-name="T119">Y</text:span><text:span text:style-name="T103">eni görsele dahil olacak pikseller</text:span><text:span text:style-name="T123">i</text:span><text:span text:style-name="T103"> tutmak için bir boş bir koleksiyon oluştur.</text:span></text:p>
            </text:list-item>
            <text:list-item>
              <text:p text:style-name="P163"><text:span text:style-name="T119">S</text:span><text:span text:style-name="T103">atır ve sütun döngüleri başlat.</text:span></text:p>
              <text:list>
                <text:list-item>
                  <text:p text:style-name="P164"><text:soft-page-break/>Dış döngü: Satırların (y) üzerinde gezin.</text:p>
                  <text:list>
                    <text:list-item>
                      <text:p text:style-name="P165">Şu anki y değeri görüntüye dahil mi kontrol et.</text:p>
                      <text:list>
                        <text:list-item>
                          <text:p text:style-name="P166">Eğer ‘y &lt; başlangıç y’ ise dış döngüye devam et.</text:p>
                        </text:list-item>
                        <text:list-item>
                          <text:p text:style-name="P167">Değilse, eğer ‘y &gt;= başlangıç y + yeni yükseklik’ ise dış döngüye devam et.</text:p>
                        </text:list-item>
                      </text:list>
                    </text:list-item>
                  </text:list>
                </text:list-item>
                <text:list-item>
                  <text:p text:style-name="P168"><text:span text:style-name="T103">İç döngü: Her satırdaki sütunların (</text:span><text:span text:style-name="T124">x</text:span><text:span text:style-name="T103">) üzerinde gezin</text:span></text:p>
                  <text:list>
                    <text:list-item>
                      <text:p text:style-name="P169"><text:span text:style-name="T103">Şu anki </text:span><text:span text:style-name="T125">x</text:span><text:span text:style-name="T103"> değeri görüntüye dahil mi kontrol et.</text:span></text:p>
                      <text:list>
                        <text:list-item>
                          <text:p text:style-name="P170"><text:span text:style-name="T103">Eğer ‘</text:span><text:span text:style-name="T126">x</text:span><text:span text:style-name="T103"> &lt; başlangıç </text:span><text:span text:style-name="T126">x</text:span><text:span text:style-name="T103">’ ise </text:span><text:span text:style-name="T127">iç</text:span><text:span text:style-name="T103"> döngüye devam et.</text:span></text:p>
                        </text:list-item>
                        <text:list-item>
                          <text:p text:style-name="P171"><text:span text:style-name="T103">Değilse, eğer ‘</text:span><text:span text:style-name="T126">x</text:span><text:span text:style-name="T103"> &gt;= başlangıç </text:span><text:span text:style-name="T126">x</text:span><text:span text:style-name="T103"> + yeni </text:span><text:span text:style-name="T127">genişlik</text:span><text:span text:style-name="T103">’ ise </text:span><text:span text:style-name="T127">iç </text:span><text:span text:style-name="T103">döngüye devam et.</text:span></text:p>
                        </text:list-item>
                      </text:list>
                    </text:list-item>
                    <text:list-item>
                      <text:p text:style-name="P172"><text:span text:style-name="T97">Döngü ile alınan her piksel verisinin </text:span><text:span text:style-name="T98">(baytlarının)</text:span><text:span text:style-name="T97"> başlangıç </text:span><text:span text:style-name="T98">indeksini</text:span><text:span text:style-name="T97"> belirle.</text:span></text:p>
                    </text:list-item>
                    <text:list-item>
                      <text:p text:style-name="P173"><text:span text:style-name="T123">Oluşturulan boş koleksiyona</text:span><text:span text:style-name="T103">, piksel verisi içindeki </text:span><text:span text:style-name="T128">yeni </text:span><text:span text:style-name="T103">görsele dahil olan pikselleri ekle.</text:span></text:p>
                    </text:list-item>
                  </text:list>
                </text:list-item>
              </text:list>
            </text:list-item>
            <text:list-item>
              <text:p text:style-name="P174"><text:span text:style-name="T103">Yeni piksel v</text:span><text:span text:style-name="T129">erisindeki</text:span><text:span text:style-name="T103"> bayt sayısı, beklenen bayt sayısına (yeni genişlik * yeni yükseklik * piksel başına düşen bayt sayısı) eşit mi kontrol et.</text:span></text:p>
              <text:list>
                <text:list-item>
                  <text:p text:style-name="P175"><text:span text:style-name="T103">Eğer eşit değilse, bir istisna (ValueError) fırlat </text:span><text:span text:style-name="T78">ve işlevi sonlandır.</text:span></text:p>
                </text:list-item>
              </text:list>
            </text:list-item>
            <text:list-item>
              <text:p text:style-name="P176">Ana verideki, görsele ait genişlik bilgisini <text:span text:style-name="T109">yeni genişlik bilgisiyle değiştir</text:span>.</text:p>
            </text:list-item>
            <text:list-item>
              <text:p text:style-name="P177">Ana verideki, görsele ait yükseklik <text:span text:style-name="T109">bilgisini</text:span> <text:span text:style-name="T130">yeni yükseklik bilgisiyle değiştir</text:span>.</text:p>
            </text:list-item>
            <text:list-item>
              <text:p text:style-name="P178">Değer olarak güncellenmiş görsel verisini döndür.</text:p>
            </text:list-item>
          </text:list>
        </text:list-item>
      </text:list>
      <text:p text:style-name="P24"/>
      <text:h text:style-name="P179" text:outline-level="1"><text:span text:style-name="T16">E</text:span><text:span text:style-name="T131">k İşlevler</text:span></text:h>
      <text:p text:style-name="P24"><text:span text:style-name="T16">Açıklama</text:span>: Programın çalışması için gerekli süreçleri yöneten işlevleri sağlar.</text:p>
      <text:p text:style-name="P180"/>
      <text:list xml:id="list4265687383" text:style-name="L24">
        <text:list-item>
          <text:p text:style-name="P181"><text:span text:style-name="T16">get_input (str):</text:span> Kullanıcıdan özel bir metin aracılığıyla veri alır.</text:p>
        </text:list-item>
      </text:list>
      <text:p text:style-name="P24"/>
      <text:p text:style-name="P24"><text:tab/><text:span text:style-name="T132">Satır Algoritması:</text:span></text:p>
      <text:list text:style-name="L25">
        <text:list-item>
          <text:list>
            <text:list-item>
              <text:p text:style-name="P182">Kullanıcıya gösterilmek istenen metni al.</text:p>
            </text:list-item>
            <text:list-item>
              <text:p text:style-name="P183">Alınan metni kullanarak kullanıcıdan bir veri al ve değer olarak <text:span text:style-name="T133">alınan veriyi</text:span> döndür.</text:p>
            </text:list-item>
          </text:list>
        </text:list-item>
      </text:list>
      <text:list xml:id="list191241020911598" text:continue-list="list4265687383" text:style-name="L24">
        <text:list-header>
          <text:p text:style-name="P181"/>
        </text:list-header>
        <text:list-item>
          <text:p text:style-name="P181"><text:span text:style-name="T16">getting_log_f_path (pathlib.Path):</text:span> Kayıt dosyası yolunu <text:span text:style-name="T134">oluşturur</text:span>. (Bu işlem, bakımı daha kolay olması için ayrı bir işlev olarak tanımlanmıştır.)</text:p>
        </text:list-item>
      </text:list>
      <text:p text:style-name="P24"/>
      <text:p text:style-name="P184"><text:tab/><text:span text:style-name="T132">Satır Algoritması:</text:span></text:p>
      <text:list text:style-name="L26">
        <text:list-item>
          <text:list>
            <text:list-item>
              <text:p text:style-name="P185">Kayıt dosyası yolunu <text:span text:style-name="T135">dinamik olarak </text:span>oluştur ve değer olarak <text:span text:style-name="T136">bu yolu</text:span> döndür.</text:p>
            </text:list-item>
          </text:list>
        </text:list-item>
      </text:list>
      <text:list xml:id="list191240669485914" text:continue-list="list191241020911598" text:style-name="L24">
        <text:list-header>
          <text:p text:style-name="P181"/>
        </text:list-header>
        <text:list-item>
          <text:p text:style-name="P181"><text:span text:style-name="T16">resetting_log_f_path (None):</text:span> Kayıtlı dosya yolunu sıfırlamak için gereken süreci işler.</text:p>
        </text:list-item>
      </text:list>
      <text:p text:style-name="P24"/>
      <text:p text:style-name="P184"><text:tab/><text:span text:style-name="T132">Satır Algoritması:</text:span></text:p>
      <text:list text:style-name="L27">
        <text:list-item>
          <text:list>
            <text:list-item>
              <text:p text:style-name="P186">Kayıt dosyası yolunu al.</text:p>
            </text:list-item>
            <text:list-item>
              <text:p text:style-name="P187">Kayıtlı dosya yolunu oku.</text:p>
              <text:list>
                <text:list-item>
                  <text:p text:style-name="P188"><text:span text:style-name="T137">Bu işlem sırasında b</text:span>ir hata oluşursa:</text:p>
                  <text:list>
                    <text:list-item>
                      <text:p text:style-name="P189">Hata<text:span text:style-name="T137">yı yakala ve</text:span> <text:span text:style-name="T138">hataya dair </text:span>bir mesaj yazdır.</text:p>
                    </text:list-item>
                    <text:list-item>
                      <text:p text:style-name="P188"><text:span text:style-name="T139">B</text:span>oş bir değer (None) döndür ve işlevi sonlandır.</text:p>
                    </text:list-item>
                  </text:list>
                </text:list-item>
                <text:list-item>
                  <text:p text:style-name="P190"><text:span text:style-name="T140">Bir hata oluşmazsa işleve devam et.</text:span><text:span text:style-name="T141"><text:tab/><text:tab/></text:span></text:p>
                </text:list-item>
              </text:list>
            </text:list-item>
            <text:list-item>
              <text:p text:style-name="P187">Okunan yolu yazdır.</text:p>
            </text:list-item>
            <text:list-item>
              <text:p text:style-name="P191">Kullanıcıya mevc<text:span text:style-name="T142">u</text:span>t dosya yolunun sıfırlanmak üzere olduğu<text:span text:style-name="T142">n</text:span>u bildiren bir mesaj yazdır.</text:p>
            </text:list-item>
            <text:list-item>
              <text:p text:style-name="P192">Kullanıcıya işleme devam e<text:span text:style-name="T143">dip, etmek istemediğini sor.</text:span></text:p>
              <text:list>
                <text:list-item>
                  <text:p text:style-name="P193">Devam etmek istemezse ana menüye dön.</text:p>
                </text:list-item>
                <text:list-item>
                  <text:p text:style-name="P194">Eğer devam etmek isterse sürece devam et.</text:p>
                </text:list-item>
              </text:list>
            </text:list-item>
            <text:list-item>
              <text:p text:style-name="P195"><text:soft-page-break/>Kayıt dosyasına “Kayıtlı dosya yolu yok.” yazdır.</text:p>
              <text:list>
                <text:list-item>
                  <text:p text:style-name="P196">Bu işlem sırasında bir hata oluşursa:</text:p>
                  <text:list>
                    <text:list-item>
                      <text:p text:style-name="P197">Hata<text:span text:style-name="T137">yı yakala ve</text:span> <text:span text:style-name="T138">hataya dair </text:span>bir mesaj yazdır.</text:p>
                    </text:list-item>
                    <text:list-item>
                      <text:p text:style-name="P198"><text:span text:style-name="T139">B</text:span>oş bir değer (None) döndür ve işlevi sonlandır.</text:p>
                    </text:list-item>
                  </text:list>
                </text:list-item>
                <text:list-item>
                  <text:p text:style-name="P199"><text:span text:style-name="T140">Bir hata oluşmazsa işleve devam et.</text:span><text:span text:style-name="T141"><text:tab/></text:span></text:p>
                </text:list-item>
              </text:list>
            </text:list-item>
            <text:list-item>
              <text:p text:style-name="P200">Sıfırlama işleminin başarılı olduğuna dair bir mesaj yazdır <text:span text:style-name="T144">ve işlevi sonlandır</text:span>.</text:p>
            </text:list-item>
          </text:list>
        </text:list-item>
      </text:list>
      <text:list xml:id="list191240282306267" text:continue-list="list191240669485914" text:style-name="L24">
        <text:list-header>
          <text:p text:style-name="P181"/>
        </text:list-header>
        <text:list-item>
          <text:p text:style-name="P181"><text:span text:style-name="T16">selecting_file_to_process (None):</text:span> İşlenecek dosyanın yolunu oluşturmak ve saklamak için gereken süreci işler.</text:p>
        </text:list-item>
      </text:list>
      <text:p text:style-name="P24"/>
      <text:p text:style-name="P184"><text:tab/><text:span text:style-name="T132">Satır Algoritması:</text:span></text:p>
      <text:list text:style-name="L28">
        <text:list-item>
          <text:list>
            <text:list-item>
              <text:p text:style-name="P201">Kayıt dosyası yolunu al.</text:p>
            </text:list-item>
            <text:list-item>
              <text:p text:style-name="P202">Kayıtlı dosya yolunu oku.</text:p>
              <text:list>
                <text:list-item>
                  <text:p text:style-name="P203"><text:span text:style-name="T137">Bu işlem sırasında b</text:span>ir hata oluşursa:</text:p>
                  <text:list>
                    <text:list-item>
                      <text:p text:style-name="P204">Hata<text:span text:style-name="T137">yı yakala ve</text:span> <text:span text:style-name="T138">hataya dair </text:span>bir mesaj yazdır.</text:p>
                    </text:list-item>
                    <text:list-item>
                      <text:p text:style-name="P203"><text:span text:style-name="T139">B</text:span>oş bir değer (None) döndür ve işlevi sonlandır.</text:p>
                    </text:list-item>
                  </text:list>
                </text:list-item>
                <text:list-item>
                  <text:p text:style-name="P205"><text:span text:style-name="T140">Bir hata oluşmazsa işleve devam et.</text:span><text:span text:style-name="T141"><text:tab/><text:tab/></text:span></text:p>
                </text:list-item>
              </text:list>
            </text:list-item>
            <text:list-item>
              <text:p text:style-name="P202">Okunan yolu yazdır.</text:p>
            </text:list-item>
            <text:list-item>
              <text:p text:style-name="P206">Düzenlenecek görselin tam adını <text:span text:style-name="T145">(uzantı dahil)</text:span> al.</text:p>
            </text:list-item>
            <text:list-item>
              <text:p text:style-name="P207">Kullanıcıya işleme devam e<text:span text:style-name="T143">dip, etmek istemediğini sor.</text:span></text:p>
              <text:list>
                <text:list-item>
                  <text:p text:style-name="P208">Devam etmek istemezse ana menüye dön.</text:p>
                </text:list-item>
                <text:list-item>
                  <text:p text:style-name="P209">Eğer devam etmek isterse sürece devam et.</text:p>
                </text:list-item>
              </text:list>
            </text:list-item>
            <text:list-item>
              <text:p text:style-name="P210">Alınan görsel ismini kull<text:span text:style-name="T146">a</text:span>narak görselin tam yolunu oluştur.</text:p>
            </text:list-item>
            <text:list-item>
              <text:p text:style-name="P211">Oluşturulan dosya yolunu ‘<text:span text:style-name="T147">st</text:span><text:span text:style-name="T148">r</text:span><text:span text:style-name="T147">’</text:span><text:span text:style-name="T149"> olarak</text:span> kayıt dosyasına yazdır.</text:p>
              <text:list>
                <text:list-item>
                  <text:p text:style-name="P212"><text:span text:style-name="T137">Bu işlem sırasında b</text:span>ir hata oluşursa:</text:p>
                  <text:list>
                    <text:list-item>
                      <text:p text:style-name="P213">Hata<text:span text:style-name="T137">yı yakala ve</text:span> <text:span text:style-name="T138">hataya dair </text:span>bir mesaj yazdır.</text:p>
                    </text:list-item>
                    <text:list-item>
                      <text:p text:style-name="P212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14"><text:span text:style-name="T150">Görüntü dosyası seçme</text:span> işleminin başarılı olduğuna dair bir mesaj yazdır <text:span text:style-name="T151">ve işlevi sonlandır</text:span>.</text:p>
            </text:list-item>
          </text:list>
        </text:list-item>
      </text:list>
      <text:list xml:id="list191240193229295" text:continue-list="list191240282306267" text:style-name="L24">
        <text:list-header>
          <text:p text:style-name="P181"/>
        </text:list-header>
        <text:list-item>
          <text:p text:style-name="P181"><text:span text:style-name="T16">image_gridding (None):</text:span> Seçilen görsele ızgara eklemek ve yeni bir dosya olarak kaydetmek için gereken süreci işler.</text:p>
        </text:list-item>
      </text:list>
      <text:p text:style-name="P24"/>
      <text:p text:style-name="P184"><text:tab/><text:span text:style-name="T132">Satır Algoritması:</text:span></text:p>
      <text:list text:style-name="L29">
        <text:list-item>
          <text:list>
            <text:list-item>
              <text:p text:style-name="P215">Ka<text:span text:style-name="T152">yıt dosyasının </text:span><text:span text:style-name="T153">yolunu al.</text:span></text:p>
            </text:list-item>
            <text:list-item>
              <text:p text:style-name="P216">Kayıt dosyasından görselin bulunduğu yol bilgisini oku.</text:p>
              <text:list>
                <text:list-item>
                  <text:p text:style-name="P217"><text:span text:style-name="T137">Bu işlem sırasında b</text:span>ir hata oluşursa:</text:p>
                  <text:list>
                    <text:list-item>
                      <text:p text:style-name="P218">Hata<text:span text:style-name="T137">yı yakala ve</text:span> <text:span text:style-name="T138">hataya dair </text:span>bir mesaj yazdır.</text:p>
                    </text:list-item>
                    <text:list-item>
                      <text:p text:style-name="P217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19">Okunan yol bilgisini ‘str’’den ‘pathlib.Path’’e çevir. <text:span text:style-name="T154">(</text:span><text:span text:style-name="T155">read_image(): validate_path() </text:span><text:span text:style-name="T156">metotlarının</text:span><text:span text:style-name="T155"> hata vermemesi için.</text:span><text:span text:style-name="T154">)</text:span></text:p>
            </text:list-item>
            <text:list-item>
              <text:p text:style-name="P220">Görsel dosyasını oku.</text:p>
              <text:list>
                <text:list-item>
                  <text:p text:style-name="P221"><text:span text:style-name="T137">Bu işlem sırasında b</text:span>ir hata oluşursa:</text:p>
                  <text:list>
                    <text:list-item>
                      <text:p text:style-name="P222">Hata<text:span text:style-name="T137">yı yakala ve</text:span> <text:span text:style-name="T138">hataya dair </text:span>bir mesaj yazdır.</text:p>
                    </text:list-item>
                    <text:list-item>
                      <text:p text:style-name="P221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23">Yeni görselin kaydedileceği ismi al.</text:p>
            </text:list-item>
            <text:list-item>
              <text:p text:style-name="P224">Alınan ismi bir yola dönüştür.</text:p>
              <text:list>
                <text:list-item>
                  <text:p text:style-name="P225"><text:span text:style-name="T137">Bu işlem sırasında b</text:span>ir hata oluşursa:</text:p>
                  <text:list>
                    <text:list-item>
                      <text:p text:style-name="P226">Hata<text:span text:style-name="T137">yı yakala ve</text:span> <text:span text:style-name="T138">hataya dair </text:span>bir mesaj yazdır.</text:p>
                    </text:list-item>
                    <text:list-item>
                      <text:p text:style-name="P225"><text:soft-page-break/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27">Izgara kareleri için bir büyüklük al.</text:p>
            </text:list-item>
            <text:list-item>
              <text:p text:style-name="P228">Izgara çizgileri için bir renk al <text:span text:style-name="T157">ve küçük har</text:span><text:span text:style-name="T158">flere dönüştür.</text:span> </text:p>
            </text:list-item>
            <text:list-item>
              <text:p text:style-name="P229">Alınan renk boş <text:span text:style-name="T18">string</text:span> veya boşluk <text:span text:style-name="T159">mu kontrol et.</text:span></text:p>
              <text:list>
                <text:list-item>
                  <text:p text:style-name="P230"><text:span text:style-name="T160">Boş </text:span><text:span text:style-name="T161">string</text:span><text:span text:style-name="T160"> veya boşluksa</text:span> varsayılan değer olarak ‘beyaz’ al.</text:p>
                </text:list-item>
              </text:list>
            </text:list-item>
            <text:list-item>
              <text:p text:style-name="P231">Kullanıcıya işleme devam e<text:span text:style-name="T143">dip, etmek istemediğini sor.</text:span></text:p>
              <text:list>
                <text:list-item>
                  <text:p text:style-name="P232">Devam etmek istemezse ana menüye dön.</text:p>
                </text:list-item>
                <text:list-item>
                  <text:p text:style-name="P233">Eğer devam etmek isterse sürece devam et.</text:p>
                </text:list-item>
              </text:list>
            </text:list-item>
            <text:list-item>
              <text:p text:style-name="P234">Görsele ızgara ekle.</text:p>
              <text:list>
                <text:list-item>
                  <text:p text:style-name="P235"><text:span text:style-name="T137">Bu işlem sırasında b</text:span>ir hata oluşursa:</text:p>
                  <text:list>
                    <text:list-item>
                      <text:p text:style-name="P236">Hata<text:span text:style-name="T137">yı yakala ve</text:span> <text:span text:style-name="T138">hataya dair </text:span>bir mesaj yazdır.</text:p>
                    </text:list-item>
                    <text:list-item>
                      <text:p text:style-name="P235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37">Izgara eklenen yeni görseli, oluşturulan yola alınan isimde kaydet.</text:p>
            </text:list-item>
            <text:list-item>
              <text:p text:style-name="P238"><text:span text:style-name="T150">Görüntü</text:span><text:span text:style-name="T162">ye</text:span><text:span text:style-name="T150"> </text:span><text:span text:style-name="T163">ızgara </text:span><text:span text:style-name="T162">ekleme</text:span><text:span text:style-name="T163"> </text:span>işleminin başarılı olduğuna dair bir mesaj yazdır <text:span text:style-name="T151">ve işlevi sonlandır</text:span>.</text:p>
            </text:list-item>
          </text:list>
        </text:list-item>
      </text:list>
      <text:list text:continue-list="list191240193229295" text:style-name="L24">
        <text:list-header>
          <text:p text:style-name="P181"/>
        </text:list-header>
        <text:list-item>
          <text:p text:style-name="P181"><text:span text:style-name="T16">image_resizing (None):</text:span> Seçilen görseli yeniden boyutlandırmak ve yeni bir dosya olarak kaydetmek için gereken süreci işler.</text:p>
        </text:list-item>
      </text:list>
      <text:p text:style-name="P24"/>
      <text:p text:style-name="P239"><text:tab/><text:span text:style-name="T164">Satır Algoritması:</text:span></text:p>
      <text:list text:style-name="L30">
        <text:list-item>
          <text:list>
            <text:list-item>
              <text:p text:style-name="P240">Ka<text:span text:style-name="T152">yıt dosyasının </text:span><text:span text:style-name="T153">yolunu al.</text:span></text:p>
            </text:list-item>
            <text:list-item>
              <text:p text:style-name="P241">Kayıt dosyasından görselin bulunduğu yol bilgisini oku.</text:p>
              <text:list>
                <text:list-item>
                  <text:p text:style-name="P242"><text:span text:style-name="T137">Bu işlem sırasında b</text:span>ir hata oluşursa:</text:p>
                  <text:list>
                    <text:list-item>
                      <text:p text:style-name="P243">Hata<text:span text:style-name="T137">yı yakala ve</text:span> <text:span text:style-name="T138">hataya dair </text:span>bir mesaj yazdır.</text:p>
                    </text:list-item>
                    <text:list-item>
                      <text:p text:style-name="P242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44">Okunan yol bilgisini ‘str’’den ‘pathlib.Path’’e çevir. <text:span text:style-name="T154">(</text:span><text:span text:style-name="T155">read_image(): validate_path() </text:span><text:span text:style-name="T156">metotlarının</text:span><text:span text:style-name="T155"> hata vermemesi için.</text:span><text:span text:style-name="T154">)</text:span></text:p>
            </text:list-item>
            <text:list-item>
              <text:p text:style-name="P245">Görsel dosyasını oku.</text:p>
              <text:list>
                <text:list-item>
                  <text:p text:style-name="P242"><text:span text:style-name="T137">Bu işlem sırasında b</text:span>ir hata oluşursa:</text:p>
                  <text:list>
                    <text:list-item>
                      <text:p text:style-name="P243">Hata<text:span text:style-name="T137">yı yakala ve</text:span> <text:span text:style-name="T138">hataya dair </text:span>bir mesaj yazdır.</text:p>
                    </text:list-item>
                    <text:list-item>
                      <text:p text:style-name="P242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46">Yeni görselin kaydedileceği ismi al.</text:p>
            </text:list-item>
            <text:list-item>
              <text:p text:style-name="P247">Alınan ismi bir yola dönüştür.</text:p>
              <text:list>
                <text:list-item>
                  <text:p text:style-name="P248"><text:span text:style-name="T137">Bu işlem sırasında b</text:span>ir hata oluşursa:</text:p>
                  <text:list>
                    <text:list-item>
                      <text:p text:style-name="P249">Hata<text:span text:style-name="T137">yı yakala ve</text:span> <text:span text:style-name="T138">hataya dair </text:span>bir mesaj yazdır.</text:p>
                    </text:list-item>
                    <text:list-item>
                      <text:p text:style-name="P248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50">Görsel için istenilen yeni genişliği al.</text:p>
            </text:list-item>
            <text:list-item>
              <text:p text:style-name="P251">Görsel için istenilen yeni yüksekliği al.</text:p>
            </text:list-item>
            <text:list-item>
              <text:p text:style-name="P252">Boyutlandırmanın başlayacağı yatay konumu (<text:span text:style-name="T165">x</text:span>) al.</text:p>
            </text:list-item>
            <text:list-item>
              <text:p text:style-name="P253">Alınan yatay konuma bir değer verilmiş mi kontrol et.</text:p>
              <text:list>
                <text:list-item>
                  <text:list>
                    <text:list-item>
                      <text:p text:style-name="P253">Verilmemişse varsa<text:span text:style-name="T166">y</text:span>ılan olarak ‘0’ al</text:p>
                    </text:list-item>
                  </text:list>
                </text:list-item>
              </text:list>
            </text:list-item>
            <text:list-item>
              <text:p text:style-name="P254">Boyutlandırmanın başlayacağı <text:span text:style-name="T167">dikey</text:span> konumu (<text:span text:style-name="T168">y</text:span>) al.</text:p>
            </text:list-item>
            <text:list-item>
              <text:p text:style-name="P255"><text:span text:style-name="T169">Alınan </text:span><text:span text:style-name="T170">dikey</text:span><text:span text:style-name="T169"> konuma bir değer verilmiş mi kontrol et.</text:span></text:p>
              <text:list>
                <text:list-item>
                  <text:list>
                    <text:list-item>
                      <text:p text:style-name="P256">Verilmemişse varsa<text:span text:style-name="T166">y</text:span>ılan olarak ‘0’ al</text:p>
                    </text:list-item>
                  </text:list>
                </text:list-item>
              </text:list>
            </text:list-item>
            <text:list-item>
              <text:p text:style-name="P257">Kullanıcıya işleme devam e<text:span text:style-name="T143">dip, etmek istemediğini sor.</text:span></text:p>
              <text:list>
                <text:list-item>
                  <text:p text:style-name="P258">Devam etmek istemezse ana menüye dön.</text:p>
                </text:list-item>
                <text:list-item>
                  <text:p text:style-name="P259">Eğer devam etmek isterse sürece devam et.</text:p>
                </text:list-item>
              </text:list>
            </text:list-item>
            <text:list-item>
              <text:p text:style-name="P260">Görsel<text:span text:style-name="T171">i yeniden boyutlandır</text:span>.</text:p>
              <text:list>
                <text:list-item>
                  <text:p text:style-name="P261"><text:span text:style-name="T137">Bu işlem sırasında b</text:span>ir hata oluşursa:</text:p>
                  <text:list>
                    <text:list-item>
                      <text:p text:style-name="P262"><text:soft-page-break/>Hata<text:span text:style-name="T137">yı yakala ve</text:span> <text:span text:style-name="T138">hataya dair </text:span>bir mesaj yazdır.</text:p>
                    </text:list-item>
                    <text:list-item>
                      <text:p text:style-name="P261"><text:span text:style-name="T139">B</text:span>oş bir değer (None) döndür ve işlevi sonlandır.</text:p>
                    </text:list-item>
                  </text:list>
                </text:list-item>
              </text:list>
            </text:list-item>
            <text:list-item>
              <text:p text:style-name="P263"><text:span text:style-name="T172">Yeniden boyutlandırılan</text:span> yeni görseli, oluşturulan yola alınan isimde kaydet.</text:p>
            </text:list-item>
            <text:list-item>
              <text:p text:style-name="P264"><text:span text:style-name="T173">Yeniden boyutlandır</text:span><text:span text:style-name="T174">ma</text:span><text:span text:style-name="T163"> </text:span>işleminin başarılı olduğuna dair bir mesaj yazdır <text:span text:style-name="T151">ve işlevi sonlandır</text:span>.</text:p>
            </text:list-item>
          </text:list>
        </text:list-item>
      </text:list>
      <text:p text:style-name="P24"/>
      <text:h text:style-name="P45" text:outline-level="1">M<text:span text:style-name="T175">enü </text:span><text:span text:style-name="T176">İşlevleri</text:span></text:h>
      <text:p text:style-name="P24"><text:span text:style-name="T16">Açıklama:</text:span> Program akışını yönetmek ve komut satır arayüzü (CLI) için gereken menü işlevlerini sağlar.</text:p>
      <text:p text:style-name="P265"/>
      <text:list xml:id="list171541589" text:style-name="L31">
        <text:list-item>
          <text:p text:style-name="P266"><text:span text:style-name="T16">continue_processing (None):</text:span> Kullanıcıya mevcut işleme devam edilip, edilmeyeceği sorulur. Cevap evetse işleme devam edilir, hayırsa ana menüye dönülür.</text:p>
        </text:list-item>
      </text:list>
      <text:p text:style-name="P24"/>
      <text:p text:style-name="P267"><text:tab/>Satır Algoritması:</text:p>
      <text:list text:style-name="L32">
        <text:list-item>
          <text:list>
            <text:list-item>
              <text:p text:style-name="P268">Sonsuz döngü başlat.</text:p>
              <text:list>
                <text:list-item>
                  <text:p text:style-name="P268">Kullanıcıdan “<text:span text:style-name="T177">İşleme devam et </text:span><text:span text:style-name="T178">(e/h)</text:span><text:span text:style-name="T177">” için</text:span> <text:span text:style-name="T179">bir giriş al </text:span><text:span text:style-name="T180">ve küçük harflere dönüştür.</text:span></text:p>
                  <text:list>
                    <text:list-item>
                      <text:p text:style-name="P269">e: Evet, işleme devam et.</text:p>
                    </text:list-item>
                    <text:list-item>
                      <text:p text:style-name="P269">h: Hayır, ana menüye dön.</text:p>
                    </text:list-item>
                  </text:list>
                </text:list-item>
                <text:list-item>
                  <text:p text:style-name="P270">Alınan <text:span text:style-name="T181">girişi</text:span> kontr<text:span text:style-name="T182">o</text:span>l et.</text:p>
                  <text:list>
                    <text:list-item>
                      <text:p text:style-name="P271"><text:span text:style-name="T183">Eğer cevap </text:span>hayırsa:</text:p>
                      <text:list>
                        <text:list-item>
                          <text:p text:style-name="P271">“Ana menüye dönülüyor...” yazdır.</text:p>
                        </text:list-item>
                        <text:list-item>
                          <text:p text:style-name="P271"><text:span text:style-name="T184">B</text:span>ir süre bekle <text:span text:style-name="T185">(örneğin 1sn)</text:span>.</text:p>
                        </text:list-item>
                        <text:list-item>
                          <text:p text:style-name="P271"><text:span text:style-name="T184">A</text:span>na menüye dön <text:span text:style-name="T184">ve döngüyü sonlandır.</text:span></text:p>
                        </text:list-item>
                      </text:list>
                    </text:list-item>
                    <text:list-item>
                      <text:p text:style-name="P272">Değilse, eğer cevap evetse, döngüden çık <text:span text:style-name="T186">ve işlevi sessizce son</text:span><text:span text:style-name="T187">l</text:span><text:span text:style-name="T186">andır.</text:span></text:p>
                    </text:list-item>
                    <text:list-item>
                      <text:p text:style-name="P273">Hiçbiri değilse <text:span text:style-name="T188">(cevap geçersizse)</text:span> döngü<text:span text:style-name="T188">ye devam et ve tekrar giriş al.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71541589" text:style-name="L31">
        <text:list-header>
          <text:p text:style-name="P266"/>
        </text:list-header>
        <text:list-item>
          <text:p text:style-name="P266"><text:span text:style-name="T16">main_menu (None):</text:span> Uygulamanın ana menüsünü başlatır. Kullanıcıdan bir işlem seçmesini ister ve seçilen işleme göre ilgili süreci başlatır.</text:p>
        </text:list-item>
      </text:list>
      <text:p text:style-name="P24"/>
      <text:p text:style-name="P267"><text:tab/>Satır Algoritması:</text:p>
      <text:list text:style-name="L33">
        <text:list-item>
          <text:list>
            <text:list-item>
              <text:p text:style-name="P274">Programa ait işlemler ve anahtarlarının olduğu bir koleksiyon oluştur <text:span text:style-name="T189">(örneğin liste)</text:span>.</text:p>
            </text:list-item>
            <text:list-item>
              <text:p text:style-name="P275">Sonsuz döngü başlat.</text:p>
              <text:list>
                <text:list-item>
                  <text:p text:style-name="P276">Program <text:span text:style-name="T190">başlığını</text:span> yazdır.</text:p>
                </text:list-item>
                <text:list-item>
                  <text:p text:style-name="P277"><text:span text:style-name="T191">K</text:span>oleksiyon <text:span text:style-name="T191">elemanları</text:span> için bir döngü başlat.</text:p>
                  <text:list>
                    <text:list-item>
                      <text:p text:style-name="P278">Koleksiyon elemanlarını ekrana yazdır.</text:p>
                    </text:list-item>
                  </text:list>
                </text:list-item>
                <text:list-item>
                  <text:p text:style-name="P275"><text:span text:style-name="T192">Kullanıcıdan </text:span><text:span text:style-name="T193">istenilen işleme ait anahtar</text:span><text:span text:style-name="T192"> için b</text:span><text:span text:style-name="T194">ir giriş al </text:span><text:span text:style-name="T195">ve küçük harflere dönüştür.</text:span></text:p>
                </text:list-item>
                <text:list-item>
                  <text:p text:style-name="P279">Alınan girişi kontrol et.</text:p>
                </text:list-item>
              </text:list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list>
                    <text:list-item>
                      <text:p text:style-name="P280">Eğer <text:span text:style-name="T196">giriş</text:span> ‘<text:span text:style-name="T18">exit</text:span>’ ise:</text:p>
                      <text:list>
                        <text:list-item>
                          <text:p text:style-name="P280">“<text:span text:style-name="T197">Uygulamadan çıkış yapılıyor...” yazdır.</text:span></text:p>
                        </text:list-item>
                        <text:list-item>
                          <text:p text:style-name="P281"><text:span text:style-name="T184">B</text:span>ir süre bekle <text:span text:style-name="T185">(örneğin 1sn)</text:span>.</text:p>
                        </text:list-item>
                        <text:list-item>
                          <text:p text:style-name="P282">Uygulamadan çık.</text:p>
                        </text:list-item>
                      </text:list>
                    </text:list-item>
                    <text:list-item>
                      <text:p text:style-name="P283"><text:span text:style-name="T198">D</text:span><text:span text:style-name="T103">eğilse, eğer giriş ‘0’ ise:</text:span></text:p>
                      <text:list>
                        <text:list-item>
                          <text:p text:style-name="P283"><text:span text:style-name="T103">Sürecin başlığını <text:s/>ya</text:span><text:span text:style-name="T199">z</text:span><text:span text:style-name="T103">dır.</text:span></text:p>
                        </text:list-item>
                        <text:list-item>
                          <text:p text:style-name="P283"><text:span text:style-name="T199">Seçili dosya yolu s</text:span><text:span text:style-name="T103">ıfırlama sürecini başlat.</text:span></text:p>
                        </text:list-item>
                        <text:list-item>
                          <text:p text:style-name="P284"><text:span text:style-name="T184">B</text:span>ir süre bekle <text:span text:style-name="T185">(örneğin 1sn)</text:span>.</text:p>
                        </text:list-item>
                        <text:list-item>
                          <text:p text:style-name="P285">Döngüye devam et ve tekrar listeyi yazdırıp giriş al.</text:p>
                        </text:list-item>
                      </text:list>
                    </text:list-item>
                    <text:list-item>
                      <text:p text:style-name="P286"><text:span text:style-name="T198">D</text:span><text:span text:style-name="T103">eğilse, eğer ‘1’ <text:s/>ise:</text:span></text:p>
                      <text:list>
                        <text:list-item>
                          <text:p text:style-name="P287"><text:soft-page-break/><text:span text:style-name="T103">Sürecin başlığını <text:s/>ya</text:span><text:span text:style-name="T199">z</text:span><text:span text:style-name="T103">dır.</text:span></text:p>
                        </text:list-item>
                        <text:list-item>
                          <text:p text:style-name="P287"><text:span text:style-name="T199">Görüntü dosyası seçme</text:span><text:span text:style-name="T103"> sürecini başlat.</text:span></text:p>
                        </text:list-item>
                        <text:list-item>
                          <text:p text:style-name="P288"><text:span text:style-name="T184">B</text:span>ir süre bekle <text:span text:style-name="T185">(örneğin 1sn)</text:span>.</text:p>
                        </text:list-item>
                        <text:list-item>
                          <text:p text:style-name="P289">Döngüye devam et ve tekrar listeyi yazdırıp giriş al.</text:p>
                        </text:list-item>
                      </text:list>
                    </text:list-item>
                    <text:list-item>
                      <text:p text:style-name="P286"><text:span text:style-name="T198">D</text:span><text:span text:style-name="T103">eğilse, eğer ‘2’ <text:s/>ise:</text:span></text:p>
                      <text:list>
                        <text:list-item>
                          <text:p text:style-name="P287"><text:span text:style-name="T103">Sürecin başlığını <text:s/>ya</text:span><text:span text:style-name="T199">z</text:span><text:span text:style-name="T103">dır.</text:span></text:p>
                        </text:list-item>
                        <text:list-item>
                          <text:p text:style-name="P287"><text:span text:style-name="T199">Resim ızgaralama</text:span><text:span text:style-name="T103"> sürecini başlat.</text:span></text:p>
                        </text:list-item>
                        <text:list-item>
                          <text:p text:style-name="P288"><text:span text:style-name="T184">B</text:span>ir süre bekle <text:span text:style-name="T185">(örneğin 1sn)</text:span>.</text:p>
                        </text:list-item>
                        <text:list-item>
                          <text:p text:style-name="P290">Döngüye devam et ve tekrar listeyi yazdırıp giriş al.</text:p>
                        </text:list-item>
                      </text:list>
                    </text:list-item>
                    <text:list-item>
                      <text:p text:style-name="P286"><text:span text:style-name="T198">D</text:span><text:span text:style-name="T103">eğilse, eğer ‘3’ <text:s/>ise:</text:span></text:p>
                      <text:list>
                        <text:list-item>
                          <text:p text:style-name="P287"><text:span text:style-name="T103">Sürecin başlığını <text:s/>ya</text:span><text:span text:style-name="T199">z</text:span><text:span text:style-name="T103">dır.</text:span></text:p>
                        </text:list-item>
                        <text:list-item>
                          <text:p text:style-name="P287"><text:span text:style-name="T199">Görüntüy</text:span><text:span text:style-name="T200">ü</text:span><text:span text:style-name="T199"> yeniden boyutlandırma </text:span><text:span text:style-name="T103">sürecini başlat.</text:span></text:p>
                        </text:list-item>
                        <text:list-item>
                          <text:p text:style-name="P288"><text:span text:style-name="T184">B</text:span>ir süre bekle <text:span text:style-name="T185">(örneğin 1sn)</text:span>.</text:p>
                        </text:list-item>
                        <text:list-item>
                          <text:p text:style-name="P289">Döngüye devam et ve tekrar listeyi yazdırıp giriş al.</text:p>
                        </text:list-item>
                      </text:list>
                    </text:list-item>
                    <text:list-item>
                      <text:p text:style-name="P291">Hiçbiri değilse <text:span text:style-name="T188">(cevap geçersizse):</text:span></text:p>
                      <text:list>
                        <text:list-item>
                          <text:p text:style-name="P292">Doğru anahtar girilmediğin<text:span text:style-name="T201">e</text:span> dair <text:s/>b<text:span text:style-name="T201">i</text:span>r mesaj yazdır.</text:p>
                        </text:list-item>
                        <text:list-item>
                          <text:p text:style-name="P293"><text:span text:style-name="T184">B</text:span>ir süre bekle <text:span text:style-name="T185">(örneğin 1sn)</text:span>.</text:p>
                        </text:list-item>
                        <text:list-item>
                          <text:p text:style-name="P291"><text:span text:style-name="T202">D</text:span>öngü<text:span text:style-name="T188">ye devam et ve tekrar giriş 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h text:style-name="P295" text:outline-level="1">Ve<text:span text:style-name="T203">r</text:span>siyon Takip Tablosu</text:h>
      <text:p text:style-name="P296"/>
      <table:table table:name="Tablo6" table:style-name="Tablo6">
        <table:table-column table:style-name="Tablo6.A"/>
        <table:table-column table:style-name="Tablo6.B" table:number-columns-repeated="2"/>
        <table:table-column table:style-name="Tablo6.D"/>
        <table:table-row>
          <table:table-cell table:style-name="Tablo6.A1" office:value-type="string">
            <text:p text:style-name="P297"><text:span text:style-name="T204">Versiyon</text:span>:</text:p>
          </table:table-cell>
          <table:table-cell table:style-name="Tablo6.A1" office:value-type="string">
            <text:p text:style-name="P297">Tarih:</text:p>
          </table:table-cell>
          <table:table-cell table:style-name="Tablo6.A1" office:value-type="string">
            <text:p text:style-name="P297">Destekçi:</text:p>
          </table:table-cell>
          <table:table-cell table:style-name="Tablo6.D1" office:value-type="string">
            <text:p text:style-name="P297">Açıklama:</text:p>
          </table:table-cell>
        </table:table-row>
        <table:table-row>
          <table:table-cell table:style-name="Tablo6.A2" office:value-type="string">
            <text:p text:style-name="P298">0.0.0</text:p>
          </table:table-cell>
          <table:table-cell table:style-name="Tablo6.A2" office:value-type="string">
            <text:p text:style-name="P298"><text:span text:style-name="T205">0</text:span><text:span text:style-name="T206">4</text:span>.<text:span text:style-name="T205">01</text:span>.202<text:span text:style-name="T207">5</text:span></text:p>
          </table:table-cell>
          <table:table-cell table:style-name="Tablo6.A2" office:value-type="string">
            <text:p text:style-name="P298">Uruz</text:p>
          </table:table-cell>
          <table:table-cell table:style-name="Tablo6.D2" office:value-type="string">
            <text:p text:style-name="P298">Belgenin ham versiyonu.</text:p>
          </table:table-cell>
        </table:table-row>
        <table:table-row table:style-name="Tablo6.3">
          <table:table-cell table:style-name="Tablo6.A2" office:value-type="string">
            <text:p text:style-name="P299">0.<text:span text:style-name="T208">1</text:span>.<text:span text:style-name="T208">0</text:span></text:p>
          </table:table-cell>
          <table:table-cell table:style-name="Tablo6.A2" office:value-type="string">
            <text:p text:style-name="P300"><text:span text:style-name="T209">08.01</text:span><text:span text:style-name="T210">.202</text:span><text:span text:style-name="T207">5</text:span></text:p>
          </table:table-cell>
          <table:table-cell table:style-name="Tablo6.A2" office:value-type="string">
            <text:p text:style-name="P299">Uruz</text:p>
          </table:table-cell>
          <table:table-cell table:style-name="Tablo6.D2" office:value-type="string">
            <text:p text:style-name="P299">Belgenin ilk versiyonu.</text:p>
          </table:table-cell>
        </table:table-row>
      </table:table>
      <text:p text:style-name="P3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fo:color="#355269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2:50:36.770000000</meta:creation-date>
    <dc:date>2025-01-09T19:12:34.611000000</dc:date>
    <meta:editing-duration>P1DT2H59M30S</meta:editing-duration>
    <meta:editing-cycles>600</meta:editing-cycles>
    <meta:generator>LibreOffice/24.8.4.2$Windows_X86_64 LibreOffice_project/bb3cfa12c7b1bf994ecc5649a80400d06cd71002</meta:generator>
    <meta:print-date>2025-01-07T14:10:20.312000000</meta:print-date>
    <meta:printed-by>PDF dosyaları</meta:printed-by>
    <meta:document-statistic meta:table-count="1" meta:image-count="0" meta:object-count="0" meta:page-count="11" meta:paragraph-count="415" meta:word-count="3148" meta:character-count="20716" meta:non-whitespace-character-count="18277"/>
  </office:meta>
</office:document-meta>
</file>